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9.013cm" fo:margin-left="-1.021cm" table:align="left"/>
    </style:style>
    <style:style style:name="Table1.A" style:family="table-column">
      <style:table-column-properties style:column-width="4.419cm"/>
    </style:style>
    <style:style style:name="Table1.B" style:family="table-column">
      <style:table-column-properties style:column-width="3.413cm"/>
    </style:style>
    <style:style style:name="Table1.C" style:family="table-column">
      <style:table-column-properties style:column-width="3.387cm"/>
    </style:style>
    <style:style style:name="Table1.E" style:family="table-column">
      <style:table-column-properties style:column-width="4.382cm"/>
    </style:style>
    <style:style style:name="Table1.A1" style:family="table-cell">
      <style:table-cell-properties fo:background-color="#00ccff" fo:padding="0.097cm" fo:border="0.05pt solid #000000">
        <style:background-image/>
      </style:table-cell-properties>
    </style:style>
    <style:style style:name="Table1.2" style:family="table-row">
      <style:table-row-properties style:min-row-height="0.831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013cm" fo:margin-left="-1.021cm" table:align="left"/>
    </style:style>
    <style:style style:name="Table2.A" style:family="table-column">
      <style:table-column-properties style:column-width="4.419cm"/>
    </style:style>
    <style:style style:name="Table2.B" style:family="table-column">
      <style:table-column-properties style:column-width="3.413cm"/>
    </style:style>
    <style:style style:name="Table2.C" style:family="table-column">
      <style:table-column-properties style:column-width="3.387cm"/>
    </style:style>
    <style:style style:name="Table2.E" style:family="table-column">
      <style:table-column-properties style:column-width="4.382cm"/>
    </style:style>
    <style:style style:name="Table2.A1" style:family="table-cell">
      <style:table-cell-properties fo:background-color="#00cc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9.013cm" fo:margin-left="-1.021cm" table:align="left"/>
    </style:style>
    <style:style style:name="Table4.A" style:family="table-column">
      <style:table-column-properties style:column-width="4.419cm"/>
    </style:style>
    <style:style style:name="Table4.B" style:family="table-column">
      <style:table-column-properties style:column-width="3.413cm"/>
    </style:style>
    <style:style style:name="Table4.C" style:family="table-column">
      <style:table-column-properties style:column-width="3.387cm"/>
    </style:style>
    <style:style style:name="Table4.E" style:family="table-column">
      <style:table-column-properties style:column-width="4.382cm"/>
    </style:style>
    <style:style style:name="Table4.A1" style:family="table-cell">
      <style:table-cell-properties fo:background-color="#00ccff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none" fo:border-top="none" fo:border-bottom="0.05pt solid #000000"/>
    </style:style>
    <style:style style:name="Table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none" fo:border-top="none" fo:border-bottom="0.05pt solid #000000"/>
    </style:style>
    <style:style style:name="Table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none" fo:border-top="none" fo:border-bottom="0.05pt solid #000000"/>
    </style:style>
    <style:style style:name="Table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none" fo:border-top="none" fo:border-bottom="0.05pt solid #000000"/>
    </style:style>
    <style:style style:name="Table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none" fo:border-top="none" fo:border-bottom="0.05pt solid #000000"/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none" fo:border-top="none" fo:border-bottom="0.05pt solid #000000"/>
    </style:style>
    <style:style style:name="Table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none" fo:border-top="none" fo:border-bottom="0.05pt solid #000000"/>
    </style:style>
    <style:style style:name="Table4.B8" style:family="table-cell">
      <style:table-cell-properties fo:padding="0.097cm" fo:border-left="0.05pt solid #000000" fo:border-right="none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none" fo:border-top="none" fo:border-bottom="0.05pt solid #000000"/>
    </style:style>
    <style:style style:name="Table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none" fo:border-top="none" fo:border-bottom="0.05pt solid #000000"/>
    </style:style>
    <style:style style:name="Table4.B9" style:family="table-cell">
      <style:table-cell-properties fo:padding="0.097cm" fo:border-left="0.05pt solid #000000" fo:border-right="none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none" fo:border-top="none" fo:border-bottom="0.05pt solid #000000"/>
    </style:style>
    <style:style style:name="Table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fo:padding="0.097cm" fo:border-left="0.05pt solid #000000" fo:border-right="none" fo:border-top="none" fo:border-bottom="0.05pt solid #000000"/>
    </style:style>
    <style:style style:name="Table4.B10" style:family="table-cell">
      <style:table-cell-properties fo:padding="0.097cm" fo:border-left="0.05pt solid #000000" fo:border-right="none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none" fo:border-top="none" fo:border-bottom="0.05pt solid #000000"/>
    </style:style>
    <style:style style:name="Table4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fo:padding="0.097cm" fo:border-left="0.05pt solid #000000" fo:border-right="none" fo:border-top="none" fo:border-bottom="0.05pt solid #000000"/>
    </style:style>
    <style:style style:name="Table4.B11" style:family="table-cell">
      <style:table-cell-properties fo:padding="0.097cm" fo:border-left="0.05pt solid #000000" fo:border-right="none" fo:border-top="none" fo:border-bottom="0.05pt solid #000000"/>
    </style:style>
    <style:style style:name="Table4.C11" style:family="table-cell">
      <style:table-cell-properties fo:padding="0.097cm" fo:border-left="0.05pt solid #000000" fo:border-right="none" fo:border-top="none" fo:border-bottom="0.05pt solid #000000"/>
    </style:style>
    <style:style style:name="Table4.D11" style:family="table-cell">
      <style:table-cell-properties fo:padding="0.097cm" fo:border-left="0.05pt solid #000000" fo:border-right="none" fo:border-top="none" fo:border-bottom="0.05pt solid #000000"/>
    </style:style>
    <style:style style:name="Table4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9.013cm" fo:margin-left="-1.021cm" table:align="left"/>
    </style:style>
    <style:style style:name="Tabela2.A" style:family="table-column">
      <style:table-column-properties style:column-width="4.419cm"/>
    </style:style>
    <style:style style:name="Tabela2.B" style:family="table-column">
      <style:table-column-properties style:column-width="3.413cm"/>
    </style:style>
    <style:style style:name="Tabela2.C" style:family="table-column">
      <style:table-column-properties style:column-width="3.387cm"/>
    </style:style>
    <style:style style:name="Tabela2.E" style:family="table-column">
      <style:table-column-properties style:column-width="4.382cm"/>
    </style:style>
    <style:style style:name="Tabela2.A1" style:family="table-cell">
      <style:table-cell-properties fo:background-color="#00ccff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none" fo:border-top="none" fo:border-bottom="0.05pt solid #000000"/>
    </style:style>
    <style:style style:name="Tabe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none" fo:border-top="none" fo:border-bottom="0.05pt solid #000000"/>
    </style:style>
    <style:style style:name="Tabe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9.013cm" fo:margin-left="-1.021cm" table:align="left"/>
    </style:style>
    <style:style style:name="Table5.A" style:family="table-column">
      <style:table-column-properties style:column-width="4.419cm"/>
    </style:style>
    <style:style style:name="Table5.B" style:family="table-column">
      <style:table-column-properties style:column-width="3.413cm"/>
    </style:style>
    <style:style style:name="Table5.C" style:family="table-column">
      <style:table-column-properties style:column-width="3.387cm"/>
    </style:style>
    <style:style style:name="Table5.E" style:family="table-column">
      <style:table-column-properties style:column-width="4.382cm"/>
    </style:style>
    <style:style style:name="Table5.A1" style:family="table-cell">
      <style:table-cell-properties fo:background-color="#00ccff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none" fo:border-top="none" fo:border-bottom="0.05pt solid #000000"/>
    </style:style>
    <style:style style:name="Table5.D3" style:family="table-cell">
      <style:table-cell-properties fo:padding="0.097cm" fo:border-left="0.05pt solid #000000" fo:border-right="none" fo:border-top="none" fo:border-bottom="0.05pt solid #000000"/>
    </style:style>
    <style:style style:name="Table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none" fo:border-top="none" fo:border-bottom="0.05pt solid #000000"/>
    </style:style>
    <style:style style:name="Table5.D4" style:family="table-cell">
      <style:table-cell-properties fo:padding="0.097cm" fo:border-left="0.05pt solid #000000" fo:border-right="none" fo:border-top="none" fo:border-bottom="0.05pt solid #000000"/>
    </style:style>
    <style:style style:name="Table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none" fo:border-top="none" fo:border-bottom="0.05pt solid #000000"/>
    </style:style>
    <style:style style:name="Table5.D5" style:family="table-cell">
      <style:table-cell-properties fo:padding="0.097cm" fo:border-left="0.05pt solid #000000" fo:border-right="none" fo:border-top="none" fo:border-bottom="0.05pt solid #000000"/>
    </style:style>
    <style:style style:name="Table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none" fo:border-top="none" fo:border-bottom="0.05pt solid #000000"/>
    </style:style>
    <style:style style:name="Table5.D6" style:family="table-cell">
      <style:table-cell-properties fo:padding="0.097cm" fo:border-left="0.05pt solid #000000" fo:border-right="none" fo:border-top="none" fo:border-bottom="0.05pt solid #000000"/>
    </style:style>
    <style:style style:name="Table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9.013cm" fo:margin-left="-1.021cm" table:align="left"/>
    </style:style>
    <style:style style:name="Tabela1.A" style:family="table-column">
      <style:table-column-properties style:column-width="4.419cm"/>
    </style:style>
    <style:style style:name="Tabela1.B" style:family="table-column">
      <style:table-column-properties style:column-width="3.413cm"/>
    </style:style>
    <style:style style:name="Tabela1.C" style:family="table-column">
      <style:table-column-properties style:column-width="3.387cm"/>
    </style:style>
    <style:style style:name="Tabela1.E" style:family="table-column">
      <style:table-column-properties style:column-width="4.382cm"/>
    </style:style>
    <style:style style:name="Tabela1.A1" style:family="table-cell">
      <style:table-cell-properties fo:background-color="#00ccff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none" fo:border-top="none" fo:border-bottom="0.05pt solid #000000"/>
    </style:style>
    <style:style style:name="Tabe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none" fo:border-top="none" fo:border-bottom="0.05pt solid #000000"/>
    </style:style>
    <style:style style:name="Tabe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none" fo:border-top="none" fo:border-bottom="0.05pt solid #000000"/>
    </style:style>
    <style:style style:name="Tabe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none" fo:border-top="none" fo:border-bottom="0.05pt solid #000000"/>
    </style:style>
    <style:style style:name="Tabe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13cm" fo:margin-left="-1.021cm" table:align="left"/>
    </style:style>
    <style:style style:name="Table6.A" style:family="table-column">
      <style:table-column-properties style:column-width="4.419cm"/>
    </style:style>
    <style:style style:name="Table6.B" style:family="table-column">
      <style:table-column-properties style:column-width="3.413cm"/>
    </style:style>
    <style:style style:name="Table6.C" style:family="table-column">
      <style:table-column-properties style:column-width="3.387cm"/>
    </style:style>
    <style:style style:name="Table6.E" style:family="table-column">
      <style:table-column-properties style:column-width="4.382cm"/>
    </style:style>
    <style:style style:name="Table6.A1" style:family="table-cell">
      <style:table-cell-properties fo:background-color="#00ccff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none" fo:border-top="none" fo:border-bottom="0.05pt solid #000000"/>
    </style:style>
    <style:style style:name="Table6.D3" style:family="table-cell">
      <style:table-cell-properties fo:padding="0.097cm" fo:border-left="0.05pt solid #000000" fo:border-right="none" fo:border-top="none" fo:border-bottom="0.05pt solid #000000"/>
    </style:style>
    <style:style style:name="Table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none" fo:border-top="none" fo:border-bottom="0.05pt solid #000000"/>
    </style:style>
    <style:style style:name="Table6.D4" style:family="table-cell">
      <style:table-cell-properties fo:padding="0.097cm" fo:border-left="0.05pt solid #000000" fo:border-right="none" fo:border-top="none" fo:border-bottom="0.05pt solid #000000"/>
    </style:style>
    <style:style style:name="Table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B5" style:family="table-cell">
      <style:table-cell-properties fo:padding="0.097cm" fo:border-left="0.05pt solid #000000" fo:border-right="none" fo:border-top="none" fo:border-bottom="0.05pt solid #000000"/>
    </style:style>
    <style:style style:name="Table6.C5" style:family="table-cell">
      <style:table-cell-properties fo:padding="0.097cm" fo:border-left="0.05pt solid #000000" fo:border-right="none" fo:border-top="none" fo:border-bottom="0.05pt solid #000000"/>
    </style:style>
    <style:style style:name="Table6.D5" style:family="table-cell">
      <style:table-cell-properties fo:padding="0.097cm" fo:border-left="0.05pt solid #000000" fo:border-right="none" fo:border-top="none" fo:border-bottom="0.05pt solid #000000"/>
    </style:style>
    <style:style style:name="Table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0.05pt solid #000000" fo:border-right="none" fo:border-top="none" fo:border-bottom="0.05pt solid #000000"/>
    </style:style>
    <style:style style:name="Table6.C6" style:family="table-cell">
      <style:table-cell-properties fo:padding="0.097cm" fo:border-left="0.05pt solid #000000" fo:border-right="none" fo:border-top="none" fo:border-bottom="0.05pt solid #000000"/>
    </style:style>
    <style:style style:name="Table6.D6" style:family="table-cell">
      <style:table-cell-properties fo:padding="0.097cm" fo:border-left="0.05pt solid #000000" fo:border-right="none" fo:border-top="none" fo:border-bottom="0.05pt solid #000000"/>
    </style:style>
    <style:style style:name="Table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7" style:family="table-cell">
      <style:table-cell-properties fo:padding="0.097cm" fo:border-left="0.05pt solid #000000" fo:border-right="none" fo:border-top="none" fo:border-bottom="0.05pt solid #000000"/>
    </style:style>
    <style:style style:name="Table6.B7" style:family="table-cell">
      <style:table-cell-properties fo:padding="0.097cm" fo:border-left="0.05pt solid #000000" fo:border-right="none" fo:border-top="none" fo:border-bottom="0.05pt solid #000000"/>
    </style:style>
    <style:style style:name="Table6.C7" style:family="table-cell">
      <style:table-cell-properties fo:padding="0.097cm" fo:border-left="0.05pt solid #000000" fo:border-right="none" fo:border-top="none" fo:border-bottom="0.05pt solid #000000"/>
    </style:style>
    <style:style style:name="Table6.D7" style:family="table-cell">
      <style:table-cell-properties fo:padding="0.097cm" fo:border-left="0.05pt solid #000000" fo:border-right="none" fo:border-top="none" fo:border-bottom="0.05pt solid #000000"/>
    </style:style>
    <style:style style:name="Table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8" style:family="table-cell">
      <style:table-cell-properties fo:padding="0.097cm" fo:border-left="0.05pt solid #000000" fo:border-right="none" fo:border-top="none" fo:border-bottom="0.05pt solid #000000"/>
    </style:style>
    <style:style style:name="Table6.B8" style:family="table-cell">
      <style:table-cell-properties fo:padding="0.097cm" fo:border-left="0.05pt solid #000000" fo:border-right="none" fo:border-top="none" fo:border-bottom="0.05pt solid #000000"/>
    </style:style>
    <style:style style:name="Table6.C8" style:family="table-cell">
      <style:table-cell-properties fo:padding="0.097cm" fo:border-left="0.05pt solid #000000" fo:border-right="none" fo:border-top="none" fo:border-bottom="0.05pt solid #000000"/>
    </style:style>
    <style:style style:name="Table6.D8" style:family="table-cell">
      <style:table-cell-properties fo:padding="0.097cm" fo:border-left="0.05pt solid #000000" fo:border-right="none" fo:border-top="none" fo:border-bottom="0.05pt solid #000000"/>
    </style:style>
    <style:style style:name="Table6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9.013cm" fo:margin-left="-1.021cm" table:align="left"/>
    </style:style>
    <style:style style:name="Table8.A" style:family="table-column">
      <style:table-column-properties style:column-width="4.419cm"/>
    </style:style>
    <style:style style:name="Table8.B" style:family="table-column">
      <style:table-column-properties style:column-width="3.413cm"/>
    </style:style>
    <style:style style:name="Table8.C" style:family="table-column">
      <style:table-column-properties style:column-width="3.387cm"/>
    </style:style>
    <style:style style:name="Table8.E" style:family="table-column">
      <style:table-column-properties style:column-width="4.382cm"/>
    </style:style>
    <style:style style:name="Table8.A1" style:family="table-cell">
      <style:table-cell-properties fo:background-color="#00ccff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none" fo:border-top="none" fo:border-bottom="0.05pt solid #000000"/>
    </style:style>
    <style:style style:name="Table8.D3" style:family="table-cell">
      <style:table-cell-properties fo:padding="0.097cm" fo:border-left="0.05pt solid #000000" fo:border-right="none" fo:border-top="none" fo:border-bottom="0.05pt solid #000000"/>
    </style:style>
    <style:style style:name="Table8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none" fo:border-top="none" fo:border-bottom="0.05pt solid #000000"/>
    </style:style>
    <style:style style:name="Table8.C4" style:family="table-cell">
      <style:table-cell-properties fo:padding="0.097cm" fo:border-left="0.05pt solid #000000" fo:border-right="none" fo:border-top="none" fo:border-bottom="0.05pt solid #000000"/>
    </style:style>
    <style:style style:name="Table8.D4" style:family="table-cell">
      <style:table-cell-properties fo:padding="0.097cm" fo:border-left="0.05pt solid #000000" fo:border-right="none" fo:border-top="none" fo:border-bottom="0.05pt solid #000000"/>
    </style:style>
    <style:style style:name="Table8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none" fo:border-top="none" fo:border-bottom="0.05pt solid #000000"/>
    </style:style>
    <style:style style:name="Table8.C5" style:family="table-cell">
      <style:table-cell-properties fo:padding="0.097cm" fo:border-left="0.05pt solid #000000" fo:border-right="none" fo:border-top="none" fo:border-bottom="0.05pt solid #000000"/>
    </style:style>
    <style:style style:name="Table8.D5" style:family="table-cell">
      <style:table-cell-properties fo:padding="0.097cm" fo:border-left="0.05pt solid #000000" fo:border-right="none" fo:border-top="none" fo:border-bottom="0.05pt solid #000000"/>
    </style:style>
    <style:style style:name="Table8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none" fo:border-top="none" fo:border-bottom="0.05pt solid #000000"/>
    </style:style>
    <style:style style:name="Table8.C6" style:family="table-cell">
      <style:table-cell-properties fo:padding="0.097cm" fo:border-left="0.05pt solid #000000" fo:border-right="none" fo:border-top="none" fo:border-bottom="0.05pt solid #000000"/>
    </style:style>
    <style:style style:name="Table8.D6" style:family="table-cell">
      <style:table-cell-properties fo:padding="0.097cm" fo:border-left="0.05pt solid #000000" fo:border-right="none" fo:border-top="none" fo:border-bottom="0.05pt solid #000000"/>
    </style:style>
    <style:style style:name="Table8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none" fo:border-top="none" fo:border-bottom="0.05pt solid #000000"/>
    </style:style>
    <style:style style:name="Table8.B7" style:family="table-cell">
      <style:table-cell-properties fo:padding="0.097cm" fo:border-left="0.05pt solid #000000" fo:border-right="none" fo:border-top="none" fo:border-bottom="0.05pt solid #000000"/>
    </style:style>
    <style:style style:name="Table8.C7" style:family="table-cell">
      <style:table-cell-properties fo:padding="0.097cm" fo:border-left="0.05pt solid #000000" fo:border-right="none" fo:border-top="none" fo:border-bottom="0.05pt solid #000000"/>
    </style:style>
    <style:style style:name="Table8.D7" style:family="table-cell">
      <style:table-cell-properties fo:padding="0.097cm" fo:border-left="0.05pt solid #000000" fo:border-right="none" fo:border-top="none" fo:border-bottom="0.05pt solid #000000"/>
    </style:style>
    <style:style style:name="Table8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B8" style:family="table-cell">
      <style:table-cell-properties fo:padding="0.097cm" fo:border-left="0.05pt solid #000000" fo:border-right="none" fo:border-top="none" fo:border-bottom="0.05pt solid #000000"/>
    </style:style>
    <style:style style:name="Table8.C8" style:family="table-cell">
      <style:table-cell-properties fo:padding="0.097cm" fo:border-left="0.05pt solid #000000" fo:border-right="none" fo:border-top="none" fo:border-bottom="0.05pt solid #000000"/>
    </style:style>
    <style:style style:name="Table8.D8" style:family="table-cell">
      <style:table-cell-properties fo:padding="0.097cm" fo:border-left="0.05pt solid #000000" fo:border-right="none" fo:border-top="none" fo:border-bottom="0.05pt solid #000000"/>
    </style:style>
    <style:style style:name="Table8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none" fo:border-top="none" fo:border-bottom="0.05pt solid #000000"/>
    </style:style>
    <style:style style:name="Table8.B9" style:family="table-cell">
      <style:table-cell-properties fo:padding="0.097cm" fo:border-left="0.05pt solid #000000" fo:border-right="none" fo:border-top="none" fo:border-bottom="0.05pt solid #000000"/>
    </style:style>
    <style:style style:name="Table8.C9" style:family="table-cell">
      <style:table-cell-properties fo:padding="0.097cm" fo:border-left="0.05pt solid #000000" fo:border-right="none" fo:border-top="none" fo:border-bottom="0.05pt solid #000000"/>
    </style:style>
    <style:style style:name="Table8.D9" style:family="table-cell">
      <style:table-cell-properties fo:padding="0.097cm" fo:border-left="0.05pt solid #000000" fo:border-right="none" fo:border-top="none" fo:border-bottom="0.05pt solid #000000"/>
    </style:style>
    <style:style style:name="Table8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9.013cm" fo:margin-left="-1.021cm" table:align="left"/>
    </style:style>
    <style:style style:name="Table9.A" style:family="table-column">
      <style:table-column-properties style:column-width="4.419cm"/>
    </style:style>
    <style:style style:name="Table9.B" style:family="table-column">
      <style:table-column-properties style:column-width="3.413cm"/>
    </style:style>
    <style:style style:name="Table9.C" style:family="table-column">
      <style:table-column-properties style:column-width="3.387cm"/>
    </style:style>
    <style:style style:name="Table9.E" style:family="table-column">
      <style:table-column-properties style:column-width="4.382cm"/>
    </style:style>
    <style:style style:name="Table9.A1" style:family="table-cell">
      <style:table-cell-properties fo:background-color="#00ccff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none" fo:border-top="none" fo:border-bottom="0.05pt solid #000000"/>
    </style:style>
    <style:style style:name="Table9.D3" style:family="table-cell">
      <style:table-cell-properties fo:padding="0.097cm" fo:border-left="0.05pt solid #000000" fo:border-right="none" fo:border-top="none" fo:border-bottom="0.05pt solid #000000"/>
    </style:style>
    <style:style style:name="Table9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none" fo:border-top="none" fo:border-bottom="0.05pt solid #000000"/>
    </style:style>
    <style:style style:name="Table9.D4" style:family="table-cell">
      <style:table-cell-properties fo:padding="0.097cm" fo:border-left="0.05pt solid #000000" fo:border-right="none" fo:border-top="none" fo:border-bottom="0.05pt solid #000000"/>
    </style:style>
    <style:style style:name="Table9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none" fo:border-top="none" fo:border-bottom="0.05pt solid #000000"/>
    </style:style>
    <style:style style:name="Table9.C5" style:family="table-cell">
      <style:table-cell-properties fo:padding="0.097cm" fo:border-left="0.05pt solid #000000" fo:border-right="none" fo:border-top="none" fo:border-bottom="0.05pt solid #000000"/>
    </style:style>
    <style:style style:name="Table9.D5" style:family="table-cell">
      <style:table-cell-properties fo:padding="0.097cm" fo:border-left="0.05pt solid #000000" fo:border-right="none" fo:border-top="none" fo:border-bottom="0.05pt solid #000000"/>
    </style:style>
    <style:style style:name="Table9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none" fo:border-top="none" fo:border-bottom="0.05pt solid #000000"/>
    </style:style>
    <style:style style:name="Table9.D6" style:family="table-cell">
      <style:table-cell-properties fo:padding="0.097cm" fo:border-left="0.05pt solid #000000" fo:border-right="none" fo:border-top="none" fo:border-bottom="0.05pt solid #000000"/>
    </style:style>
    <style:style style:name="Table9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none" fo:border-top="none" fo:border-bottom="0.05pt solid #000000"/>
    </style:style>
    <style:style style:name="Table9.B7" style:family="table-cell">
      <style:table-cell-properties fo:padding="0.097cm" fo:border-left="0.05pt solid #000000" fo:border-right="none" fo:border-top="none" fo:border-bottom="0.05pt solid #000000"/>
    </style:style>
    <style:style style:name="Table9.C7" style:family="table-cell">
      <style:table-cell-properties fo:padding="0.097cm" fo:border-left="0.05pt solid #000000" fo:border-right="none" fo:border-top="none" fo:border-bottom="0.05pt solid #000000"/>
    </style:style>
    <style:style style:name="Table9.D7" style:family="table-cell">
      <style:table-cell-properties fo:padding="0.097cm" fo:border-left="0.05pt solid #000000" fo:border-right="none" fo:border-top="none" fo:border-bottom="0.05pt solid #000000"/>
    </style:style>
    <style:style style:name="Table9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8" style:family="table-cell">
      <style:table-cell-properties fo:padding="0.097cm" fo:border-left="0.05pt solid #000000" fo:border-right="none" fo:border-top="none" fo:border-bottom="0.05pt solid #000000"/>
    </style:style>
    <style:style style:name="Table9.B8" style:family="table-cell">
      <style:table-cell-properties fo:padding="0.097cm" fo:border-left="0.05pt solid #000000" fo:border-right="none" fo:border-top="none" fo:border-bottom="0.05pt solid #000000"/>
    </style:style>
    <style:style style:name="Table9.C8" style:family="table-cell">
      <style:table-cell-properties fo:padding="0.097cm" fo:border-left="0.05pt solid #000000" fo:border-right="none" fo:border-top="none" fo:border-bottom="0.05pt solid #000000"/>
    </style:style>
    <style:style style:name="Table9.D8" style:family="table-cell">
      <style:table-cell-properties fo:padding="0.097cm" fo:border-left="0.05pt solid #000000" fo:border-right="none" fo:border-top="none" fo:border-bottom="0.05pt solid #000000"/>
    </style:style>
    <style:style style:name="Table9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9.013cm" fo:margin-left="-1.021cm" table:align="left"/>
    </style:style>
    <style:style style:name="Table10.A" style:family="table-column">
      <style:table-column-properties style:column-width="4.419cm"/>
    </style:style>
    <style:style style:name="Table10.B" style:family="table-column">
      <style:table-column-properties style:column-width="3.413cm"/>
    </style:style>
    <style:style style:name="Table10.C" style:family="table-column">
      <style:table-column-properties style:column-width="3.387cm"/>
    </style:style>
    <style:style style:name="Table10.E" style:family="table-column">
      <style:table-column-properties style:column-width="4.382cm"/>
    </style:style>
    <style:style style:name="Table10.A1" style:family="table-cell">
      <style:table-cell-properties fo:background-color="#00ccff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none" fo:border-top="none" fo:border-bottom="0.05pt solid #000000"/>
    </style:style>
    <style:style style:name="Table10.D2" style:family="table-cell">
      <style:table-cell-properties fo:padding="0.097cm" fo:border-left="0.05pt solid #000000" fo:border-right="none" fo:border-top="none" fo:border-bottom="0.05pt solid #000000"/>
    </style:style>
    <style:style style:name="Table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none" fo:border-top="none" fo:border-bottom="0.05pt solid #000000"/>
    </style:style>
    <style:style style:name="Table10.C3" style:family="table-cell">
      <style:table-cell-properties fo:padding="0.097cm" fo:border-left="0.05pt solid #000000" fo:border-right="none" fo:border-top="none" fo:border-bottom="0.05pt solid #000000"/>
    </style:style>
    <style:style style:name="Table10.D3" style:family="table-cell">
      <style:table-cell-properties fo:padding="0.097cm" fo:border-left="0.05pt solid #000000" fo:border-right="none" fo:border-top="none" fo:border-bottom="0.05pt solid #000000"/>
    </style:style>
    <style:style style:name="Table10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fo:padding="0.097cm" fo:border-left="0.05pt solid #000000" fo:border-right="none" fo:border-top="none" fo:border-bottom="0.05pt solid #000000"/>
    </style:style>
    <style:style style:name="Table10.B4" style:family="table-cell">
      <style:table-cell-properties fo:padding="0.097cm" fo:border-left="0.05pt solid #000000" fo:border-right="none" fo:border-top="none" fo:border-bottom="0.05pt solid #000000"/>
    </style:style>
    <style:style style:name="Table10.C4" style:family="table-cell">
      <style:table-cell-properties fo:padding="0.097cm" fo:border-left="0.05pt solid #000000" fo:border-right="none" fo:border-top="none" fo:border-bottom="0.05pt solid #000000"/>
    </style:style>
    <style:style style:name="Table10.D4" style:family="table-cell">
      <style:table-cell-properties fo:padding="0.097cm" fo:border-left="0.05pt solid #000000" fo:border-right="none" fo:border-top="none" fo:border-bottom="0.05pt solid #000000"/>
    </style:style>
    <style:style style:name="Table10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5" style:family="table-cell">
      <style:table-cell-properties fo:padding="0.097cm" fo:border-left="0.05pt solid #000000" fo:border-right="none" fo:border-top="none" fo:border-bottom="0.05pt solid #000000"/>
    </style:style>
    <style:style style:name="Table10.B5" style:family="table-cell">
      <style:table-cell-properties fo:padding="0.097cm" fo:border-left="0.05pt solid #000000" fo:border-right="none" fo:border-top="none" fo:border-bottom="0.05pt solid #000000"/>
    </style:style>
    <style:style style:name="Table10.C5" style:family="table-cell">
      <style:table-cell-properties fo:padding="0.097cm" fo:border-left="0.05pt solid #000000" fo:border-right="none" fo:border-top="none" fo:border-bottom="0.05pt solid #000000"/>
    </style:style>
    <style:style style:name="Table10.D5" style:family="table-cell">
      <style:table-cell-properties fo:padding="0.097cm" fo:border-left="0.05pt solid #000000" fo:border-right="none" fo:border-top="none" fo:border-bottom="0.05pt solid #000000"/>
    </style:style>
    <style:style style:name="Table10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6" style:family="table-cell">
      <style:table-cell-properties fo:padding="0.097cm" fo:border-left="0.05pt solid #000000" fo:border-right="none" fo:border-top="none" fo:border-bottom="0.05pt solid #000000"/>
    </style:style>
    <style:style style:name="Table10.B6" style:family="table-cell">
      <style:table-cell-properties fo:padding="0.097cm" fo:border-left="0.05pt solid #000000" fo:border-right="none" fo:border-top="none" fo:border-bottom="0.05pt solid #000000"/>
    </style:style>
    <style:style style:name="Table10.C6" style:family="table-cell">
      <style:table-cell-properties fo:padding="0.097cm" fo:border-left="0.05pt solid #000000" fo:border-right="none" fo:border-top="none" fo:border-bottom="0.05pt solid #000000"/>
    </style:style>
    <style:style style:name="Table10.D6" style:family="table-cell">
      <style:table-cell-properties fo:padding="0.097cm" fo:border-left="0.05pt solid #000000" fo:border-right="none" fo:border-top="none" fo:border-bottom="0.05pt solid #000000"/>
    </style:style>
    <style:style style:name="Table10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7" style:family="table-cell">
      <style:table-cell-properties fo:padding="0.097cm" fo:border-left="0.05pt solid #000000" fo:border-right="none" fo:border-top="none" fo:border-bottom="0.05pt solid #000000"/>
    </style:style>
    <style:style style:name="Table10.B7" style:family="table-cell">
      <style:table-cell-properties fo:padding="0.097cm" fo:border-left="0.05pt solid #000000" fo:border-right="none" fo:border-top="none" fo:border-bottom="0.05pt solid #000000"/>
    </style:style>
    <style:style style:name="Table10.C7" style:family="table-cell">
      <style:table-cell-properties fo:padding="0.097cm" fo:border-left="0.05pt solid #000000" fo:border-right="none" fo:border-top="none" fo:border-bottom="0.05pt solid #000000"/>
    </style:style>
    <style:style style:name="Table10.D7" style:family="table-cell">
      <style:table-cell-properties fo:padding="0.097cm" fo:border-left="0.05pt solid #000000" fo:border-right="none" fo:border-top="none" fo:border-bottom="0.05pt solid #000000"/>
    </style:style>
    <style:style style:name="Table10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9.013cm" fo:margin-left="-1.021cm" table:align="left"/>
    </style:style>
    <style:style style:name="Table11.A" style:family="table-column">
      <style:table-column-properties style:column-width="4.419cm"/>
    </style:style>
    <style:style style:name="Table11.B" style:family="table-column">
      <style:table-column-properties style:column-width="3.413cm"/>
    </style:style>
    <style:style style:name="Table11.C" style:family="table-column">
      <style:table-column-properties style:column-width="3.387cm"/>
    </style:style>
    <style:style style:name="Table11.E" style:family="table-column">
      <style:table-column-properties style:column-width="4.382cm"/>
    </style:style>
    <style:style style:name="Table11.A1" style:family="table-cell">
      <style:table-cell-properties fo:background-color="#00ccff" fo:padding="0.097cm" fo:border="0.05pt solid #000000">
        <style:background-image/>
      </style:table-cell-properties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none" fo:border-top="none" fo:border-bottom="0.05pt solid #000000"/>
    </style:style>
    <style:style style:name="Table11.D2" style:family="table-cell">
      <style:table-cell-properties fo:padding="0.097cm" fo:border-left="0.05pt solid #000000" fo:border-right="none" fo:border-top="none" fo:border-bottom="0.05pt solid #000000"/>
    </style:style>
    <style:style style:name="Table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3" style:family="table-cell">
      <style:table-cell-properties fo:padding="0.097cm" fo:border-left="0.05pt solid #000000" fo:border-right="none" fo:border-top="none" fo:border-bottom="0.05pt solid #000000"/>
    </style:style>
    <style:style style:name="Table11.B3" style:family="table-cell">
      <style:table-cell-properties fo:padding="0.097cm" fo:border-left="0.05pt solid #000000" fo:border-right="none" fo:border-top="none" fo:border-bottom="0.05pt solid #000000"/>
    </style:style>
    <style:style style:name="Table11.C3" style:family="table-cell">
      <style:table-cell-properties fo:padding="0.097cm" fo:border-left="0.05pt solid #000000" fo:border-right="none" fo:border-top="none" fo:border-bottom="0.05pt solid #000000"/>
    </style:style>
    <style:style style:name="Table11.D3" style:family="table-cell">
      <style:table-cell-properties fo:padding="0.097cm" fo:border-left="0.05pt solid #000000" fo:border-right="none" fo:border-top="none" fo:border-bottom="0.05pt solid #000000"/>
    </style:style>
    <style:style style:name="Table1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4" style:family="table-cell">
      <style:table-cell-properties fo:padding="0.097cm" fo:border-left="0.05pt solid #000000" fo:border-right="none" fo:border-top="none" fo:border-bottom="0.05pt solid #000000"/>
    </style:style>
    <style:style style:name="Table11.B4" style:family="table-cell">
      <style:table-cell-properties fo:padding="0.097cm" fo:border-left="0.05pt solid #000000" fo:border-right="none" fo:border-top="none" fo:border-bottom="0.05pt solid #000000"/>
    </style:style>
    <style:style style:name="Table11.C4" style:family="table-cell">
      <style:table-cell-properties fo:padding="0.097cm" fo:border-left="0.05pt solid #000000" fo:border-right="none" fo:border-top="none" fo:border-bottom="0.05pt solid #000000"/>
    </style:style>
    <style:style style:name="Table11.D4" style:family="table-cell">
      <style:table-cell-properties fo:padding="0.097cm" fo:border-left="0.05pt solid #000000" fo:border-right="none" fo:border-top="none" fo:border-bottom="0.05pt solid #000000"/>
    </style:style>
    <style:style style:name="Table1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5" style:family="table-cell">
      <style:table-cell-properties fo:padding="0.097cm" fo:border-left="0.05pt solid #000000" fo:border-right="none" fo:border-top="none" fo:border-bottom="0.05pt solid #000000"/>
    </style:style>
    <style:style style:name="Table11.B5" style:family="table-cell">
      <style:table-cell-properties fo:padding="0.097cm" fo:border-left="0.05pt solid #000000" fo:border-right="none" fo:border-top="none" fo:border-bottom="0.05pt solid #000000"/>
    </style:style>
    <style:style style:name="Table11.C5" style:family="table-cell">
      <style:table-cell-properties fo:padding="0.097cm" fo:border-left="0.05pt solid #000000" fo:border-right="none" fo:border-top="none" fo:border-bottom="0.05pt solid #000000"/>
    </style:style>
    <style:style style:name="Table11.D5" style:family="table-cell">
      <style:table-cell-properties fo:padding="0.097cm" fo:border-left="0.05pt solid #000000" fo:border-right="none" fo:border-top="none" fo:border-bottom="0.05pt solid #000000"/>
    </style:style>
    <style:style style:name="Table1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6" style:family="table-cell">
      <style:table-cell-properties fo:padding="0.097cm" fo:border-left="0.05pt solid #000000" fo:border-right="none" fo:border-top="none" fo:border-bottom="0.05pt solid #000000"/>
    </style:style>
    <style:style style:name="Table11.B6" style:family="table-cell">
      <style:table-cell-properties fo:padding="0.097cm" fo:border-left="0.05pt solid #000000" fo:border-right="none" fo:border-top="none" fo:border-bottom="0.05pt solid #000000"/>
    </style:style>
    <style:style style:name="Table11.C6" style:family="table-cell">
      <style:table-cell-properties fo:padding="0.097cm" fo:border-left="0.05pt solid #000000" fo:border-right="none" fo:border-top="none" fo:border-bottom="0.05pt solid #000000"/>
    </style:style>
    <style:style style:name="Table11.D6" style:family="table-cell">
      <style:table-cell-properties fo:padding="0.097cm" fo:border-left="0.05pt solid #000000" fo:border-right="none" fo:border-top="none" fo:border-bottom="0.05pt solid #000000"/>
    </style:style>
    <style:style style:name="Table1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7" style:family="table-cell">
      <style:table-cell-properties fo:padding="0.097cm" fo:border-left="0.05pt solid #000000" fo:border-right="none" fo:border-top="none" fo:border-bottom="0.05pt solid #000000"/>
    </style:style>
    <style:style style:name="Table11.B7" style:family="table-cell">
      <style:table-cell-properties fo:padding="0.097cm" fo:border-left="0.05pt solid #000000" fo:border-right="none" fo:border-top="none" fo:border-bottom="0.05pt solid #000000"/>
    </style:style>
    <style:style style:name="Table11.C7" style:family="table-cell">
      <style:table-cell-properties fo:padding="0.097cm" fo:border-left="0.05pt solid #000000" fo:border-right="none" fo:border-top="none" fo:border-bottom="0.05pt solid #000000"/>
    </style:style>
    <style:style style:name="Table11.D7" style:family="table-cell">
      <style:table-cell-properties fo:padding="0.097cm" fo:border-left="0.05pt solid #000000" fo:border-right="none" fo:border-top="none" fo:border-bottom="0.05pt solid #000000"/>
    </style:style>
    <style:style style:name="Table1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9.013cm" fo:margin-left="-1.021cm" table:align="left"/>
    </style:style>
    <style:style style:name="Table12.A" style:family="table-column">
      <style:table-column-properties style:column-width="4.419cm"/>
    </style:style>
    <style:style style:name="Table12.B" style:family="table-column">
      <style:table-column-properties style:column-width="3.413cm"/>
    </style:style>
    <style:style style:name="Table12.C" style:family="table-column">
      <style:table-column-properties style:column-width="3.387cm"/>
    </style:style>
    <style:style style:name="Table12.E" style:family="table-column">
      <style:table-column-properties style:column-width="4.382cm"/>
    </style:style>
    <style:style style:name="Table12.A1" style:family="table-cell">
      <style:table-cell-properties fo:background-color="#00ccff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none" fo:border-top="none" fo:border-bottom="0.05pt solid #000000"/>
    </style:style>
    <style:style style:name="Table12.D2" style:family="table-cell">
      <style:table-cell-properties fo:padding="0.097cm" fo:border-left="0.05pt solid #000000" fo:border-right="none" fo:border-top="none" fo:border-bottom="0.05pt solid #000000"/>
    </style:style>
    <style:style style:name="Table1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3" style:family="table-cell">
      <style:table-cell-properties fo:padding="0.097cm" fo:border-left="0.05pt solid #000000" fo:border-right="none" fo:border-top="none" fo:border-bottom="0.05pt solid #000000"/>
    </style:style>
    <style:style style:name="Table12.B3" style:family="table-cell">
      <style:table-cell-properties fo:padding="0.097cm" fo:border-left="0.05pt solid #000000" fo:border-right="none" fo:border-top="none" fo:border-bottom="0.05pt solid #000000"/>
    </style:style>
    <style:style style:name="Table12.C3" style:family="table-cell">
      <style:table-cell-properties fo:padding="0.097cm" fo:border-left="0.05pt solid #000000" fo:border-right="none" fo:border-top="none" fo:border-bottom="0.05pt solid #000000"/>
    </style:style>
    <style:style style:name="Table12.D3" style:family="table-cell">
      <style:table-cell-properties fo:padding="0.097cm" fo:border-left="0.05pt solid #000000" fo:border-right="none" fo:border-top="none" fo:border-bottom="0.05pt solid #000000"/>
    </style:style>
    <style:style style:name="Table1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fo:padding="0.097cm" fo:border-left="0.05pt solid #000000" fo:border-right="none" fo:border-top="none" fo:border-bottom="0.05pt solid #000000"/>
    </style:style>
    <style:style style:name="Table12.B4" style:family="table-cell">
      <style:table-cell-properties fo:padding="0.097cm" fo:border-left="0.05pt solid #000000" fo:border-right="none" fo:border-top="none" fo:border-bottom="0.05pt solid #000000"/>
    </style:style>
    <style:style style:name="Table12.C4" style:family="table-cell">
      <style:table-cell-properties fo:padding="0.097cm" fo:border-left="0.05pt solid #000000" fo:border-right="none" fo:border-top="none" fo:border-bottom="0.05pt solid #000000"/>
    </style:style>
    <style:style style:name="Table12.D4" style:family="table-cell">
      <style:table-cell-properties fo:padding="0.097cm" fo:border-left="0.05pt solid #000000" fo:border-right="none" fo:border-top="none" fo:border-bottom="0.05pt solid #000000"/>
    </style:style>
    <style:style style:name="Table1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9.013cm" fo:margin-left="-1.021cm" table:align="left"/>
    </style:style>
    <style:style style:name="Table3.A" style:family="table-column">
      <style:table-column-properties style:column-width="4.419cm"/>
    </style:style>
    <style:style style:name="Table3.B" style:family="table-column">
      <style:table-column-properties style:column-width="3.413cm"/>
    </style:style>
    <style:style style:name="Table3.C" style:family="table-column">
      <style:table-column-properties style:column-width="3.387cm"/>
    </style:style>
    <style:style style:name="Table3.E" style:family="table-column">
      <style:table-column-properties style:column-width="4.382cm"/>
    </style:style>
    <style:style style:name="Table3.A1" style:family="table-cell">
      <style:table-cell-properties fo:background-color="#00ccff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none" fo:border-top="none" fo:border-bottom="0.05pt solid #000000"/>
    </style:style>
    <style:style style:name="Table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9.013cm" fo:margin-left="-1.021cm" table:align="left"/>
    </style:style>
    <style:style style:name="Table13.A" style:family="table-column">
      <style:table-column-properties style:column-width="4.419cm"/>
    </style:style>
    <style:style style:name="Table13.B" style:family="table-column">
      <style:table-column-properties style:column-width="3.413cm"/>
    </style:style>
    <style:style style:name="Table13.C" style:family="table-column">
      <style:table-column-properties style:column-width="3.387cm"/>
    </style:style>
    <style:style style:name="Table13.E" style:family="table-column">
      <style:table-column-properties style:column-width="4.382cm"/>
    </style:style>
    <style:style style:name="Table13.A1" style:family="table-cell">
      <style:table-cell-properties fo:background-color="#00ccff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none" fo:border-top="none" fo:border-bottom="0.05pt solid #000000"/>
    </style:style>
    <style:style style:name="Table13.D2" style:family="table-cell">
      <style:table-cell-properties fo:padding="0.097cm" fo:border-left="0.05pt solid #000000" fo:border-right="none" fo:border-top="none" fo:border-bottom="0.05pt solid #000000"/>
    </style:style>
    <style:style style:name="Table1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3" style:family="table-cell">
      <style:table-cell-properties fo:padding="0.097cm" fo:border-left="0.05pt solid #000000" fo:border-right="none" fo:border-top="none" fo:border-bottom="0.05pt solid #000000"/>
    </style:style>
    <style:style style:name="Table13.B3" style:family="table-cell">
      <style:table-cell-properties fo:padding="0.097cm" fo:border-left="0.05pt solid #000000" fo:border-right="none" fo:border-top="none" fo:border-bottom="0.05pt solid #000000"/>
    </style:style>
    <style:style style:name="Table13.C3" style:family="table-cell">
      <style:table-cell-properties fo:padding="0.097cm" fo:border-left="0.05pt solid #000000" fo:border-right="none" fo:border-top="none" fo:border-bottom="0.05pt solid #000000"/>
    </style:style>
    <style:style style:name="Table13.D3" style:family="table-cell">
      <style:table-cell-properties fo:padding="0.097cm" fo:border-left="0.05pt solid #000000" fo:border-right="none" fo:border-top="none" fo:border-bottom="0.05pt solid #000000"/>
    </style:style>
    <style:style style:name="Table1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4" style:family="table-cell">
      <style:table-cell-properties fo:padding="0.097cm" fo:border-left="0.05pt solid #000000" fo:border-right="none" fo:border-top="none" fo:border-bottom="0.05pt solid #000000"/>
    </style:style>
    <style:style style:name="Table13.B4" style:family="table-cell">
      <style:table-cell-properties fo:padding="0.097cm" fo:border-left="0.05pt solid #000000" fo:border-right="none" fo:border-top="none" fo:border-bottom="0.05pt solid #000000"/>
    </style:style>
    <style:style style:name="Table13.C4" style:family="table-cell">
      <style:table-cell-properties fo:padding="0.097cm" fo:border-left="0.05pt solid #000000" fo:border-right="none" fo:border-top="none" fo:border-bottom="0.05pt solid #000000"/>
    </style:style>
    <style:style style:name="Table13.D4" style:family="table-cell">
      <style:table-cell-properties fo:padding="0.097cm" fo:border-left="0.05pt solid #000000" fo:border-right="none" fo:border-top="none" fo:border-bottom="0.05pt solid #000000"/>
    </style:style>
    <style:style style:name="Table1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013cm" fo:margin-left="-1.021cm" table:align="left"/>
    </style:style>
    <style:style style:name="Table7.A" style:family="table-column">
      <style:table-column-properties style:column-width="4.419cm"/>
    </style:style>
    <style:style style:name="Table7.B" style:family="table-column">
      <style:table-column-properties style:column-width="3.413cm"/>
    </style:style>
    <style:style style:name="Table7.C" style:family="table-column">
      <style:table-column-properties style:column-width="3.387cm"/>
    </style:style>
    <style:style style:name="Table7.E" style:family="table-column">
      <style:table-column-properties style:column-width="4.382cm"/>
    </style:style>
    <style:style style:name="Table7.A1" style:family="table-cell">
      <style:table-cell-properties fo:background-color="#00ccff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none" fo:border-top="none" fo:border-bottom="0.05pt solid #000000"/>
    </style:style>
    <style:style style:name="Table7.C3" style:family="table-cell">
      <style:table-cell-properties fo:padding="0.097cm" fo:border-left="0.05pt solid #000000" fo:border-right="none" fo:border-top="none" fo:border-bottom="0.05pt solid #000000"/>
    </style:style>
    <style:style style:name="Table7.D3" style:family="table-cell">
      <style:table-cell-properties fo:padding="0.097cm" fo:border-left="0.05pt solid #000000" fo:border-right="none" fo:border-top="none" fo:border-bottom="0.05pt solid #000000"/>
    </style:style>
    <style:style style:name="Table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7.B4" style:family="table-cell">
      <style:table-cell-properties fo:padding="0.097cm" fo:border-left="0.05pt solid #000000" fo:border-right="none" fo:border-top="none" fo:border-bottom="0.05pt solid #000000"/>
    </style:style>
    <style:style style:name="Table7.C4" style:family="table-cell">
      <style:table-cell-properties fo:padding="0.097cm" fo:border-left="0.05pt solid #000000" fo:border-right="none" fo:border-top="none" fo:border-bottom="0.05pt solid #000000"/>
    </style:style>
    <style:style style:name="Table7.D4" style:family="table-cell">
      <style:table-cell-properties fo:padding="0.097cm" fo:border-left="0.05pt solid #000000" fo:border-right="none" fo:border-top="none" fo:border-bottom="0.05pt solid #000000"/>
    </style:style>
    <style:style style:name="Table7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9.013cm" fo:margin-left="-1.021cm" table:align="left"/>
    </style:style>
    <style:style style:name="Table14.A" style:family="table-column">
      <style:table-column-properties style:column-width="4.419cm"/>
    </style:style>
    <style:style style:name="Table14.B" style:family="table-column">
      <style:table-column-properties style:column-width="3.413cm"/>
    </style:style>
    <style:style style:name="Table14.C" style:family="table-column">
      <style:table-column-properties style:column-width="3.387cm"/>
    </style:style>
    <style:style style:name="Table14.E" style:family="table-column">
      <style:table-column-properties style:column-width="4.382cm"/>
    </style:style>
    <style:style style:name="Table14.A1" style:family="table-cell">
      <style:table-cell-properties fo:background-color="#00ccff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none" fo:border-top="none" fo:border-bottom="0.05pt solid #000000"/>
    </style:style>
    <style:style style:name="Table14.D2" style:family="table-cell">
      <style:table-cell-properties fo:padding="0.097cm" fo:border-left="0.05pt solid #000000" fo:border-right="none" fo:border-top="none" fo:border-bottom="0.05pt solid #000000"/>
    </style:style>
    <style:style style:name="Table1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3" style:family="table-cell">
      <style:table-cell-properties fo:padding="0.097cm" fo:border-left="0.05pt solid #000000" fo:border-right="none" fo:border-top="none" fo:border-bottom="0.05pt solid #000000"/>
    </style:style>
    <style:style style:name="Table14.B3" style:family="table-cell">
      <style:table-cell-properties fo:padding="0.097cm" fo:border-left="0.05pt solid #000000" fo:border-right="none" fo:border-top="none" fo:border-bottom="0.05pt solid #000000"/>
    </style:style>
    <style:style style:name="Table14.C3" style:family="table-cell">
      <style:table-cell-properties fo:padding="0.097cm" fo:border-left="0.05pt solid #000000" fo:border-right="none" fo:border-top="none" fo:border-bottom="0.05pt solid #000000"/>
    </style:style>
    <style:style style:name="Table14.D3" style:family="table-cell">
      <style:table-cell-properties fo:padding="0.097cm" fo:border-left="0.05pt solid #000000" fo:border-right="none" fo:border-top="none" fo:border-bottom="0.05pt solid #000000"/>
    </style:style>
    <style:style style:name="Table1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4" style:family="table-cell">
      <style:table-cell-properties fo:padding="0.097cm" fo:border-left="0.05pt solid #000000" fo:border-right="none" fo:border-top="none" fo:border-bottom="0.05pt solid #000000"/>
    </style:style>
    <style:style style:name="Table14.B4" style:family="table-cell">
      <style:table-cell-properties fo:padding="0.097cm" fo:border-left="0.05pt solid #000000" fo:border-right="none" fo:border-top="none" fo:border-bottom="0.05pt solid #000000"/>
    </style:style>
    <style:style style:name="Table14.C4" style:family="table-cell">
      <style:table-cell-properties fo:padding="0.097cm" fo:border-left="0.05pt solid #000000" fo:border-right="none" fo:border-top="none" fo:border-bottom="0.05pt solid #000000"/>
    </style:style>
    <style:style style:name="Table14.D4" style:family="table-cell">
      <style:table-cell-properties fo:padding="0.097cm" fo:border-left="0.05pt solid #000000" fo:border-right="none" fo:border-top="none" fo:border-bottom="0.05pt solid #000000"/>
    </style:style>
    <style:style style:name="Table1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9.013cm" fo:margin-left="-1.021cm" table:align="left"/>
    </style:style>
    <style:style style:name="Table15.A" style:family="table-column">
      <style:table-column-properties style:column-width="4.419cm"/>
    </style:style>
    <style:style style:name="Table15.B" style:family="table-column">
      <style:table-column-properties style:column-width="3.413cm"/>
    </style:style>
    <style:style style:name="Table15.C" style:family="table-column">
      <style:table-column-properties style:column-width="3.387cm"/>
    </style:style>
    <style:style style:name="Table15.E" style:family="table-column">
      <style:table-column-properties style:column-width="4.382cm"/>
    </style:style>
    <style:style style:name="Table15.A1" style:family="table-cell">
      <style:table-cell-properties fo:background-color="#00ccff" fo:padding="0.097cm" fo:border="0.05pt solid #000000">
        <style:background-image/>
      </style:table-cell-properties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none" fo:border-top="none" fo:border-bottom="0.05pt solid #000000"/>
    </style:style>
    <style:style style:name="Table15.C2" style:family="table-cell">
      <style:table-cell-properties fo:padding="0.097cm" fo:border-left="0.05pt solid #000000" fo:border-right="none" fo:border-top="none" fo:border-bottom="0.05pt solid #000000"/>
    </style:style>
    <style:style style:name="Table15.D2" style:family="table-cell">
      <style:table-cell-properties fo:padding="0.097cm" fo:border-left="0.05pt solid #000000" fo:border-right="none" fo:border-top="none" fo:border-bottom="0.05pt solid #000000"/>
    </style:style>
    <style:style style:name="Table1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3" style:family="table-cell">
      <style:table-cell-properties fo:padding="0.097cm" fo:border-left="0.05pt solid #000000" fo:border-right="none" fo:border-top="none" fo:border-bottom="0.05pt solid #000000"/>
    </style:style>
    <style:style style:name="Table15.B3" style:family="table-cell">
      <style:table-cell-properties fo:padding="0.097cm" fo:border-left="0.05pt solid #000000" fo:border-right="none" fo:border-top="none" fo:border-bottom="0.05pt solid #000000"/>
    </style:style>
    <style:style style:name="Table15.C3" style:family="table-cell">
      <style:table-cell-properties fo:padding="0.097cm" fo:border-left="0.05pt solid #000000" fo:border-right="none" fo:border-top="none" fo:border-bottom="0.05pt solid #000000"/>
    </style:style>
    <style:style style:name="Table15.D3" style:family="table-cell">
      <style:table-cell-properties fo:padding="0.097cm" fo:border-left="0.05pt solid #000000" fo:border-right="none" fo:border-top="none" fo:border-bottom="0.05pt solid #000000"/>
    </style:style>
    <style:style style:name="Table1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4" style:family="table-cell">
      <style:table-cell-properties fo:padding="0.097cm" fo:border-left="0.05pt solid #000000" fo:border-right="none" fo:border-top="none" fo:border-bottom="0.05pt solid #000000"/>
    </style:style>
    <style:style style:name="Table15.B4" style:family="table-cell">
      <style:table-cell-properties fo:padding="0.097cm" fo:border-left="0.05pt solid #000000" fo:border-right="none" fo:border-top="none" fo:border-bottom="0.05pt solid #000000"/>
    </style:style>
    <style:style style:name="Table15.C4" style:family="table-cell">
      <style:table-cell-properties fo:padding="0.097cm" fo:border-left="0.05pt solid #000000" fo:border-right="none" fo:border-top="none" fo:border-bottom="0.05pt solid #000000"/>
    </style:style>
    <style:style style:name="Table15.D4" style:family="table-cell">
      <style:table-cell-properties fo:padding="0.097cm" fo:border-left="0.05pt solid #000000" fo:border-right="none" fo:border-top="none" fo:border-bottom="0.05pt solid #000000"/>
    </style:style>
    <style:style style:name="Table15.E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06614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36175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642ee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00c85ad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rsid="00006614" officeooo:paragraph-rsid="010b1dde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officeooo:rsid="00067ab6" officeooo:paragraph-rsid="0010433b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officeooo:rsid="00067ab6" officeooo:paragraph-rsid="00108340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officeooo:paragraph-rsid="000d130f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officeooo:paragraph-rsid="000f8b76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officeooo:paragraph-rsid="0010433b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officeooo:paragraph-rsid="00108340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officeooo:paragraph-rsid="01077892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officeooo:paragraph-rsid="000ec7c1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officeooo:paragraph-rsid="011d2c45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officeooo:paragraph-rsid="0121aa22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4902a3" officeooo:paragraph-rsid="0121aa22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4653a3" officeooo:paragraph-rsid="0121d437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006614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8fbd52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913a56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886132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0036175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2pt" officeooo:rsid="00006614" officeooo:paragraph-rsid="01191865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15f7d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21e2b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36175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2pt" officeooo:rsid="00015f7d" officeooo:paragraph-rsid="000c85ad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2pt" officeooo:rsid="0002bb9a" officeooo:paragraph-rsid="0010433b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21e2b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36175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2pt" officeooo:rsid="00021e2b" officeooo:paragraph-rsid="000c85ad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2pt" officeooo:rsid="008aeebd" officeooo:paragraph-rsid="008aeebd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2pt" officeooo:rsid="0000e851" officeooo:paragraph-rsid="0000e851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0f8b76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036175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1cbae2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1d7c6b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1f654a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f59ee7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4069d5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0475b88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1077892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" fo:font-size="12pt" officeooo:rsid="00036175" officeooo:paragraph-rsid="01191865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" fo:font-size="12pt" officeooo:rsid="00167cb4" officeooo:paragraph-rsid="00167cb4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2pt" officeooo:rsid="0028917e" officeooo:paragraph-rsid="0028917e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2pt" officeooo:rsid="000511ee" officeooo:paragraph-rsid="000511ee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2pt" officeooo:rsid="00067ab6" officeooo:paragraph-rsid="0010433b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c85ad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d130f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0f8b76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10433b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size="12pt" officeooo:rsid="000ad510" officeooo:paragraph-rsid="00108340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19d179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0c85ad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023348c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" fo:font-size="12pt" officeooo:rsid="000bcc1d" officeooo:paragraph-rsid="01191865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Times New Roman" fo:font-size="12pt" officeooo:rsid="002464c6" officeooo:paragraph-rsid="002464c6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style:font-name="Times New Roman" fo:font-size="12pt" officeooo:rsid="002852f7" officeooo:paragraph-rsid="002852f7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style:font-name="Times New Roman" fo:font-size="12pt" officeooo:rsid="002852f7" officeooo:paragraph-rsid="010b1dde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02ca07f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02f543c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02da5c3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" fo:font-size="12pt" officeooo:rsid="002ca07f" officeooo:paragraph-rsid="01077892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style:font-name="Times New Roman" fo:font-size="12pt" officeooo:rsid="002da5c3" officeooo:paragraph-rsid="002da5c3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style:font-name="Times New Roman" fo:font-size="12pt" officeooo:rsid="0032c04a" officeooo:paragraph-rsid="0032c04a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style:font-name="Times New Roman" fo:font-size="12pt" officeooo:rsid="000f8b76" officeooo:paragraph-rsid="000f8b76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Times New Roman" fo:font-size="12pt" officeooo:rsid="000f8b76" officeooo:paragraph-rsid="007653eb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style:font-name="Times New Roman" fo:font-size="12pt" officeooo:rsid="000f8b76" officeooo:paragraph-rsid="00771200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style:font-name="Times New Roman" fo:font-size="12pt" officeooo:rsid="0035f672" officeooo:paragraph-rsid="0035f672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style:font-name="Times New Roman" fo:font-size="12pt" officeooo:rsid="00a1dfcc" officeooo:paragraph-rsid="00a1dfcc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039323f" style:font-size-asian="12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03e17e5" style:font-size-asian="12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style:font-name="Times New Roman" fo:font-size="12pt" officeooo:rsid="0039323f" officeooo:paragraph-rsid="003f45ed" style:font-size-asian="12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3a8f0d" style:font-size-asian="12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a76056" style:font-size-asian="12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3e17e5" style:font-size-asian="12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style:font-name="Times New Roman" fo:font-size="12pt" officeooo:rsid="003a8f0d" officeooo:paragraph-rsid="003f45ed" style:font-size-asian="12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style:font-name="Times New Roman" fo:font-size="12pt" officeooo:rsid="00a76056" officeooo:paragraph-rsid="00a76056" style:font-size-asian="12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style:font-name="Times New Roman" fo:font-size="12pt" officeooo:rsid="003d3344" officeooo:paragraph-rsid="003d3344" style:font-size-asian="12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style:font-name="Times New Roman" fo:font-size="12pt" officeooo:rsid="0063d0db" officeooo:paragraph-rsid="0063d0db" style:font-size-asian="12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style:font-name="Times New Roman" fo:font-size="12pt" officeooo:rsid="00ad18ab" officeooo:paragraph-rsid="00ad18ab" style:font-size-asian="12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style:font-name="Times New Roman" fo:font-size="12pt" officeooo:rsid="006f40bd" officeooo:paragraph-rsid="006f40bd" style:font-size-asian="12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style:font-name="Times New Roman" fo:font-size="12pt" officeooo:rsid="00686117" officeooo:paragraph-rsid="00686117" style:font-size-asian="12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style:font-name="Times New Roman" fo:font-size="12pt" officeooo:rsid="006621ad" officeooo:paragraph-rsid="006621ad" style:font-size-asian="12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style:font-name="Times New Roman" fo:font-size="12pt" officeooo:rsid="00b99a2b" officeooo:paragraph-rsid="00b99a2b" style:font-size-asian="12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style:font-name="Times New Roman" fo:font-size="12pt" officeooo:rsid="0069de0a" officeooo:paragraph-rsid="0069de0a" style:font-size-asian="12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style:font-name="Times New Roman" fo:font-size="12pt" officeooo:rsid="00bf2f0c" officeooo:paragraph-rsid="00bf2f0c" style:font-size-asian="12pt" style:font-size-complex="12pt"/>
    </style:style>
    <style:style style:name="P89" style:family="paragraph" style:parent-style-name="Table_20_Contents">
      <style:paragraph-properties fo:text-align="start" style:justify-single-word="false"/>
      <style:text-properties style:font-name="Times New Roman" fo:font-size="12pt" officeooo:rsid="004389f8" officeooo:paragraph-rsid="00472790" style:font-size-asian="12pt" style:font-size-complex="12pt"/>
    </style:style>
    <style:style style:name="P90" style:family="paragraph" style:parent-style-name="Table_20_Contents">
      <style:paragraph-properties fo:text-align="start" style:justify-single-word="false"/>
      <style:text-properties style:font-name="Times New Roman" fo:font-size="12pt" officeooo:rsid="004389f8" officeooo:paragraph-rsid="0121aa22" style:font-size-asian="12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style:font-name="Times New Roman" fo:font-size="12pt" officeooo:rsid="00465db9" officeooo:paragraph-rsid="00465db9" style:font-size-asian="12pt" style:font-size-complex="12pt"/>
    </style:style>
    <style:style style:name="P92" style:family="paragraph" style:parent-style-name="Table_20_Contents">
      <style:paragraph-properties fo:text-align="start" style:justify-single-word="false"/>
      <style:text-properties style:font-name="Times New Roman" fo:font-size="12pt" officeooo:rsid="0044b0c8" officeooo:paragraph-rsid="0044b0c8" style:font-size-asian="12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style:font-name="Times New Roman" fo:font-size="12pt" officeooo:rsid="0044b0c8" officeooo:paragraph-rsid="011d2c45" style:font-size-asian="12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style:font-name="Times New Roman" fo:font-size="12pt" officeooo:rsid="00108340" officeooo:paragraph-rsid="00108340" style:font-size-asian="12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style:font-name="Times New Roman" fo:font-size="12pt" officeooo:rsid="00108340" officeooo:paragraph-rsid="0121aa22" style:font-size-asian="12pt" style:font-size-complex="12pt"/>
    </style:style>
    <style:style style:name="P96" style:family="paragraph" style:parent-style-name="Table_20_Contents">
      <style:paragraph-properties fo:text-align="start" style:justify-single-word="false"/>
      <style:text-properties style:font-name="Times New Roman" fo:font-size="12pt" officeooo:rsid="00472790" officeooo:paragraph-rsid="00472790" style:font-size-asian="12pt" style:font-size-complex="12pt"/>
    </style:style>
    <style:style style:name="P97" style:family="paragraph" style:parent-style-name="Table_20_Contents">
      <style:paragraph-properties fo:text-align="start" style:justify-single-word="false"/>
      <style:text-properties style:font-name="Times New Roman" fo:font-size="12pt" officeooo:rsid="00472790" officeooo:paragraph-rsid="0121aa22" style:font-size-asian="12pt" style:font-size-complex="12pt"/>
    </style:style>
    <style:style style:name="P98" style:family="paragraph" style:parent-style-name="Table_20_Contents">
      <style:paragraph-properties fo:text-align="start" style:justify-single-word="false"/>
      <style:text-properties style:font-name="Times New Roman" fo:font-size="12pt" officeooo:rsid="006d9b13" officeooo:paragraph-rsid="006d9b13" style:font-size-asian="12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style:font-name="Times New Roman" fo:font-size="12pt" officeooo:rsid="00475b88" officeooo:paragraph-rsid="00475b88" style:font-size-asian="12pt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style:font-name="Times New Roman" fo:font-size="12pt" officeooo:rsid="00e0609a" officeooo:paragraph-rsid="00e0609a" style:font-size-asian="12pt" style:font-size-complex="12pt"/>
    </style:style>
    <style:style style:name="P101" style:family="paragraph" style:parent-style-name="Table_20_Contents">
      <style:paragraph-properties fo:text-align="start" style:justify-single-word="false"/>
      <style:text-properties style:font-name="Times New Roman" fo:font-size="12pt" officeooo:rsid="00fb4c82" officeooo:paragraph-rsid="00fb4c82" style:font-size-asian="12pt" style:font-size-complex="12pt"/>
    </style:style>
    <style:style style:name="P102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03" style:family="paragraph" style:parent-style-name="Table_20_Contents">
      <style:paragraph-properties fo:text-align="start" style:justify-single-word="false"/>
      <style:text-properties style:font-name="Times New Roman" fo:font-size="12pt" officeooo:rsid="01077892" officeooo:paragraph-rsid="01077892" style:font-size-asian="12pt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style:font-name="Times New Roman" fo:font-size="12pt" officeooo:rsid="010ef4ec" officeooo:paragraph-rsid="010ef4ec" style:font-size-asian="12pt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style:font-name="Times New Roman" fo:font-size="12pt" officeooo:rsid="01191865" officeooo:paragraph-rsid="01191865" style:font-size-asian="12pt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style:font-name="Times New Roman" fo:font-size="12pt" officeooo:rsid="01191929" officeooo:paragraph-rsid="01191929" style:font-size-asian="12pt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style:font-name="Times New Roman" fo:font-size="12pt" officeooo:rsid="01197410" officeooo:paragraph-rsid="01197410" style:font-size-asian="12pt" style:font-size-complex="12pt"/>
    </style:style>
    <style:style style:name="P108" style:family="paragraph" style:parent-style-name="Table_20_Contents">
      <style:paragraph-properties fo:text-align="start" style:justify-single-word="false"/>
      <style:text-properties style:font-name="Times New Roman" fo:font-size="12pt" officeooo:rsid="011d2c45" officeooo:paragraph-rsid="011d2c45" style:font-size-asian="12pt" style:font-size-complex="12pt"/>
    </style:style>
    <style:style style:name="P109" style:family="paragraph" style:parent-style-name="Table_20_Contents">
      <style:paragraph-properties fo:text-align="start" style:justify-single-word="false"/>
      <style:text-properties style:font-name="Times New Roman" fo:font-size="12pt" officeooo:rsid="0121aa22" officeooo:paragraph-rsid="0121aa22" style:font-size-asian="12pt" style:font-size-complex="12pt"/>
    </style:style>
    <style:style style:name="P110" style:family="paragraph" style:parent-style-name="Table_20_Contents">
      <style:paragraph-properties fo:text-align="start" style:justify-single-word="false"/>
      <style:text-properties style:font-name="Times New Roman" fo:font-size="12pt" officeooo:rsid="0121d437" officeooo:paragraph-rsid="0121d437" style:font-size-asian="12pt" style:font-size-complex="12pt"/>
    </style:style>
    <style:style style:name="P11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06614" style:font-size-asian="12pt" style:font-weight-asian="bold" style:font-size-complex="12pt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36175" style:font-size-asian="12pt" style:font-weight-asian="bold" style:font-size-complex="12pt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c85ad" style:font-size-asian="12pt" style:font-weight-asian="bold" style:font-size-complex="12pt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d130f" style:font-size-asian="12pt" style:font-weight-asian="bold" style:font-size-complex="12pt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ec7c1" style:font-size-asian="12pt" style:font-weight-asian="bold" style:font-size-complex="12pt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0f8b76" style:font-size-asian="12pt" style:font-weight-asian="bold" style:font-size-complex="12pt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10433b" style:font-size-asian="12pt" style:font-weight-asian="bold" style:font-size-complex="12pt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0108340" style:font-size-asian="12pt" style:font-weight-asian="bold" style:font-size-complex="12pt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077892" style:font-size-asian="12pt" style:font-weight-asian="bold" style:font-size-complex="12pt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0b1dde" style:font-size-asian="12pt" style:font-weight-asian="bold" style:font-size-complex="12pt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1d2c45" style:font-size-asian="12pt" style:font-weight-asian="bold" style:font-size-complex="12pt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06614" officeooo:paragraph-rsid="0121aa22" style:font-size-asian="12pt" style:font-weight-asian="bold" style:font-size-complex="12pt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36175" officeooo:paragraph-rsid="00036175" style:font-size-asian="12pt" style:font-weight-asian="bold" style:font-size-complex="12pt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36175" officeooo:paragraph-rsid="000c85ad" style:font-size-asian="12pt" style:font-weight-asian="bold" style:font-size-complex="12pt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0c85ad" style:font-size-asian="12pt" style:font-weight-asian="bold" style:font-size-complex="12pt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0d130f" style:font-size-asian="12pt" style:font-weight-asian="bold" style:font-size-complex="12pt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0f8b76" style:font-size-asian="12pt" style:font-weight-asian="bold" style:font-size-complex="12pt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010433b" style:font-size-asian="12pt" style:font-weight-asian="bold" style:font-size-complex="12pt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67ab6" officeooo:paragraph-rsid="010b1dde" style:font-size-asian="12pt" style:font-weight-asian="bold" style:font-size-complex="12pt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d130f" officeooo:paragraph-rsid="000d130f" style:font-size-asian="12pt" style:font-weight-asian="bold" style:font-size-complex="12pt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d130f" officeooo:paragraph-rsid="010b1dde" style:font-size-asian="12pt" style:font-weight-asian="bold" style:font-size-complex="12pt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ec7c1" officeooo:paragraph-rsid="000ec7c1" style:font-size-asian="12pt" style:font-weight-asian="bold" style:font-size-complex="12pt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ec7c1" officeooo:paragraph-rsid="01077892" style:font-size-asian="12pt" style:font-weight-asian="bold" style:font-size-complex="12pt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00f8b76" style:font-size-asian="12pt" style:font-weight-asian="bold" style:font-size-complex="12pt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07653eb" style:font-size-asian="12pt" style:font-weight-asian="bold" style:font-size-complex="12pt" style:font-weight-complex="bold"/>
    </style:style>
    <style:style style:name="P13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0771200" style:font-size-asian="12pt" style:font-weight-asian="bold" style:font-size-complex="12pt" style:font-weight-complex="bold"/>
    </style:style>
    <style:style style:name="P13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010433b" style:font-size-asian="12pt" style:font-weight-asian="bold" style:font-size-complex="12pt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f8b76" officeooo:paragraph-rsid="01197410" style:font-size-asian="12pt" style:font-weight-asian="bold" style:font-size-complex="12pt" style:font-weight-complex="bold"/>
    </style:style>
    <style:style style:name="P13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653eb" officeooo:paragraph-rsid="007653eb" style:font-size-asian="12pt" style:font-weight-asian="bold" style:font-size-complex="12pt" style:font-weight-complex="bold"/>
    </style:style>
    <style:style style:name="P14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71200" officeooo:paragraph-rsid="00771200" style:font-size-asian="12pt" style:font-weight-asian="bold" style:font-size-complex="12pt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7ac3a0" style:font-size-asian="12pt" style:font-weight-asian="bold" style:font-size-complex="12pt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108340" style:font-size-asian="12pt" style:font-weight-asian="bold" style:font-size-complex="12pt" style:font-weight-complex="bold"/>
    </style:style>
    <style:style style:name="P14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11d2c45" style:font-size-asian="12pt" style:font-weight-asian="bold" style:font-size-complex="12pt" style:font-weight-complex="bold"/>
    </style:style>
    <style:style style:name="P14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121aa22" style:font-size-asian="12pt" style:font-weight-asian="bold" style:font-size-complex="12pt" style:font-weight-complex="bold"/>
    </style:style>
    <style:style style:name="P14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0771200" style:font-size-asian="12pt" style:font-weight-asian="bold" style:font-size-complex="12pt" style:font-weight-complex="bold"/>
    </style:style>
    <style:style style:name="P14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08340" officeooo:paragraph-rsid="01225a48" style:font-size-asian="12pt" style:font-weight-asian="bold" style:font-size-complex="12pt" style:font-weight-complex="bold"/>
    </style:style>
    <style:style style:name="P14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cdcf74" officeooo:paragraph-rsid="00cdcf74" style:font-size-asian="12pt" style:font-weight-asian="bold" style:font-size-complex="12pt" style:font-weight-complex="bold"/>
    </style:style>
    <style:style style:name="P14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f59ee7" officeooo:paragraph-rsid="00f59ee7" style:font-size-asian="12pt" style:font-weight-asian="bold" style:font-size-complex="12pt" style:font-weight-complex="bold"/>
    </style:style>
    <style:style style:name="P14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37b09" officeooo:paragraph-rsid="000ec7c1" style:font-size-asian="12pt" style:font-weight-asian="bold" style:font-size-complex="12pt" style:font-weight-complex="bold"/>
    </style:style>
    <style:style style:name="P15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737b09" officeooo:paragraph-rsid="01077892" style:font-size-asian="12pt" style:font-weight-asian="bold" style:font-size-complex="12pt" style:font-weight-complex="bold"/>
    </style:style>
    <style:style style:name="P15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077892" officeooo:paragraph-rsid="01077892" style:font-size-asian="12pt" style:font-weight-asian="bold" style:font-size-complex="12pt" style:font-weight-complex="bold"/>
    </style:style>
    <style:style style:name="P15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0d3085" officeooo:paragraph-rsid="010d3085" style:font-size-asian="12pt" style:font-weight-asian="bold" style:font-size-complex="12pt" style:font-weight-complex="bold"/>
    </style:style>
    <style:style style:name="P15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0ef4ec" officeooo:paragraph-rsid="010ef4ec" style:font-size-asian="12pt" style:font-weight-asian="bold" style:font-size-complex="12pt" style:font-weight-complex="bold"/>
    </style:style>
    <style:style style:name="P15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191865" officeooo:paragraph-rsid="01191865" style:font-size-asian="12pt" style:font-weight-asian="bold" style:font-size-complex="12pt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191929" officeooo:paragraph-rsid="01191929" style:font-size-asian="12pt" style:font-weight-asian="bold" style:font-size-complex="12pt" style:font-weight-complex="bold"/>
    </style:style>
    <style:style style:name="P15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197410" officeooo:paragraph-rsid="01197410" style:font-size-asian="12pt" style:font-weight-asian="bold" style:font-size-complex="12pt" style:font-weight-complex="bold"/>
    </style:style>
    <style:style style:name="P15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11d2c45" officeooo:paragraph-rsid="011d2c45" style:font-size-asian="12pt" style:font-weight-asian="bold" style:font-size-complex="12pt" style:font-weight-complex="bold"/>
    </style:style>
    <style:style style:name="P158" style:family="paragraph" style:parent-style-name="Standard" style:list-style-name="L1">
      <style:paragraph-properties fo:text-align="start" style:justify-single-word="false"/>
      <style:text-properties style:font-name="Times New Roman" fo:font-size="12pt" officeooo:rsid="00006614" officeooo:paragraph-rsid="00006614" style:font-size-asian="12pt" style:font-size-complex="12pt"/>
    </style:style>
    <style:style style:name="P159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4902a3" officeooo:paragraph-rsid="0121aa22" fo:background-color="transparent" style:font-size-asian="12pt" style:font-weight-asian="bold" style:font-size-complex="12pt" style:font-weight-complex="bold"/>
    </style:style>
    <style:style style:name="P160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4653a3" officeooo:paragraph-rsid="0122de67" fo:background-color="transparent" style:font-size-asian="12pt" style:font-weight-asian="bold" style:font-size-complex="12pt" style:font-weight-complex="bold"/>
    </style:style>
    <style:style style:name="P161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4653a3" officeooo:paragraph-rsid="0121aa22" style:font-size-asian="12pt" style:font-weight-asian="bold" style:font-size-complex="12pt" style:font-weight-complex="bold"/>
    </style:style>
    <style:style style:name="P162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2bb9a" style:font-size-asian="12pt" style:font-size-complex="12pt"/>
    </style:style>
    <style:style style:name="P16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36175" style:font-size-asian="12pt" style:font-size-complex="12pt"/>
    </style:style>
    <style:style style:name="P16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c85ad" style:font-size-asian="12pt" style:font-size-complex="12pt"/>
    </style:style>
    <style:style style:name="P16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d130f" style:font-size-asian="12pt" style:font-size-complex="12pt"/>
    </style:style>
    <style:style style:name="P16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0f8b76" style:font-size-asian="12pt" style:font-size-complex="12pt"/>
    </style:style>
    <style:style style:name="P16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10433b" style:font-size-asian="12pt" style:font-size-complex="12pt"/>
    </style:style>
    <style:style style:name="P16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02bb9a" officeooo:paragraph-rsid="00108340" style:font-size-asian="12pt" style:font-size-complex="12pt"/>
    </style:style>
    <style:style style:name="P169" style:family="paragraph" style:parent-style-name="Table_20_Contents" style:list-style-name="L3">
      <style:paragraph-properties fo:text-align="start" style:justify-single-word="false"/>
      <style:text-properties style:font-name="Times New Roman" fo:font-size="12pt" officeooo:rsid="0002bb9a" officeooo:paragraph-rsid="0002bb9a" style:font-size-asian="12pt" style:font-size-complex="12pt"/>
    </style:style>
    <style:style style:name="P170" style:family="paragraph" style:parent-style-name="Table_20_Contents" style:list-style-name="L4">
      <style:paragraph-properties fo:text-align="start" style:justify-single-word="false"/>
      <style:text-properties style:font-name="Times New Roman" fo:font-size="12pt" officeooo:rsid="0002bb9a" officeooo:paragraph-rsid="00036175" style:font-size-asian="12pt" style:font-size-complex="12pt"/>
    </style:style>
    <style:style style:name="P171" style:family="paragraph" style:parent-style-name="Table_20_Contents" style:list-style-name="L5">
      <style:paragraph-properties fo:text-align="start" style:justify-single-word="false"/>
      <style:text-properties style:font-name="Times New Roman" fo:font-size="12pt" officeooo:rsid="0002bb9a" officeooo:paragraph-rsid="000c85ad" style:font-size-asian="12pt" style:font-size-complex="12pt"/>
    </style:style>
    <style:style style:name="P172" style:family="paragraph" style:parent-style-name="Table_20_Contents">
      <style:paragraph-properties fo:text-align="start" style:justify-single-word="false"/>
      <style:text-properties style:font-name="Times New Roman" fo:font-size="12pt" officeooo:rsid="0002bb9a" officeooo:paragraph-rsid="000c85ad" style:font-size-asian="12pt" style:font-size-complex="12pt"/>
    </style:style>
    <style:style style:name="P173" style:family="paragraph" style:parent-style-name="Table_20_Contents" style:list-style-name="L3">
      <style:paragraph-properties fo:text-align="start" style:justify-single-word="false"/>
      <style:text-properties style:font-name="Times New Roman" fo:font-size="12pt" officeooo:rsid="00981d37" officeooo:paragraph-rsid="00981d37" style:font-size-asian="12pt" style:font-size-complex="12pt"/>
    </style:style>
    <style:style style:name="P174" style:family="paragraph" style:parent-style-name="Table_20_Contents" style:list-style-name="L4">
      <style:paragraph-properties fo:text-align="start" style:justify-single-word="false"/>
      <style:text-properties style:font-name="Times New Roman" fo:font-size="12pt" officeooo:rsid="00067ab6" officeooo:paragraph-rsid="00067ab6" style:font-size-asian="12pt" style:font-size-complex="12pt"/>
    </style:style>
    <style:style style:name="P175" style:family="paragraph" style:parent-style-name="Table_20_Contents" style:list-style-name="L6">
      <style:paragraph-properties fo:text-align="start" style:justify-single-word="false"/>
      <style:text-properties style:font-name="Times New Roman" fo:font-size="12pt" officeooo:rsid="004c643a" officeooo:paragraph-rsid="004c643a" style:font-size-asian="12pt" style:font-size-complex="12pt"/>
    </style:style>
    <style:style style:name="P176" style:family="paragraph" style:parent-style-name="Table_20_Contents" style:list-style-name="L5">
      <style:paragraph-properties fo:text-align="start" style:justify-single-word="false"/>
      <style:text-properties style:font-name="Times New Roman" fo:font-size="12pt" officeooo:rsid="00527fbb" officeooo:paragraph-rsid="00527fbb" style:font-size-asian="12pt" style:font-size-complex="12pt"/>
    </style:style>
    <style:style style:name="P177" style:family="paragraph" style:parent-style-name="Table_20_Contents" style:list-style-name="L5">
      <style:paragraph-properties fo:text-align="start" style:justify-single-word="false"/>
      <style:text-properties style:font-name="Times New Roman" fo:font-size="12pt" officeooo:rsid="01191929" officeooo:paragraph-rsid="01191929" style:font-size-asian="12pt" style:font-size-complex="12pt"/>
    </style:style>
    <style:style style:name="P17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191929" officeooo:paragraph-rsid="01191929" style:font-size-asian="12pt" style:font-size-complex="12pt"/>
    </style:style>
    <style:style style:name="P17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0ef4ec" officeooo:paragraph-rsid="010ef4ec" style:font-size-asian="12pt" style:font-size-complex="12pt"/>
    </style:style>
    <style:style style:name="P18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0a9361" officeooo:paragraph-rsid="010a9361" style:font-size-asian="12pt" style:font-size-complex="12pt"/>
    </style:style>
    <style:style style:name="P18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46e61" officeooo:paragraph-rsid="00546e61" style:font-size-asian="12pt" style:font-size-complex="12pt"/>
    </style:style>
    <style:style style:name="P182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fb4c82" officeooo:paragraph-rsid="01077892" style:font-size-asian="12pt" style:font-size-complex="12pt"/>
    </style:style>
    <style:style style:name="P18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fb4c82" officeooo:paragraph-rsid="00fb4c82" style:font-size-asian="12pt" style:font-size-complex="12pt"/>
    </style:style>
    <style:style style:name="P18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611d1" officeooo:paragraph-rsid="005611d1" style:font-size-asian="12pt" style:font-size-complex="12pt"/>
    </style:style>
    <style:style style:name="P18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611d1" officeooo:paragraph-rsid="006b9347" style:font-size-asian="12pt" style:font-size-complex="12pt"/>
    </style:style>
    <style:style style:name="P18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611d1" officeooo:paragraph-rsid="011d2c45" style:font-size-asian="12pt" style:font-size-complex="12pt"/>
    </style:style>
    <style:style style:name="P18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611d1" officeooo:paragraph-rsid="0121aa22" style:font-size-asian="12pt" style:font-size-complex="12pt"/>
    </style:style>
    <style:style style:name="P18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9ecd88" officeooo:paragraph-rsid="009ecd88" style:font-size-asian="12pt" style:font-size-complex="12pt"/>
    </style:style>
    <style:style style:name="P18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paragraph-rsid="000ec7c1" style:font-size-asian="12pt" style:font-size-complex="12pt"/>
    </style:style>
    <style:style style:name="P19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579290" officeooo:paragraph-rsid="00579290" style:font-size-asian="12pt" style:font-size-complex="12pt"/>
    </style:style>
    <style:style style:name="P19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197410" officeooo:paragraph-rsid="01197410" style:font-size-asian="12pt" style:font-size-complex="12pt"/>
    </style:style>
    <style:style style:name="P192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06b1f" officeooo:paragraph-rsid="00606b1f" style:font-size-asian="12pt" style:font-size-complex="12pt"/>
    </style:style>
    <style:style style:name="P193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18f4e" officeooo:paragraph-rsid="00618f4e" style:font-size-asian="12pt" style:font-size-complex="12pt"/>
    </style:style>
    <style:style style:name="P19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234d3" officeooo:paragraph-rsid="006234d3" style:font-size-asian="12pt" style:font-size-complex="12pt"/>
    </style:style>
    <style:style style:name="P19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3e1d4" officeooo:paragraph-rsid="0063e1d4" style:font-size-asian="12pt" style:font-size-complex="12pt"/>
    </style:style>
    <style:style style:name="P19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3d0db" officeooo:paragraph-rsid="0063d0db" style:font-size-asian="12pt" style:font-size-complex="12pt"/>
    </style:style>
    <style:style style:name="P19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86117" officeooo:paragraph-rsid="00686117" style:font-size-asian="12pt" style:font-size-complex="12pt"/>
    </style:style>
    <style:style style:name="P19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87ea6" officeooo:paragraph-rsid="00687ea6" style:font-size-asian="12pt" style:font-size-complex="12pt"/>
    </style:style>
    <style:style style:name="P19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c3a03" officeooo:paragraph-rsid="006c3a03" style:font-size-asian="12pt" style:font-size-complex="12pt"/>
    </style:style>
    <style:style style:name="P200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c3a03" officeooo:paragraph-rsid="011d2c45" style:font-size-asian="12pt" style:font-size-complex="12pt"/>
    </style:style>
    <style:style style:name="P201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c3a03" officeooo:paragraph-rsid="0121aa22" style:font-size-asian="12pt" style:font-size-complex="12pt"/>
    </style:style>
    <style:style style:name="P202" style:family="paragraph" style:parent-style-name="Table_20_Contents" style:list-style-name="L7">
      <style:paragraph-properties fo:text-align="start" style:justify-single-word="false"/>
      <style:text-properties style:font-name="Times New Roman" fo:font-size="12pt" officeooo:rsid="011d2c45" officeooo:paragraph-rsid="011d2c45" style:font-size-asian="12pt" style:font-size-complex="12pt"/>
    </style:style>
    <style:style style:name="P203" style:family="paragraph" style:parent-style-name="Table_20_Contents" style:list-style-name="L8">
      <style:paragraph-properties fo:text-align="start" style:justify-single-word="false"/>
      <style:text-properties style:font-name="Times New Roman" fo:font-size="12pt" officeooo:rsid="0121aa22" officeooo:paragraph-rsid="0121aa22" style:font-size-asian="12pt" style:font-size-complex="12pt"/>
    </style:style>
    <style:style style:name="P204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b9347" officeooo:paragraph-rsid="006b9347" style:font-size-asian="12pt" style:font-size-complex="12pt"/>
    </style:style>
    <style:style style:name="P205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6b9347" officeooo:paragraph-rsid="0121aa22" style:font-size-asian="12pt" style:font-size-complex="12pt"/>
    </style:style>
    <style:style style:name="P206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d7da10" officeooo:paragraph-rsid="0121aa22" style:font-size-asian="12pt" style:font-size-complex="12pt"/>
    </style:style>
    <style:style style:name="P207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d7da10" officeooo:paragraph-rsid="0122de67" style:font-size-asian="12pt" style:font-size-complex="12pt"/>
    </style:style>
    <style:style style:name="P208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0d751ca" officeooo:paragraph-rsid="00d751ca" style:font-size-asian="12pt" style:font-size-complex="12pt"/>
    </style:style>
    <style:style style:name="P209" style:family="paragraph" style:parent-style-name="Table_20_Contents" style:list-style-name="L2">
      <style:paragraph-properties fo:text-align="start" style:justify-single-word="false"/>
      <style:text-properties style:font-name="Times New Roman" fo:font-size="12pt" officeooo:rsid="0121d437" officeooo:paragraph-rsid="0121d437" style:font-size-asian="12pt" style:font-size-complex="12pt"/>
    </style:style>
    <style:style style:name="T1" style:family="text">
      <style:text-properties officeooo:rsid="00021e2b"/>
    </style:style>
    <style:style style:name="T2" style:family="text">
      <style:text-properties officeooo:rsid="00036175"/>
    </style:style>
    <style:style style:name="T3" style:family="text">
      <style:text-properties officeooo:rsid="00067ab6"/>
    </style:style>
    <style:style style:name="T4" style:family="text">
      <style:text-properties officeooo:rsid="0009f815"/>
    </style:style>
    <style:style style:name="T5" style:family="text">
      <style:text-properties officeooo:rsid="000bcc1d"/>
    </style:style>
    <style:style style:name="T6" style:family="text">
      <style:text-properties officeooo:rsid="000f8b76"/>
    </style:style>
    <style:style style:name="T7" style:family="text">
      <style:text-properties officeooo:rsid="0010433b"/>
    </style:style>
    <style:style style:name="T8" style:family="text">
      <style:text-properties fo:background-color="#ffffff" loext:char-shading-value="0"/>
    </style:style>
    <style:style style:name="T9" style:family="text">
      <style:text-properties officeooo:rsid="001881a2"/>
    </style:style>
    <style:style style:name="T10" style:family="text">
      <style:text-properties officeooo:rsid="0019d179"/>
    </style:style>
    <style:style style:name="T11" style:family="text">
      <style:text-properties officeooo:rsid="002608b8"/>
    </style:style>
    <style:style style:name="T12" style:family="text">
      <style:text-properties officeooo:rsid="002da5c3"/>
    </style:style>
    <style:style style:name="T13" style:family="text">
      <style:text-properties officeooo:rsid="0030ffc2"/>
    </style:style>
    <style:style style:name="T14" style:family="text">
      <style:text-properties officeooo:rsid="003a8f0d"/>
    </style:style>
    <style:style style:name="T15" style:family="text">
      <style:text-properties officeooo:rsid="003e17e5"/>
    </style:style>
    <style:style style:name="T16" style:family="text">
      <style:text-properties officeooo:rsid="0063d0db"/>
    </style:style>
    <style:style style:name="T17" style:family="text">
      <style:text-properties officeooo:rsid="006693f2"/>
    </style:style>
    <style:style style:name="T18" style:family="text">
      <style:text-properties officeooo:rsid="006b9347"/>
    </style:style>
    <style:style style:name="T19" style:family="text">
      <style:text-properties officeooo:rsid="006d9b13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761f74" style:font-weight-asian="bold" style:font-weight-complex="bold"/>
    </style:style>
    <style:style style:name="T22" style:family="text">
      <style:text-properties fo:font-weight="bold" officeooo:rsid="009f07b0" style:font-weight-asian="bold" style:font-weight-complex="bold"/>
    </style:style>
    <style:style style:name="T23" style:family="text">
      <style:text-properties officeooo:rsid="007653eb"/>
    </style:style>
    <style:style style:name="T24" style:family="text">
      <style:text-properties officeooo:rsid="00771200"/>
    </style:style>
    <style:style style:name="T25" style:family="text">
      <style:text-properties officeooo:rsid="00825dbf"/>
    </style:style>
    <style:style style:name="T26" style:family="text">
      <style:text-properties officeooo:rsid="00886132"/>
    </style:style>
    <style:style style:name="T27" style:family="text">
      <style:text-properties officeooo:rsid="008a20fd"/>
    </style:style>
    <style:style style:name="T28" style:family="text">
      <style:text-properties officeooo:rsid="008aeebd"/>
    </style:style>
    <style:style style:name="T29" style:family="text">
      <style:text-properties officeooo:rsid="008cd9a5"/>
    </style:style>
    <style:style style:name="T30" style:family="text">
      <style:text-properties officeooo:rsid="008fbd52"/>
    </style:style>
    <style:style style:name="T31" style:family="text">
      <style:text-properties officeooo:rsid="00913a56"/>
    </style:style>
    <style:style style:name="T32" style:family="text">
      <style:text-properties officeooo:rsid="00937ac3"/>
    </style:style>
    <style:style style:name="T33" style:family="text">
      <style:text-properties officeooo:rsid="0093ad70"/>
    </style:style>
    <style:style style:name="T34" style:family="text">
      <style:text-properties officeooo:rsid="009448da"/>
    </style:style>
    <style:style style:name="T35" style:family="text">
      <style:text-properties officeooo:rsid="0095c2d6"/>
    </style:style>
    <style:style style:name="T36" style:family="text">
      <style:text-properties officeooo:rsid="00985c39"/>
    </style:style>
    <style:style style:name="T37" style:family="text">
      <style:text-properties officeooo:rsid="009dbef2"/>
    </style:style>
    <style:style style:name="T38" style:family="text">
      <style:text-properties officeooo:rsid="00a159e9"/>
    </style:style>
    <style:style style:name="T39" style:family="text">
      <style:text-properties officeooo:rsid="00a53632"/>
    </style:style>
    <style:style style:name="T40" style:family="text">
      <style:text-properties officeooo:rsid="00a76056"/>
    </style:style>
    <style:style style:name="T41" style:family="text">
      <style:text-properties officeooo:rsid="00a870fa"/>
    </style:style>
    <style:style style:name="T42" style:family="text">
      <style:text-properties officeooo:rsid="00a98ed0"/>
    </style:style>
    <style:style style:name="T43" style:family="text">
      <style:text-properties officeooo:rsid="00ab2ada"/>
    </style:style>
    <style:style style:name="T44" style:family="text">
      <style:text-properties officeooo:rsid="00abb66d"/>
    </style:style>
    <style:style style:name="T45" style:family="text">
      <style:text-properties officeooo:rsid="00ad18ab"/>
    </style:style>
    <style:style style:name="T46" style:family="text">
      <style:text-properties officeooo:rsid="00ae7249"/>
    </style:style>
    <style:style style:name="T47" style:family="text">
      <style:text-properties officeooo:rsid="00b900e2"/>
    </style:style>
    <style:style style:name="T48" style:family="text">
      <style:text-properties officeooo:rsid="00b99a2b"/>
    </style:style>
    <style:style style:name="T49" style:family="text">
      <style:text-properties officeooo:rsid="00c32d3f"/>
    </style:style>
    <style:style style:name="T50" style:family="text">
      <style:text-properties officeooo:rsid="00c5c93b"/>
    </style:style>
    <style:style style:name="T51" style:family="text">
      <style:text-properties officeooo:rsid="00ca4791"/>
    </style:style>
    <style:style style:name="T52" style:family="text">
      <style:text-properties officeooo:rsid="00cb10a6"/>
    </style:style>
    <style:style style:name="T53" style:family="text">
      <style:text-properties officeooo:rsid="00cc887b"/>
    </style:style>
    <style:style style:name="T54" style:family="text">
      <style:text-properties officeooo:rsid="00ceface"/>
    </style:style>
    <style:style style:name="T55" style:family="text">
      <style:text-properties officeooo:rsid="00d11061"/>
    </style:style>
    <style:style style:name="T56" style:family="text">
      <style:text-properties officeooo:rsid="00d28c54"/>
    </style:style>
    <style:style style:name="T57" style:family="text">
      <style:text-properties officeooo:rsid="00e0609a"/>
    </style:style>
    <style:style style:name="T58" style:family="text">
      <style:text-properties officeooo:rsid="01077892"/>
    </style:style>
    <style:style style:name="T59" style:family="text">
      <style:text-properties officeooo:rsid="010b1dde"/>
    </style:style>
    <style:style style:name="T60" style:family="text">
      <style:text-properties officeooo:rsid="010d3085"/>
    </style:style>
    <style:style style:name="T61" style:family="text">
      <style:text-properties officeooo:rsid="010ef4ec"/>
    </style:style>
    <style:style style:name="T62" style:family="text">
      <style:text-properties officeooo:rsid="01191865"/>
    </style:style>
    <style:style style:name="T63" style:family="text">
      <style:text-properties officeooo:rsid="01191929"/>
    </style:style>
    <style:style style:name="T64" style:family="text">
      <style:text-properties officeooo:rsid="01197410"/>
    </style:style>
    <style:style style:name="T65" style:family="text">
      <style:text-properties officeooo:rsid="011bad00"/>
    </style:style>
    <style:style style:name="T66" style:family="text">
      <style:text-properties officeooo:rsid="011d2c45"/>
    </style:style>
    <style:style style:name="T67" style:family="text">
      <style:text-properties officeooo:rsid="0121aa22"/>
    </style:style>
    <style:style style:name="T68" style:family="text">
      <style:text-properties officeooo:rsid="0014e746" fo:background-color="transparent" loext:char-shading-value="0"/>
    </style:style>
    <style:style style:name="T69" style:family="text">
      <style:text-properties officeooo:rsid="004902a3" fo:background-color="transparent" loext:char-shading-value="0"/>
    </style:style>
    <style:style style:name="T70" style:family="text">
      <style:text-properties style:text-underline-style="none" fo:font-weight="normal" officeooo:rsid="004902a3" fo:background-color="transparent" loext:char-shading-value="0" style:font-weight-asian="normal" style:font-weight-complex="normal"/>
    </style:style>
    <style:style style:name="T71" style:family="text">
      <style:text-properties style:text-underline-style="none" officeooo:rsid="004653a3"/>
    </style:style>
    <style:style style:name="T72" style:family="text">
      <style:text-properties fo:font-weight="normal" officeooo:rsid="000da5d4" style:font-weight-asian="normal" style:font-weight-complex="normal"/>
    </style:style>
    <style:style style:name="T73" style:family="text">
      <style:text-properties officeooo:rsid="004653a3"/>
    </style:style>
    <style:style style:name="T74" style:family="text">
      <style:text-properties officeooo:rsid="0121d437"/>
    </style:style>
    <style:style style:name="T75" style:family="text">
      <style:text-properties officeooo:rsid="01220954"/>
    </style:style>
    <style:style style:name="T76" style:family="text">
      <style:text-properties officeooo:rsid="000e71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list xml:id="list1082865563107523924" text:style-name="L1">
        <text:list-item>
          <text:p text:style-name="P158">DICIONARIO DE DADOS LÓGICO</text:p>
        </text:list-item>
      </text:list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table:number-columns-spanned="5" office:value-type="string">
            <text:p text:style-name="P19"/>
            <text:p text:style-name="P111">CADASTRO: relação que armazena os dados <text:span text:style-name="T29">de cada cadastro de um hóspede</text:span></text:p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4" office:value-type="string">
            <text:p text:style-name="P111">Atributo </text:p>
          </table:table-cell>
          <table:table-cell table:style-name="Table1.D14" office:value-type="string">
            <text:p text:style-name="P111">Descrição</text:p>
          </table:table-cell>
          <table:table-cell table:style-name="Table1.C14" office:value-type="string">
            <text:p text:style-name="P111">Tipo</text:p>
          </table:table-cell>
          <table:table-cell table:style-name="Table1.D14" office:value-type="string">
            <text:p text:style-name="P111">Domínio</text:p>
          </table:table-cell>
          <table:table-cell table:style-name="Table1.E14" office:value-type="string">
            <text:p text:style-name="P111">Restrição</text:p>
          </table:table-cell>
        </table:table-row>
        <table:table-row>
          <table:table-cell table:style-name="Table1.A14" office:value-type="string">
            <text:p text:style-name="P111">CPF</text:p>
          </table:table-cell>
          <table:table-cell table:style-name="Table1.D14" office:value-type="string">
            <text:p text:style-name="P19">Atributo que representa o CPF<text:span text:style-name="T25"> </text:span>do <text:span text:style-name="T30">cadastro de um</text:span> hóspede</text:p>
          </table:table-cell>
          <table:table-cell table:style-name="Table1.C14" office:value-type="string">
            <text:p text:style-name="P25">String(11)</text:p>
          </table:table-cell>
          <table:table-cell table:style-name="Table1.D14" office:value-type="string">
            <text:p text:style-name="P26">String(11)</text:p>
          </table:table-cell>
          <table:table-cell table:style-name="Table1.E14" office:value-type="string">
            <text:list xml:id="list1878343404687239833" text:style-name="L2">
              <text:list-item>
                <text:p text:style-name="P162">Chave Primaria</text:p>
              </text:list-item>
            </text:list>
          </table:table-cell>
        </table:table-row>
        <table:table-row>
          <table:table-cell table:style-name="Table1.A14" office:value-type="string">
            <text:p text:style-name="P111">DataNascimento</text:p>
          </table:table-cell>
          <table:table-cell table:style-name="Table1.D14" office:value-type="string">
            <text:p text:style-name="P20">Atributo que representa a data de nascimento do cadastro de um hóspede</text:p>
          </table:table-cell>
          <table:table-cell table:style-name="Table1.C14" office:value-type="string">
            <text:p text:style-name="P25">Date</text:p>
          </table:table-cell>
          <table:table-cell table:style-name="Table1.D14" office:value-type="string">
            <text:p text:style-name="P30"><text:s/>dd/mm/yyyy</text:p>
          </table:table-cell>
          <table:table-cell table:style-name="Table1.E14" office:value-type="string">
            <text:list xml:id="list236042838904933119" text:style-name="L3">
              <text:list-item>
                <text:p text:style-name="P169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1">E-mail</text:p>
          </table:table-cell>
          <table:table-cell table:style-name="Table1.D14" office:value-type="string">
            <text:p text:style-name="P20">Atributo que representa o e-mail do <text:span text:style-name="T30">cadastro de um </text:span>hóspede </text:p>
          </table:table-cell>
          <table:table-cell table:style-name="Table1.C14" office:value-type="string">
            <text:p text:style-name="P25">String(100)</text:p>
          </table:table-cell>
          <table:table-cell table:style-name="Table1.D14" office:value-type="string">
            <text:p text:style-name="P26">String(100)</text:p>
          </table:table-cell>
          <table:table-cell table:style-name="Table1.E14" office:value-type="string">
            <text:list xml:id="list205631283969022" text:continue-numbering="true" text:style-name="L3">
              <text:list-item>
                <text:p text:style-name="P173">Não nulo</text:p>
              </text:list-item>
              <text:list-item>
                <text:p text:style-name="P173">Único</text:p>
              </text:list-item>
            </text:list>
          </table:table-cell>
        </table:table-row>
        <table:table-row>
          <table:table-cell table:style-name="Table1.A14" office:value-type="string">
            <text:p text:style-name="P111">Senha</text:p>
          </table:table-cell>
          <table:table-cell table:style-name="Table1.D14" office:value-type="string">
            <text:p text:style-name="P20">Atributo <text:span text:style-name="T31">que</text:span> representa a senha do <text:span text:style-name="T30">cadastro de um hóspede</text:span></text:p>
          </table:table-cell>
          <table:table-cell table:style-name="Table1.C14" office:value-type="string">
            <text:p text:style-name="P25">String(50)</text:p>
          </table:table-cell>
          <table:table-cell table:style-name="Table1.D14" office:value-type="string">
            <text:p text:style-name="P26">String(<text:span text:style-name="T1">5</text:span>0)</text:p>
          </table:table-cell>
          <table:table-cell table:style-name="Table1.E14" office:value-type="string">
            <text:list xml:id="list205630385230154" text:continue-numbering="true" text:style-name="L3">
              <text:list-item>
                <text:p text:style-name="P169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1">Nome</text:p>
          </table:table-cell>
          <table:table-cell table:style-name="Table1.D14" office:value-type="string">
            <text:p text:style-name="P21">Atributo <text:span text:style-name="T31">que</text:span> representa o nome do <text:span text:style-name="T30">cadastro de um </text:span>hóspede</text:p>
          </table:table-cell>
          <table:table-cell table:style-name="Table1.C14" office:value-type="string">
            <text:p text:style-name="P25">String(100)</text:p>
          </table:table-cell>
          <table:table-cell table:style-name="Table1.D14" office:value-type="string">
            <text:p text:style-name="P26">String(100)</text:p>
          </table:table-cell>
          <table:table-cell table:style-name="Table1.E14" office:value-type="string">
            <text:list xml:id="list205630926697468" text:continue-numbering="true" text:style-name="L3">
              <text:list-item>
                <text:p text:style-name="P169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1">Pais</text:p>
          </table:table-cell>
          <table:table-cell table:style-name="Table1.D14" office:value-type="string">
            <text:p text:style-name="P22">Atributo <text:span text:style-name="T31">que</text:span> representa o pais<text:span text:style-name="T31"> em que o</text:span> hóspede <text:span text:style-name="T26">mora</text:span></text:p>
          </table:table-cell>
          <table:table-cell table:style-name="Table1.C14" office:value-type="string">
            <text:p text:style-name="P25">String(50)</text:p>
          </table:table-cell>
          <table:table-cell table:style-name="Table1.D14" office:value-type="string">
            <text:p text:style-name="P26">String(<text:span text:style-name="T1">50</text:span>)</text:p>
          </table:table-cell>
          <table:table-cell table:style-name="Table1.E14" office:value-type="string">
            <text:list xml:id="list205630454036116" text:continue-numbering="true" text:style-name="L3">
              <text:list-item>
                <text:p text:style-name="P169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1">Estado</text:p>
          </table:table-cell>
          <table:table-cell table:style-name="Table1.D14" office:value-type="string">
            <text:p text:style-name="P22">Atributo <text:span text:style-name="T31">que</text:span> representa o estado <text:span text:style-name="T26">em que o</text:span> hóspede <text:span text:style-name="T26">mora</text:span></text:p>
          </table:table-cell>
          <table:table-cell table:style-name="Table1.C14" office:value-type="string">
            <text:p text:style-name="P25">String(50)</text:p>
          </table:table-cell>
          <table:table-cell table:style-name="Table1.D14" office:value-type="string">
            <text:p text:style-name="P26">String(<text:span text:style-name="T1">50</text:span>)</text:p>
          </table:table-cell>
          <table:table-cell table:style-name="Table1.E14" office:value-type="string">
            <text:list xml:id="list205630634197793" text:continue-numbering="true" text:style-name="L3">
              <text:list-item>
                <text:p text:style-name="P169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1">Cidade</text:p>
          </table:table-cell>
          <table:table-cell table:style-name="Table1.D14" office:value-type="string">
            <text:p text:style-name="P22">Atributo <text:span text:style-name="T31">que</text:span> representa a cidade <text:span text:style-name="T26">em que o</text:span> hóspede <text:span text:style-name="T26">mora</text:span></text:p>
          </table:table-cell>
          <table:table-cell table:style-name="Table1.C14" office:value-type="string">
            <text:p text:style-name="P25">String(50)</text:p>
          </table:table-cell>
          <table:table-cell table:style-name="Table1.D14" office:value-type="string">
            <text:p text:style-name="P26">String(<text:span text:style-name="T1">50</text:span>)</text:p>
          </table:table-cell>
          <table:table-cell table:style-name="Table1.E14" office:value-type="string">
            <text:list xml:id="list205631449787466" text:continue-numbering="true" text:style-name="L3">
              <text:list-item>
                <text:p text:style-name="P169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1">Bairro</text:p>
          </table:table-cell>
          <table:table-cell table:style-name="Table1.D14" office:value-type="string">
            <text:p text:style-name="P19">Atributo <text:span text:style-name="T31">que</text:span> representa o bairro <text:span text:style-name="T26">em que o</text:span> hóspede <text:span text:style-name="T26">mora</text:span></text:p>
          </table:table-cell>
          <table:table-cell table:style-name="Table1.C14" office:value-type="string">
            <text:p text:style-name="P25">String(50)</text:p>
          </table:table-cell>
          <table:table-cell table:style-name="Table1.D14" office:value-type="string">
            <text:p text:style-name="P26">String(<text:span text:style-name="T1">50</text:span>)</text:p>
          </table:table-cell>
          <table:table-cell table:style-name="Table1.E14" office:value-type="string">
            <text:list xml:id="list205630580077762" text:continue-numbering="true" text:style-name="L3">
              <text:list-item>
                <text:p text:style-name="P169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1">Rua</text:p>
          </table:table-cell>
          <table:table-cell table:style-name="Table1.D14" office:value-type="string">
            <text:p text:style-name="P22">Atributo <text:span text:style-name="T31">que</text:span> representa a rua <text:soft-page-break/><text:span text:style-name="T26">em que o</text:span> hóspede <text:span text:style-name="T26">mora</text:span></text:p>
          </table:table-cell>
          <table:table-cell table:style-name="Table1.C14" office:value-type="string">
            <text:p text:style-name="P25">String(50)</text:p>
          </table:table-cell>
          <table:table-cell table:style-name="Table1.D14" office:value-type="string">
            <text:p text:style-name="P26">String(<text:span text:style-name="T1">50</text:span>)</text:p>
          </table:table-cell>
          <table:table-cell table:style-name="Table1.E14" office:value-type="string">
            <text:list xml:id="list205630660481597" text:continue-numbering="true" text:style-name="L3">
              <text:list-item>
                <text:p text:style-name="P169">Não Nulo</text:p>
              </text:list-item>
            </text:list>
          </table:table-cell>
        </table:table-row>
        <table:table-row>
          <table:table-cell table:style-name="Table1.A14" office:value-type="string">
            <text:p text:style-name="P111">Número</text:p>
          </table:table-cell>
          <table:table-cell table:style-name="Table1.D14" office:value-type="string">
            <text:p text:style-name="P33">Atributo que representa o número <text:span text:style-name="T31">em que o</text:span> hóspede <text:span text:style-name="T31">mora</text:span></text:p>
          </table:table-cell>
          <table:table-cell table:style-name="Table1.C14" office:value-type="string">
            <text:p text:style-name="P25">Int </text:p>
          </table:table-cell>
          <table:table-cell table:style-name="Table1.D14" office:value-type="string">
            <text:p text:style-name="P102">Número<text:span text:style-name="T27">s inteiros positivos</text:span></text:p>
          </table:table-cell>
          <table:table-cell table:style-name="Table1.E14" office:value-type="string">
            <text:list xml:id="list205631255840719" text:continue-numbering="true" text:style-name="L3">
              <text:list-header>
                <text:p text:style-name="P169"/>
              </text:list-header>
            </text:list>
          </table:table-cell>
        </table:table-row>
        <table:table-row>
          <table:table-cell table:style-name="Table1.A14" office:value-type="string">
            <text:p text:style-name="P111">Complemento</text:p>
          </table:table-cell>
          <table:table-cell table:style-name="Table1.D14" office:value-type="string">
            <text:p text:style-name="P34">Atributo <text:span text:style-name="T31">que</text:span> representa <text:span text:style-name="T28">o</text:span> complemento <text:span text:style-name="T31">para o endereço do hóspede</text:span></text:p>
          </table:table-cell>
          <table:table-cell table:style-name="Table1.C14" office:value-type="string">
            <text:p text:style-name="P25">String(100)</text:p>
          </table:table-cell>
          <table:table-cell table:style-name="Table1.D14" office:value-type="string">
            <text:p text:style-name="P26">String(100)</text:p>
          </table:table-cell>
          <table:table-cell table:style-name="Table1.E14" office:value-type="string">
            <text:list xml:id="list205631546861635" text:continue-numbering="true" text:style-name="L3">
              <text:list-header>
                <text:p text:style-name="P169"/>
              </text:list-header>
            </text:list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row>
          <table:table-cell table:style-name="Table2.A1" table:number-columns-spanned="5" office:value-type="string">
            <text:p text:style-name="P23"/>
            <text:p text:style-name="P112"><text:span text:style-name="T2">RESERVA:</text:span> relação que armazena os dados d<text:span text:style-name="T29">e cada reserva feita</text:span></text:p>
            <text:p text:style-name="P2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6" office:value-type="string">
            <text:p text:style-name="P112">Atributo </text:p>
          </table:table-cell>
          <table:table-cell table:style-name="Table2.D6" office:value-type="string">
            <text:p text:style-name="P112">Descrição</text:p>
          </table:table-cell>
          <table:table-cell table:style-name="Table2.C6" office:value-type="string">
            <text:p text:style-name="P112">Tipo</text:p>
          </table:table-cell>
          <table:table-cell table:style-name="Table2.D6" office:value-type="string">
            <text:p text:style-name="P112">Domínio</text:p>
          </table:table-cell>
          <table:table-cell table:style-name="Table2.E6" office:value-type="string">
            <text:p text:style-name="P112">Restrição</text:p>
          </table:table-cell>
        </table:table-row>
        <table:table-row>
          <table:table-cell table:style-name="Table2.A6" office:value-type="string">
            <text:p text:style-name="P123">Código</text:p>
          </table:table-cell>
          <table:table-cell table:style-name="Table2.D6" office:value-type="string">
            <text:p text:style-name="P36">Atributo que representa o código da reserva</text:p>
          </table:table-cell>
          <table:table-cell table:style-name="Table2.C6" office:value-type="string">
            <text:p text:style-name="P45">Int</text:p>
          </table:table-cell>
          <table:table-cell table:style-name="Table2.D6" office:value-type="string">
            <text:p text:style-name="P45"><text:span text:style-name="T32">Nú</text:span>meros inteiros e positivos</text:p>
          </table:table-cell>
          <table:table-cell table:style-name="Table2.E6" office:value-type="string">
            <text:list xml:id="list205631060444511" text:continue-list="list1878343404687239833" text:style-name="L2">
              <text:list-item>
                <text:p text:style-name="P163">Chave Primaria</text:p>
              </text:list-item>
            </text:list>
          </table:table-cell>
        </table:table-row>
        <table:table-row>
          <table:table-cell table:style-name="Table2.A6" office:value-type="string">
            <text:p text:style-name="P123">Data</text:p>
          </table:table-cell>
          <table:table-cell table:style-name="Table2.D6" office:value-type="string">
            <text:p text:style-name="P36"><text:span text:style-name="T8">­A</text:span>tributo que representa a data <text:span text:style-name="T33">em que a</text:span> reserva <text:span text:style-name="T33">foi feita</text:span></text:p>
          </table:table-cell>
          <table:table-cell table:style-name="Table2.C6" office:value-type="string">
            <text:p text:style-name="P27">Date</text:p>
          </table:table-cell>
          <table:table-cell table:style-name="Table2.D6" office:value-type="string">
            <text:p text:style-name="P31"><text:s/>dd/mm/yyyy</text:p>
          </table:table-cell>
          <table:table-cell table:style-name="Table2.E6" office:value-type="string">
            <text:list xml:id="list3375549257568114003" text:style-name="L4">
              <text:list-item>
                <text:p text:style-name="P170">Não Nulo</text:p>
              </text:list-item>
            </text:list>
          </table:table-cell>
        </table:table-row>
        <table:table-row>
          <table:table-cell table:style-name="Table2.A6" office:value-type="string">
            <text:p text:style-name="P123">Status</text:p>
          </table:table-cell>
          <table:table-cell table:style-name="Table2.D6" office:value-type="string">
            <text:p text:style-name="P36">Atributo que representa o status da reserva</text:p>
          </table:table-cell>
          <table:table-cell table:style-name="Table2.C6" office:value-type="string">
            <text:p text:style-name="P46">Boolean</text:p>
          </table:table-cell>
          <table:table-cell table:style-name="Table2.D6" office:value-type="string">
            <text:p text:style-name="P46">Boolean</text:p>
          </table:table-cell>
          <table:table-cell table:style-name="Table2.E6" office:value-type="string">
            <text:list xml:id="list205631504663423" text:continue-numbering="true" text:style-name="L4">
              <text:list-item>
                <text:p text:style-name="P170">Não Nulo</text:p>
              </text:list-item>
            </text:list>
          </table:table-cell>
        </table:table-row>
        <table:table-row>
          <table:table-cell table:style-name="Table2.A6" office:value-type="string">
            <text:p text:style-name="P123">Tipo</text:p>
          </table:table-cell>
          <table:table-cell table:style-name="Table2.D6" office:value-type="string">
            <text:p text:style-name="P23">Atributo <text:span text:style-name="T32">que</text:span> representa <text:span text:style-name="T33">qual o tipo da reserva</text:span></text:p>
          </table:table-cell>
          <table:table-cell table:style-name="Table2.C6" office:value-type="string">
            <text:p text:style-name="P27">String(50)</text:p>
          </table:table-cell>
          <table:table-cell table:style-name="Table2.D6" office:value-type="string">
            <text:p text:style-name="P27">String(<text:span text:style-name="T1">5</text:span>0)</text:p>
          </table:table-cell>
          <table:table-cell table:style-name="Table2.E6" office:value-type="string">
            <text:list xml:id="list205631324019155" text:continue-numbering="true" text:style-name="L4">
              <text:list-item>
                <text:p text:style-name="P170">Não Nulo</text:p>
              </text:list-item>
            </text:list>
          </table:table-cell>
        </table:table-row>
        <table:table-row>
          <table:table-cell table:style-name="Table2.A7" office:value-type="string">
            <text:p text:style-name="P123">NumQuarto</text:p>
          </table:table-cell>
          <table:table-cell table:style-name="Table2.D7" office:value-type="string">
            <text:p text:style-name="P23">Atributo <text:span text:style-name="T32">que</text:span> representa <text:span text:style-name="T2">o número do quarto reservado </text:span></text:p>
          </table:table-cell>
          <table:table-cell table:style-name="Table2.C7" office:value-type="string">
            <text:p text:style-name="P47">Int </text:p>
          </table:table-cell>
          <table:table-cell table:style-name="Table2.D7" office:value-type="string">
            <text:p text:style-name="P47"><text:span text:style-name="T33">Nú</text:span>meros inteiros positivos</text:p>
          </table:table-cell>
          <table:table-cell table:style-name="Table2.E7" office:value-type="string">
            <text:list xml:id="list205630890397448" text:continue-numbering="true" text:style-name="L4">
              <text:list-item>
                <text:p text:style-name="P170">Não Nulo</text:p>
              </text:list-item>
              <text:list-item>
                <text:p text:style-name="P174">Chave estrangeira <text:span text:style-name="T34">que referencia o atributo “numero” da relação “QUARTO”</text:span></text:p>
              </text:list-item>
            </text:list>
          </table:table-cell>
        </table:table-row>
      </table:table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ext:soft-page-break/>
        <table:table-row>
          <table:table-cell table:style-name="Table4.A1" table:number-columns-spanned="5" office:value-type="string">
            <text:p text:style-name="P154"/>
            <text:p text:style-name="P154">CHECAGEM: Relação que armazena os dados sobre entrada e saída feita no hotel</text:p>
            <text:p text:style-name="P15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10" office:value-type="string">
            <text:p text:style-name="P113">Atributo </text:p>
          </table:table-cell>
          <table:table-cell table:style-name="Table4.D10" office:value-type="string">
            <text:p text:style-name="P113">Descrição</text:p>
          </table:table-cell>
          <table:table-cell table:style-name="Table4.C10" office:value-type="string">
            <text:p text:style-name="P113">Tipo</text:p>
            <text:p text:style-name="P113"/>
          </table:table-cell>
          <table:table-cell table:style-name="Table4.D10" office:value-type="string">
            <text:p text:style-name="P113">Domínio</text:p>
          </table:table-cell>
          <table:table-cell table:style-name="Table4.E10" office:value-type="string">
            <text:p text:style-name="P113">Restrição</text:p>
          </table:table-cell>
        </table:table-row>
        <table:table-row>
          <table:table-cell table:style-name="Table4.A10" office:value-type="string">
            <text:p text:style-name="P154">Codigo</text:p>
          </table:table-cell>
          <table:table-cell table:style-name="Table4.D10" office:value-type="string">
            <text:p text:style-name="P37">Atributo que representa <text:span text:style-name="T4">o código referente ao a checagem</text:span></text:p>
          </table:table-cell>
          <table:table-cell table:style-name="Table4.C10" office:value-type="string">
            <text:p text:style-name="P49">Int</text:p>
          </table:table-cell>
          <table:table-cell table:style-name="Table4.D10" office:value-type="string">
            <text:p text:style-name="P49"><text:span text:style-name="T34">Nú</text:span>meros <text:span text:style-name="T41">inteiros </text:span>positivos</text:p>
          </table:table-cell>
          <table:table-cell table:style-name="Table4.E10" office:value-type="string">
            <text:list xml:id="list205631199983566" text:continue-list="list205631060444511" text:style-name="L2">
              <text:list-item>
                <text:p text:style-name="P164">Chave Primaria</text:p>
              </text:list-item>
            </text:list>
          </table:table-cell>
        </table:table-row>
        <table:table-row>
          <table:table-cell table:style-name="Table4.A10" office:value-type="string">
            <text:p text:style-name="P124">Data<text:span text:style-name="T3">Marcada</text:span></text:p>
          </table:table-cell>
          <table:table-cell table:style-name="Table4.D10" office:value-type="string">
            <text:p text:style-name="P38">Atributo que representa a data <text:span text:style-name="T4">marcada para realizar a checagem</text:span></text:p>
          </table:table-cell>
          <table:table-cell table:style-name="Table4.C10" office:value-type="string">
            <text:p text:style-name="P28">Date</text:p>
          </table:table-cell>
          <table:table-cell table:style-name="Table4.D10" office:value-type="string">
            <text:p text:style-name="P32"><text:s/>dd/mm/yyyy</text:p>
          </table:table-cell>
          <table:table-cell table:style-name="Table4.E10" office:value-type="string">
            <text:list xml:id="list3119808710158268098" text:style-name="L5">
              <text:list-item>
                <text:p text:style-name="P171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25">Status</text:p>
          </table:table-cell>
          <table:table-cell table:style-name="Table4.D10" office:value-type="string">
            <text:p text:style-name="P44">Atributo que representa o status d<text:span text:style-name="T4">a checagem</text:span></text:p>
          </table:table-cell>
          <table:table-cell table:style-name="Table4.C10" office:value-type="string">
            <text:p text:style-name="P46">Boolean</text:p>
          </table:table-cell>
          <table:table-cell table:style-name="Table4.D10" office:value-type="string">
            <text:p text:style-name="P46">Boolean</text:p>
          </table:table-cell>
          <table:table-cell table:style-name="Table4.E10" office:value-type="string">
            <text:list xml:id="list205630143976878" text:continue-numbering="true" text:style-name="L5">
              <text:list-item>
                <text:p text:style-name="P171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25">HoraMarcada</text:p>
          </table:table-cell>
          <table:table-cell table:style-name="Table4.D10" office:value-type="string">
            <text:p text:style-name="P24">Atributo <text:span text:style-name="T35">que</text:span> representa <text:span text:style-name="T9">a hora marcada para realizar a checagem</text:span></text:p>
          </table:table-cell>
          <table:table-cell table:style-name="Table4.C10" office:value-type="string">
            <text:p text:style-name="P49">Time</text:p>
          </table:table-cell>
          <table:table-cell table:style-name="Table4.D10" office:value-type="string">
            <text:p text:style-name="P49"><text:span text:style-name="T5">h</text:span>h:mm:ss</text:p>
          </table:table-cell>
          <table:table-cell table:style-name="Table4.E10" office:value-type="string">
            <text:list xml:id="list205630217206173" text:continue-numbering="true" text:style-name="L5">
              <text:list-item>
                <text:p text:style-name="P171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25">Observação</text:p>
          </table:table-cell>
          <table:table-cell table:style-name="Table4.D10" office:value-type="string">
            <text:p text:style-name="P24">Atributo <text:span text:style-name="T35">que</text:span> representa <text:span text:style-name="T9">uma observação feita para a checagem</text:span></text:p>
          </table:table-cell>
          <table:table-cell table:style-name="Table4.C10" office:value-type="string">
            <text:p text:style-name="P55">String(100)</text:p>
          </table:table-cell>
          <table:table-cell table:style-name="Table4.D10" office:value-type="string">
            <text:p text:style-name="P55">String(100)</text:p>
          </table:table-cell>
          <table:table-cell table:style-name="Table4.E10" office:value-type="string">
            <text:p text:style-name="P172"/>
          </table:table-cell>
        </table:table-row>
        <table:table-row>
          <table:table-cell table:style-name="Table4.A10" office:value-type="string">
            <text:p text:style-name="P154">IdHospede</text:p>
          </table:table-cell>
          <table:table-cell table:style-name="Table4.D10" office:value-type="string">
            <text:p text:style-name="P57">Atributo <text:span text:style-name="T35">que</text:span> representa o <text:span text:style-name="T62">Id do <text:s/></text:span><text:s/>do hóspede <text:span text:style-name="T10">que realiza a checagem</text:span></text:p>
          </table:table-cell>
          <table:table-cell table:style-name="Table4.C10" office:value-type="string">
            <text:p text:style-name="P105">Int</text:p>
          </table:table-cell>
          <table:table-cell table:style-name="Table4.D10" office:value-type="string">
            <text:p text:style-name="P105">Números inteiros positivos</text:p>
          </table:table-cell>
          <table:table-cell table:style-name="Table4.E10" office:value-type="string">
            <text:list xml:id="list1167217261192315872" text:style-name="L6">
              <text:list-item>
                <text:p text:style-name="P175">Chave estrangeira que faz referência ao atributo “<text:span text:style-name="T62">codigo</text:span>” na tabela “<text:span text:style-name="T63">HOSPEDE</text:span>”</text:p>
              </text:list-item>
            </text:list>
          </table:table-cell>
        </table:table-row>
        <table:table-row>
          <table:table-cell table:style-name="Table4.A10" office:value-type="string">
            <text:p text:style-name="P155">Data</text:p>
          </table:table-cell>
          <table:table-cell table:style-name="Table4.D10" office:value-type="string">
            <text:p text:style-name="P56">Atributo <text:span text:style-name="T35">que</text:span> representa <text:span text:style-name="T10">a data em que o check-out foi realizado</text:span></text:p>
          </table:table-cell>
          <table:table-cell table:style-name="Table4.C10" office:value-type="string">
            <text:p text:style-name="P28">Date</text:p>
          </table:table-cell>
          <table:table-cell table:style-name="Table4.D10" office:value-type="string">
            <text:p text:style-name="P32">dd/mm/yyyy</text:p>
          </table:table-cell>
          <table:table-cell table:style-name="Table4.E10" office:value-type="string">
            <text:list xml:id="list205631182822579" text:continue-list="list205630217206173" text:style-name="L5">
              <text:list-item>
                <text:p text:style-name="P176">Não nulo</text:p>
              </text:list-item>
            </text:list>
          </table:table-cell>
        </table:table-row>
        <table:table-row>
          <table:table-cell table:style-name="Table4.A10" office:value-type="string">
            <text:p text:style-name="P155">Tipo</text:p>
          </table:table-cell>
          <table:table-cell table:style-name="Table4.D10" office:value-type="string">
            <text:p text:style-name="P106">Atributo que representa o tipo de checagem feita </text:p>
          </table:table-cell>
          <table:table-cell table:style-name="Table4.C10" office:value-type="string">
            <text:p text:style-name="P28"/>
          </table:table-cell>
          <table:table-cell table:style-name="Table4.D10" office:value-type="string">
            <text:p text:style-name="P32"/>
          </table:table-cell>
          <table:table-cell table:style-name="Table4.E10" office:value-type="string">
            <text:list xml:id="list205631365874009" text:continue-numbering="true" text:style-name="L5">
              <text:list-item>
                <text:p text:style-name="P177">Não nulo</text:p>
              </text:list-item>
            </text:list>
          </table:table-cell>
        </table:table-row>
        <table:table-row>
          <table:table-cell table:style-name="Table4.A11" office:value-type="string">
            <text:p text:style-name="P125">Hora</text:p>
          </table:table-cell>
          <table:table-cell table:style-name="Table4.D11" office:value-type="string">
            <text:p text:style-name="P54">Atributo <text:span text:style-name="T35">que</text:span> representa <text:span text:style-name="T10">a hora em que o check-out foi realizado</text:span></text:p>
          </table:table-cell>
          <table:table-cell table:style-name="Table4.C11" office:value-type="string">
            <text:p text:style-name="P49">Time</text:p>
          </table:table-cell>
          <table:table-cell table:style-name="Table4.D11" office:value-type="string">
            <text:p text:style-name="P49"><text:span text:style-name="T5">h</text:span>h:mm:ss</text:p>
          </table:table-cell>
          <table:table-cell table:style-name="Table4.E11" office:value-type="string">
            <text:list xml:id="list205631265416803" text:continue-numbering="true" text:style-name="L5">
              <text:list-item>
                <text:p text:style-name="P176">Não nulo</text:p>
              </text:list-item>
            </text:list>
          </table:table-cell>
        </table:table-row>
      </table:table>
      <text:p text:style-name="P4"/>
      <text:p text:style-name="P5"/>
      <text:p text:style-name="P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E"/>
        <text:soft-page-break/>
        <table:table-row>
          <table:table-cell table:style-name="Tabela2.A1" table:number-columns-spanned="5" office:value-type="string">
            <text:p text:style-name="P129"/>
            <text:p text:style-name="P131"><text:span text:style-name="T59">TIPO_</text:span>QUARTO: Relação que armazena os <text:span text:style-name="T59">tipos de quarto</text:span></text:p>
            <text:p text:style-name="P12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3" office:value-type="string">
            <text:p text:style-name="P120">Atributo </text:p>
          </table:table-cell>
          <table:table-cell table:style-name="Tabela2.D3" office:value-type="string">
            <text:p text:style-name="P120">Descrição</text:p>
          </table:table-cell>
          <table:table-cell table:style-name="Tabela2.C3" office:value-type="string">
            <text:p text:style-name="P120">Tipo</text:p>
          </table:table-cell>
          <table:table-cell table:style-name="Tabela2.D3" office:value-type="string">
            <text:p text:style-name="P120">Domínio</text:p>
          </table:table-cell>
          <table:table-cell table:style-name="Tabela2.E3" office:value-type="string">
            <text:p text:style-name="P120">Restrição</text:p>
            <text:p text:style-name="P120"/>
          </table:table-cell>
        </table:table-row>
        <table:table-row>
          <table:table-cell table:style-name="Tabela2.A3" office:value-type="string">
            <text:p text:style-name="P131">Tipo</text:p>
          </table:table-cell>
          <table:table-cell table:style-name="Tabela2.D3" office:value-type="string">
            <text:p text:style-name="P60">Atributo que representa o tipo d<text:span text:style-name="T35">o</text:span> quarto</text:p>
          </table:table-cell>
          <table:table-cell table:style-name="Tabela2.C3" office:value-type="string">
            <text:p text:style-name="P60">String(50)</text:p>
          </table:table-cell>
          <table:table-cell table:style-name="Tabela2.D3" office:value-type="string">
            <text:p text:style-name="P60">String(50)</text:p>
          </table:table-cell>
          <table:table-cell table:style-name="Tabela2.E3" office:value-type="string">
            <text:list xml:id="list205631905723118" text:continue-list="list205631199983566" text:style-name="L2">
              <text:list-item>
                <text:p text:style-name="P179">Chave primária</text:p>
              </text:list-item>
            </text:list>
          </table:table-cell>
        </table:table-row>
        <table:table-row>
          <table:table-cell table:style-name="Tabela2.A4" office:value-type="string">
            <text:p text:style-name="P152">Descricao</text:p>
          </table:table-cell>
          <table:table-cell table:style-name="Tabela2.D4" office:value-type="string">
            <text:p text:style-name="P60">Atributo que <text:span text:style-name="T60">armazena uma descrição sobre o tipo de quarto</text:span></text:p>
          </table:table-cell>
          <table:table-cell table:style-name="Tabela2.C4" office:value-type="string">
            <text:p text:style-name="P60">String(<text:span text:style-name="T60">100</text:span>)</text:p>
          </table:table-cell>
          <table:table-cell table:style-name="Tabela2.D4" office:value-type="string">
            <text:p text:style-name="P60">String(<text:span text:style-name="T60">100</text:span>)</text:p>
          </table:table-cell>
          <table:table-cell table:style-name="Tabela2.E4" office:value-type="string">
            <text:list xml:id="list205631342323228" text:continue-numbering="true" text:style-name="L2">
              <text:list-item>
                <text:p text:style-name="P179">Não nulo</text:p>
              </text:list-item>
            </text:list>
          </table:table-cell>
        </table:table-row>
      </table:table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>
          <table:table-cell table:style-name="Table5.A1" table:number-columns-spanned="5" office:value-type="string">
            <text:p text:style-name="P126"/>
            <text:p text:style-name="P130">QUARTO: Relação que armazena os dados do quarto</text:p>
            <text:p text:style-name="P12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6" office:value-type="string">
            <text:p text:style-name="P114">Atributo </text:p>
          </table:table-cell>
          <table:table-cell table:style-name="Table5.D6" office:value-type="string">
            <text:p text:style-name="P114">Descrição</text:p>
          </table:table-cell>
          <table:table-cell table:style-name="Table5.C6" office:value-type="string">
            <text:p text:style-name="P114">Tipo</text:p>
          </table:table-cell>
          <table:table-cell table:style-name="Table5.D6" office:value-type="string">
            <text:p text:style-name="P114">Domínio</text:p>
          </table:table-cell>
          <table:table-cell table:style-name="Table5.E6" office:value-type="string">
            <text:p text:style-name="P114">Restrição</text:p>
            <text:p text:style-name="P114"/>
          </table:table-cell>
        </table:table-row>
        <table:table-row>
          <table:table-cell table:style-name="Table5.A6" office:value-type="string">
            <text:p text:style-name="P130">Número</text:p>
          </table:table-cell>
          <table:table-cell table:style-name="Table5.D6" office:value-type="string">
            <text:p text:style-name="P58">Atributo que representa o número do quarto</text:p>
          </table:table-cell>
          <table:table-cell table:style-name="Table5.C6" office:value-type="string">
            <text:p text:style-name="P50">Int</text:p>
          </table:table-cell>
          <table:table-cell table:style-name="Table5.D6" office:value-type="string">
            <text:p text:style-name="P50"><text:span text:style-name="T35">Nú</text:span>meros positivos <text:span text:style-name="T11">inteiros</text:span></text:p>
          </table:table-cell>
          <table:table-cell table:style-name="Table5.E6" office:value-type="string">
            <text:list xml:id="list205630183961923" text:continue-numbering="true" text:style-name="L2">
              <text:list-item>
                <text:p text:style-name="P165">Chave Primaria</text:p>
              </text:list-item>
            </text:list>
          </table:table-cell>
        </table:table-row>
        <table:table-row>
          <table:table-cell table:style-name="Table5.A4" office:value-type="string">
            <text:p text:style-name="P130">Tipo</text:p>
          </table:table-cell>
          <table:table-cell table:style-name="Table5.D4" office:value-type="string">
            <text:p text:style-name="P59">Atributo que representa o tipo d<text:span text:style-name="T35">o</text:span> quarto</text:p>
          </table:table-cell>
          <table:table-cell table:style-name="Table5.C4" office:value-type="string">
            <text:p text:style-name="P59">String(50)</text:p>
          </table:table-cell>
          <table:table-cell table:style-name="Table5.D4" office:value-type="string">
            <text:p text:style-name="P59">String(50)</text:p>
          </table:table-cell>
          <table:table-cell table:style-name="Table5.E4" office:value-type="string">
            <text:list xml:id="list205631364084236" text:continue-numbering="true" text:style-name="L2">
              <text:list-item>
                <text:p text:style-name="P180">Chave estrangeira que faz referência ao atributo “tipo” na relação “TIPO_QUARTO”</text:p>
              </text:list-item>
            </text:list>
          </table:table-cell>
        </table:table-row>
        <table:table-row>
          <table:table-cell table:style-name="Table5.A6" office:value-type="string">
            <text:p text:style-name="P130">ValorDiaria</text:p>
          </table:table-cell>
          <table:table-cell table:style-name="Table5.D6" office:value-type="string">
            <text:p text:style-name="P46">Atributo que representa o valor da diária do quarto</text:p>
          </table:table-cell>
          <table:table-cell table:style-name="Table5.C6" office:value-type="string">
            <text:p text:style-name="P46">Real</text:p>
          </table:table-cell>
          <table:table-cell table:style-name="Table5.D6" office:value-type="string">
            <text:p text:style-name="P46"><text:span text:style-name="T40">Números</text:span> rea<text:span text:style-name="T40">is </text:span>positivo<text:span text:style-name="T40">s</text:span></text:p>
          </table:table-cell>
          <table:table-cell table:style-name="Table5.E6" office:value-type="string">
            <text:list xml:id="list205631587977306" text:continue-numbering="true" text:style-name="L2">
              <text:list-item>
                <text:p text:style-name="P181">Não nulo</text:p>
              </text:list-item>
            </text:list>
          </table:table-cell>
        </table:table-row>
        <table:table-row>
          <table:table-cell table:style-name="Table5.A6" office:value-type="string">
            <text:p text:style-name="P130">Status</text:p>
          </table:table-cell>
          <table:table-cell table:style-name="Table5.D6" office:value-type="string">
            <text:p text:style-name="P39">Atributo que representa o status d<text:span text:style-name="T4">o quarto</text:span></text:p>
          </table:table-cell>
          <table:table-cell table:style-name="Table5.C6" office:value-type="string">
            <text:p text:style-name="P46">Boolean</text:p>
          </table:table-cell>
          <table:table-cell table:style-name="Table5.D6" office:value-type="string">
            <text:p text:style-name="P46">Boolean</text:p>
          </table:table-cell>
          <table:table-cell table:style-name="Table5.E6" office:value-type="string">
            <text:list xml:id="list205631369619759" text:continue-numbering="true" text:style-name="L2">
              <text:list-item>
                <text:p text:style-name="P181">Não nulo</text:p>
              </text:list-item>
            </text:list>
          </table:table-cell>
        </table:table-row>
      </table:table>
      <text:p text:style-name="P9"/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E"/>
        <table:table-row>
          <table:table-cell table:style-name="Tabela1.A1" table:number-columns-spanned="5" office:value-type="string">
            <text:p text:style-name="P133"/>
            <text:p text:style-name="P150"><text:span text:style-name="T63">CONTA</text:span>: Relação que armazena os dados d<text:span text:style-name="T63">a conta do hospede</text:span></text:p>
            <text:p text:style-name="P13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6" office:value-type="string">
            <text:p text:style-name="P119">Atributo </text:p>
            <text:p text:style-name="P119"/>
          </table:table-cell>
          <table:table-cell table:style-name="Tabela1.D6" office:value-type="string">
            <text:p text:style-name="P119">Descrição</text:p>
          </table:table-cell>
          <table:table-cell table:style-name="Tabela1.C6" office:value-type="string">
            <text:p text:style-name="P119">Tipo</text:p>
          </table:table-cell>
          <table:table-cell table:style-name="Tabela1.D6" office:value-type="string">
            <text:p text:style-name="P119">Domínio</text:p>
          </table:table-cell>
          <table:table-cell table:style-name="Tabela1.E6" office:value-type="string">
            <text:p text:style-name="P119">Restrição</text:p>
          </table:table-cell>
        </table:table-row>
        <table:table-row>
          <table:table-cell table:style-name="Tabela1.A6" office:value-type="string">
            <text:p text:style-name="P151">NotaFiscal</text:p>
          </table:table-cell>
          <table:table-cell table:style-name="Tabela1.D6" office:value-type="string">
            <text:p text:style-name="P43">Atributo que <text:span text:style-name="T58">representa o número de cada nota fiscal</text:span></text:p>
          </table:table-cell>
          <table:table-cell table:style-name="Tabela1.C6" office:value-type="string">
            <text:p text:style-name="P103">String(30)</text:p>
          </table:table-cell>
          <table:table-cell table:style-name="Tabela1.D6" office:value-type="string">
            <text:p text:style-name="P103">String(30)</text:p>
          </table:table-cell>
          <table:table-cell table:style-name="Tabela1.E6" office:value-type="string">
            <text:list xml:id="list205630678547667" text:continue-numbering="true" text:style-name="L2">
              <text:list-item>
                <text:p text:style-name="P182">Chave Primária</text:p>
              </text:list-item>
            </text:list>
          </table:table-cell>
        </table:table-row>
        <table:table-row>
          <table:table-cell table:style-name="Tabela1.A6" office:value-type="string">
            <text:p text:style-name="P153">Data</text:p>
          </table:table-cell>
          <table:table-cell table:style-name="Tabela1.D6" office:value-type="string">
            <text:p text:style-name="P64">Atributo que representa <text:span text:style-name="T61">a data </text:span><text:soft-page-break/><text:span text:style-name="T61">em que a despesa foi gerada</text:span></text:p>
          </table:table-cell>
          <table:table-cell table:style-name="Tabela1.C6" office:value-type="string">
            <text:p text:style-name="P104">Date</text:p>
          </table:table-cell>
          <table:table-cell table:style-name="Tabela1.D6" office:value-type="string">
            <text:p text:style-name="P104">dd/mm/yyyy</text:p>
          </table:table-cell>
          <table:table-cell table:style-name="Tabela1.E6" office:value-type="string">
            <text:list xml:id="list205631217848314" text:continue-numbering="true" text:style-name="L2">
              <text:list-item>
                <text:p text:style-name="P179">Não nulo</text:p>
              </text:list-item>
            </text:list>
          </table:table-cell>
        </table:table-row>
        <table:table-row>
          <table:table-cell table:style-name="Tabela1.A6" office:value-type="string">
            <text:p text:style-name="P153">Valor<text:span text:style-name="T63">Total</text:span></text:p>
          </table:table-cell>
          <table:table-cell table:style-name="Tabela1.D6" office:value-type="string">
            <text:p text:style-name="P64">Atributo que representa <text:span text:style-name="T61">o valor da despesa</text:span></text:p>
          </table:table-cell>
          <table:table-cell table:style-name="Tabela1.C6" office:value-type="string">
            <text:p text:style-name="P104">Real</text:p>
          </table:table-cell>
          <table:table-cell table:style-name="Tabela1.D6" office:value-type="string">
            <text:p text:style-name="P104">Números reais positivos</text:p>
          </table:table-cell>
          <table:table-cell table:style-name="Tabela1.E6" office:value-type="string">
            <text:list xml:id="list205631054866657" text:continue-numbering="true" text:style-name="L2">
              <text:list-item>
                <text:p text:style-name="P179">Não nulo</text:p>
              </text:list-item>
            </text:list>
          </table:table-cell>
        </table:table-row>
        <table:table-row>
          <table:table-cell table:style-name="Tabela1.A6" office:value-type="string">
            <text:p text:style-name="P153">Status</text:p>
          </table:table-cell>
          <table:table-cell table:style-name="Tabela1.D6" office:value-type="string">
            <text:p text:style-name="P64">Atributo que representa o <text:span text:style-name="T61">status da despesa</text:span></text:p>
          </table:table-cell>
          <table:table-cell table:style-name="Tabela1.C6" office:value-type="string">
            <text:p text:style-name="P104">Boolean</text:p>
          </table:table-cell>
          <table:table-cell table:style-name="Tabela1.D6" office:value-type="string">
            <text:p text:style-name="P104">Boolean</text:p>
          </table:table-cell>
          <table:table-cell table:style-name="Tabela1.E6" office:value-type="string">
            <text:list xml:id="list205632108693517" text:continue-numbering="true" text:style-name="L2">
              <text:list-item>
                <text:p text:style-name="P179">Não nulo</text:p>
              </text:list-item>
            </text:list>
          </table:table-cell>
        </table:table-row>
        <table:table-row>
          <table:table-cell table:style-name="Tabela1.A7" office:value-type="string">
            <text:p text:style-name="P155">CodReserva</text:p>
          </table:table-cell>
          <table:table-cell table:style-name="Tabela1.D7" office:value-type="string">
            <text:p text:style-name="P106">Atributo que representa o código da reserva</text:p>
          </table:table-cell>
          <table:table-cell table:style-name="Tabela1.C7" office:value-type="string">
            <text:p text:style-name="P106">Int </text:p>
          </table:table-cell>
          <table:table-cell table:style-name="Tabela1.D7" office:value-type="string">
            <text:p text:style-name="P106">Números inteiros positivos</text:p>
          </table:table-cell>
          <table:table-cell table:style-name="Tabela1.E7" office:value-type="string">
            <text:list xml:id="list205630986555908" text:continue-numbering="true" text:style-name="L2">
              <text:list-item>
                <text:p text:style-name="P178">Chave estrangeira que faz referencia ao atributo “CODIGO” na tabela “RESERVA”</text:p>
              </text:list-item>
            </text:list>
          </table:table-cell>
        </table:table-row>
      </table:table>
      <text:p text:style-name="P13"/>
      <text:p text:style-name="P13"/>
      <text:p text:style-name="P13"/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row>
          <table:table-cell table:style-name="Table6.A1" table:number-columns-spanned="5" office:value-type="string">
            <text:p text:style-name="P132"/>
            <text:p text:style-name="P149">HOSPEDE: Relação que armazena os dados do hóspede</text:p>
            <text:p text:style-name="P13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7" office:value-type="string">
            <text:p text:style-name="P115">Atributo </text:p>
            <text:p text:style-name="P115"/>
          </table:table-cell>
          <table:table-cell table:style-name="Table6.D7" office:value-type="string">
            <text:p text:style-name="P115">Descrição</text:p>
          </table:table-cell>
          <table:table-cell table:style-name="Table6.C7" office:value-type="string">
            <text:p text:style-name="P115">Tipo</text:p>
          </table:table-cell>
          <table:table-cell table:style-name="Table6.D7" office:value-type="string">
            <text:p text:style-name="P115">Domínio</text:p>
          </table:table-cell>
          <table:table-cell table:style-name="Table6.E7" office:value-type="string">
            <text:p text:style-name="P115">Restrição</text:p>
          </table:table-cell>
        </table:table-row>
        <table:table-row>
          <table:table-cell table:style-name="Table6.A7" office:value-type="string">
            <text:p text:style-name="P148">ID</text:p>
          </table:table-cell>
          <table:table-cell table:style-name="Table6.D7" office:value-type="string">
            <text:p text:style-name="P40">Atributo que representa <text:span text:style-name="T4">o ID de cada hóspede</text:span></text:p>
          </table:table-cell>
          <table:table-cell table:style-name="Table6.C7" office:value-type="string">
            <text:p text:style-name="P101">SERIAL</text:p>
          </table:table-cell>
          <table:table-cell table:style-name="Table6.D7" office:value-type="string">
            <text:p text:style-name="P101">Números inteiros positivos</text:p>
          </table:table-cell>
          <table:table-cell table:style-name="Table6.E7" office:value-type="string">
            <text:list xml:id="list205630394509438" text:continue-numbering="true" text:style-name="L2">
              <text:list-item>
                <text:p text:style-name="P183">Chave substituta</text:p>
              </text:list-item>
              <text:list-item>
                <text:p text:style-name="P183">Chave Primária</text:p>
              </text:list-item>
            </text:list>
          </table:table-cell>
        </table:table-row>
        <table:table-row>
          <table:table-cell table:style-name="Table6.A7" office:value-type="string">
            <text:p text:style-name="P132">CpfCadastr<text:span text:style-name="T37">ado</text:span></text:p>
          </table:table-cell>
          <table:table-cell table:style-name="Table6.D7" office:value-type="string">
            <text:p text:style-name="P61">Atributo que representa o CPF do hóspede</text:p>
          </table:table-cell>
          <table:table-cell table:style-name="Table6.C7" office:value-type="string">
            <text:p text:style-name="P62">String(11)</text:p>
          </table:table-cell>
          <table:table-cell table:style-name="Table6.D7" office:value-type="string">
            <text:p text:style-name="P62">String(1<text:span text:style-name="T13">1</text:span>)</text:p>
          </table:table-cell>
          <table:table-cell table:style-name="Table6.E7" office:value-type="string">
            <text:list xml:id="list205630750564640" text:continue-numbering="true" text:style-name="L2">
              <text:list-item>
                <text:p text:style-name="P184">Chave estrangeira que faz referência ao atributo “CPF” na tabela “CADASTRO”</text:p>
              </text:list-item>
              <text:list-item>
                <text:p text:style-name="P188">Chave Primária</text:p>
              </text:list-item>
            </text:list>
          </table:table-cell>
        </table:table-row>
        <table:table-row>
          <table:table-cell table:style-name="Table6.A7" office:value-type="string">
            <text:p text:style-name="P132">MotivoViagem</text:p>
          </table:table-cell>
          <table:table-cell table:style-name="Table6.D7" office:value-type="string">
            <text:p text:style-name="P61">Atributo que representa o motivo da viagem</text:p>
          </table:table-cell>
          <table:table-cell table:style-name="Table6.C7" office:value-type="string">
            <text:p text:style-name="P61">String(100)</text:p>
          </table:table-cell>
          <table:table-cell table:style-name="Table6.D7" office:value-type="string">
            <text:p text:style-name="P62">String(1<text:span text:style-name="T13">00</text:span>)</text:p>
          </table:table-cell>
          <table:table-cell table:style-name="Table6.E7" office:value-type="string">
            <text:list xml:id="list205631001273435" text:continue-numbering="true" text:style-name="L2">
              <text:list-item>
                <text:p text:style-name="P189"/>
              </text:list-item>
            </text:list>
          </table:table-cell>
        </table:table-row>
        <table:table-row>
          <table:table-cell table:style-name="Table6.A7" office:value-type="string">
            <text:p text:style-name="P132">LocalOrigem</text:p>
          </table:table-cell>
          <table:table-cell table:style-name="Table6.D7" office:value-type="string">
            <text:p text:style-name="P61">Atributo que representa o local de origem do hóspede </text:p>
          </table:table-cell>
          <table:table-cell table:style-name="Table6.C7" office:value-type="string">
            <text:p text:style-name="P61">String(100)</text:p>
          </table:table-cell>
          <table:table-cell table:style-name="Table6.D7" office:value-type="string">
            <text:p text:style-name="P62">String(1<text:span text:style-name="T13">00</text:span>)</text:p>
          </table:table-cell>
          <table:table-cell table:style-name="Table6.E7" office:value-type="string">
            <text:list xml:id="list205630747019983" text:continue-numbering="true" text:style-name="L2">
              <text:list-item>
                <text:p text:style-name="P189"/>
              </text:list-item>
            </text:list>
          </table:table-cell>
        </table:table-row>
        <table:table-row>
          <table:table-cell table:style-name="Table6.A7" office:value-type="string">
            <text:p text:style-name="P132">LocalDestino</text:p>
          </table:table-cell>
          <table:table-cell table:style-name="Table6.D7" office:value-type="string">
            <text:p text:style-name="P61">Atributo que representa o local de destino do hóspede</text:p>
          </table:table-cell>
          <table:table-cell table:style-name="Table6.C7" office:value-type="string">
            <text:p text:style-name="P63">String(100)</text:p>
          </table:table-cell>
          <table:table-cell table:style-name="Table6.D7" office:value-type="string">
            <text:p text:style-name="P62">String(1<text:span text:style-name="T13">00</text:span>)</text:p>
          </table:table-cell>
          <table:table-cell table:style-name="Table6.E7" office:value-type="string">
            <text:list xml:id="list205630337156187" text:continue-numbering="true" text:style-name="L2">
              <text:list-item>
                <text:p text:style-name="P189"/>
              </text:list-item>
            </text:list>
          </table:table-cell>
        </table:table-row>
        <table:table-row>
          <table:table-cell table:style-name="Table6.A8" office:value-type="string">
            <text:p text:style-name="P132">NumQuarto</text:p>
          </table:table-cell>
          <table:table-cell table:style-name="Table6.D8" office:value-type="string">
            <text:p text:style-name="P61">Atributo que representa o <text:soft-page-break/>número do q<text:span text:style-name="T37">uarto em que o hóspede está</text:span></text:p>
          </table:table-cell>
          <table:table-cell table:style-name="Table6.C8" office:value-type="string">
            <text:p text:style-name="P65">Int</text:p>
          </table:table-cell>
          <table:table-cell table:style-name="Table6.D8" office:value-type="string">
            <text:p text:style-name="P66">Números inteiros e positivos</text:p>
          </table:table-cell>
          <table:table-cell table:style-name="Table6.E8" office:value-type="string">
            <text:list xml:id="list205630761568265" text:continue-numbering="true" text:style-name="L2">
              <text:list-item>
                <text:p text:style-name="P190">Chave <text:span text:style-name="T36">estrangeira que </text:span><text:soft-page-break/><text:span text:style-name="T36">faz referência ao atributo “numero” na relação “QUARTO”</text:span> </text:p>
              </text:list-item>
            </text:list>
          </table:table-cell>
        </table:table-row>
      </table:table>
      <text:p text:style-name="P14"/>
      <text:p text:style-name="P10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/>
        <table:table-column table:style-name="Table8.E"/>
        <table:table-row>
          <table:table-cell table:style-name="Table8.A1" table:number-columns-spanned="5" office:value-type="string">
            <text:p text:style-name="P67"/>
            <text:p text:style-name="P67"><text:span text:style-name="T20">SERVI</text:span><text:span text:style-name="T22">C</text:span><text:span text:style-name="T20">O_ACADEMIA: </text:span><text:span text:style-name="T21">Relação que armazena os dados sobre o serviço academia</text:span></text:p>
            <text:p text:style-name="P6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8" office:value-type="string">
            <text:p text:style-name="P116">Atributo </text:p>
            <text:p text:style-name="P116"/>
          </table:table-cell>
          <table:table-cell table:style-name="Table8.D8" office:value-type="string">
            <text:p text:style-name="P116">Descrição</text:p>
          </table:table-cell>
          <table:table-cell table:style-name="Table8.C8" office:value-type="string">
            <text:p text:style-name="P116">Tipo</text:p>
          </table:table-cell>
          <table:table-cell table:style-name="Table8.D8" office:value-type="string">
            <text:p text:style-name="P116">Domínio</text:p>
          </table:table-cell>
          <table:table-cell table:style-name="Table8.E8" office:value-type="string">
            <text:p text:style-name="P116">Restrição</text:p>
          </table:table-cell>
        </table:table-row>
        <table:table-row>
          <table:table-cell table:style-name="Table8.A8" office:value-type="string">
            <text:p text:style-name="P127">I<text:span text:style-name="T6">dServExtra</text:span></text:p>
          </table:table-cell>
          <table:table-cell table:style-name="Table8.D8" office:value-type="string">
            <text:p text:style-name="P35">Atributo que representa <text:span text:style-name="T4">o ID do serviço</text:span></text:p>
          </table:table-cell>
          <table:table-cell table:style-name="Table8.C8" office:value-type="string">
            <text:p text:style-name="P51">Int</text:p>
          </table:table-cell>
          <table:table-cell table:style-name="Table8.D8" office:value-type="string">
            <text:p text:style-name="P51"><text:span text:style-name="T38">Nú</text:span>meros positivos <text:span text:style-name="T12">inteiros</text:span></text:p>
          </table:table-cell>
          <table:table-cell table:style-name="Table8.E8" office:value-type="string">
            <text:list xml:id="list205631745948848" text:continue-numbering="true" text:style-name="L2">
              <text:list-item>
                <text:p text:style-name="P166">Chave Primaria</text:p>
                <text:p text:style-name="P166"/>
              </text:list-item>
            </text:list>
          </table:table-cell>
        </table:table-row>
        <table:table-row>
          <table:table-cell table:style-name="Table8.A8" office:value-type="string">
            <text:p text:style-name="P156">Valor</text:p>
          </table:table-cell>
          <table:table-cell table:style-name="Table8.D8" office:value-type="string">
            <text:p text:style-name="P107">Atributo que representa o valor do serviço </text:p>
          </table:table-cell>
          <table:table-cell table:style-name="Table8.C8" office:value-type="string">
            <text:p text:style-name="P107">Real</text:p>
          </table:table-cell>
          <table:table-cell table:style-name="Table8.D8" office:value-type="string">
            <text:p text:style-name="P107">Números positivos</text:p>
          </table:table-cell>
          <table:table-cell table:style-name="Table8.E8" office:value-type="string">
            <text:list xml:id="list205632125548670" text:continue-numbering="true" text:style-name="L2">
              <text:list-item>
                <text:p text:style-name="P191">Não nulo</text:p>
              </text:list-item>
            </text:list>
          </table:table-cell>
        </table:table-row>
        <table:table-row>
          <table:table-cell table:style-name="Table8.A8" office:value-type="string">
            <text:p text:style-name="P134">DuracaoTreino</text:p>
          </table:table-cell>
          <table:table-cell table:style-name="Table8.D8" office:value-type="string">
            <text:p text:style-name="P70">Atributo que representa a duração do treino</text:p>
          </table:table-cell>
          <table:table-cell table:style-name="Table8.C8" office:value-type="string">
            <text:p text:style-name="P71">Int</text:p>
          </table:table-cell>
          <table:table-cell table:style-name="Table8.D8" office:value-type="string">
            <text:p text:style-name="P71">Números inteiros positivos</text:p>
          </table:table-cell>
          <table:table-cell table:style-name="Table8.E8" office:value-type="string">
            <text:list xml:id="list205630946843670" text:continue-numbering="true" text:style-name="L2">
              <text:list-item>
                <text:p text:style-name="P192">Não nulo</text:p>
              </text:list-item>
            </text:list>
          </table:table-cell>
        </table:table-row>
        <table:table-row>
          <table:table-cell table:style-name="Table8.A6" office:value-type="string">
            <text:p text:style-name="P134">TipoTreino</text:p>
          </table:table-cell>
          <table:table-cell table:style-name="Table8.D6" office:value-type="string">
            <text:p text:style-name="P72">Atributo que representa o tipo de treino feito</text:p>
          </table:table-cell>
          <table:table-cell table:style-name="Table8.C6" office:value-type="string">
            <text:p text:style-name="P72">String(50)</text:p>
          </table:table-cell>
          <table:table-cell table:style-name="Table8.D6" office:value-type="string">
            <text:p text:style-name="P72">String(50)</text:p>
          </table:table-cell>
          <table:table-cell table:style-name="Table8.E6" office:value-type="string">
            <text:list xml:id="list205630497184439" text:continue-numbering="true" text:style-name="L2">
              <text:list-item>
                <text:p text:style-name="P192">Não nulo</text:p>
              </text:list-item>
            </text:list>
          </table:table-cell>
        </table:table-row>
        <table:table-row>
          <table:table-cell table:style-name="Table8.A8" office:value-type="string">
            <text:p text:style-name="P134">NumQuarto</text:p>
          </table:table-cell>
          <table:table-cell table:style-name="Table8.D8" office:value-type="string">
            <text:p text:style-name="P72">Atributo que representa o número do quarto</text:p>
          </table:table-cell>
          <table:table-cell table:style-name="Table8.C8" office:value-type="string">
            <text:p text:style-name="P72">Int</text:p>
          </table:table-cell>
          <table:table-cell table:style-name="Table8.D8" office:value-type="string">
            <text:p text:style-name="P72">Número<text:span text:style-name="T39">s inteiros</text:span> positivo<text:span text:style-name="T39">s</text:span></text:p>
          </table:table-cell>
          <table:table-cell table:style-name="Table8.E8" office:value-type="string">
            <text:list xml:id="list205630141165296" text:continue-numbering="true" text:style-name="L2">
              <text:list-item>
                <text:p text:style-name="P193">Chave estrangeira que faz referência ao atributo “n<text:span text:style-name="T39">u</text:span>mero” na tabela “QUARTO”</text:p>
              </text:list-item>
            </text:list>
          </table:table-cell>
        </table:table-row>
        <table:table-row>
          <table:table-cell table:style-name="Table8.A8" office:value-type="string">
            <text:p text:style-name="P134">Data<text:span text:style-name="T64">Solicitada</text:span></text:p>
          </table:table-cell>
          <table:table-cell table:style-name="Table8.D8" office:value-type="string">
            <text:p text:style-name="P72">Atributo que representa <text:span text:style-name="T14">a data em que o treino foi solicitado</text:span></text:p>
          </table:table-cell>
          <table:table-cell table:style-name="Table8.C8" office:value-type="string">
            <text:p text:style-name="P75">Date</text:p>
          </table:table-cell>
          <table:table-cell table:style-name="Table8.D8" office:value-type="string">
            <text:p text:style-name="P76"><text:s/><text:span text:style-name="T1">dd/mm/yyyy</text:span></text:p>
          </table:table-cell>
          <table:table-cell table:style-name="Table8.E8" office:value-type="string">
            <text:list xml:id="list205632240729819" text:continue-numbering="true" text:style-name="L2">
              <text:list-item>
                <text:p text:style-name="P194">Não nulo</text:p>
              </text:list-item>
            </text:list>
          </table:table-cell>
        </table:table-row>
        <table:table-row>
          <table:table-cell table:style-name="Table8.A9" office:value-type="string">
            <text:p text:style-name="P138">Hora<text:span text:style-name="T64">Solicitada</text:span></text:p>
          </table:table-cell>
          <table:table-cell table:style-name="Table8.D9" office:value-type="string">
            <text:p text:style-name="P77">Atributo que representa a hora <text:span text:style-name="T40">em que o treino foi solicitado</text:span></text:p>
          </table:table-cell>
          <table:table-cell table:style-name="Table8.C9" office:value-type="string">
            <text:p text:style-name="P79">Time</text:p>
          </table:table-cell>
          <table:table-cell table:style-name="Table8.D9" office:value-type="string">
            <text:p text:style-name="P79">hh:mm:ss</text:p>
          </table:table-cell>
          <table:table-cell table:style-name="Table8.E9" office:value-type="string">
            <text:list xml:id="list205630280993394" text:continue-numbering="true" text:style-name="L2">
              <text:list-item>
                <text:p text:style-name="P194">Não nulo</text:p>
              </text:list-item>
            </text:list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/>
        <table:table-column table:style-name="Table9.E"/>
        <text:soft-page-break/>
        <table:table-row>
          <table:table-cell table:style-name="Table9.A1" table:number-columns-spanned="5" office:value-type="string">
            <text:p text:style-name="P68"/>
            <text:p text:style-name="P135">SERVI<text:span text:style-name="T41">C</text:span>O_LAVANDEIRA: Rela<text:span text:style-name="T23">ção que armazena dados sobre o serviço lavandeira</text:span></text:p>
            <text:p text:style-name="P139"><text:s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8" office:value-type="string">
            <text:p text:style-name="P116">Atributo </text:p>
          </table:table-cell>
          <table:table-cell table:style-name="Table9.D8" office:value-type="string">
            <text:p text:style-name="P116">Descrição</text:p>
            <text:p text:style-name="P116"/>
          </table:table-cell>
          <table:table-cell table:style-name="Table9.C8" office:value-type="string">
            <text:p text:style-name="P116">Tipo</text:p>
          </table:table-cell>
          <table:table-cell table:style-name="Table9.D8" office:value-type="string">
            <text:p text:style-name="P116">Domínio</text:p>
          </table:table-cell>
          <table:table-cell table:style-name="Table9.E8" office:value-type="string">
            <text:p text:style-name="P116">Restrição</text:p>
          </table:table-cell>
        </table:table-row>
        <table:table-row>
          <table:table-cell table:style-name="Table9.A8" office:value-type="string">
            <text:p text:style-name="P127">I<text:span text:style-name="T6">dServExtra</text:span></text:p>
          </table:table-cell>
          <table:table-cell table:style-name="Table9.D8" office:value-type="string">
            <text:p text:style-name="P35">Atributo que representa <text:span text:style-name="T4">o ID do serviço extra</text:span></text:p>
          </table:table-cell>
          <table:table-cell table:style-name="Table9.C8" office:value-type="string">
            <text:p text:style-name="P51">Int</text:p>
          </table:table-cell>
          <table:table-cell table:style-name="Table9.D8" office:value-type="string">
            <text:p text:style-name="P51"><text:span text:style-name="T43">Nú</text:span>meros <text:span text:style-name="T43">inteiros</text:span> positivos</text:p>
          </table:table-cell>
          <table:table-cell table:style-name="Table9.E8" office:value-type="string">
            <text:list xml:id="list205631580534665" text:continue-numbering="true" text:style-name="L2">
              <text:list-item>
                <text:p text:style-name="P166">Chave Primaria</text:p>
              </text:list-item>
            </text:list>
          </table:table-cell>
        </table:table-row>
        <table:table-row>
          <table:table-cell table:style-name="Table9.A8" office:value-type="string">
            <text:p text:style-name="P134">TotalPe<text:span text:style-name="T42">c</text:span>as</text:p>
          </table:table-cell>
          <table:table-cell table:style-name="Table9.D8" office:value-type="string">
            <text:p text:style-name="P80">Atributo que representa o número de peças que foram lavadas </text:p>
          </table:table-cell>
          <table:table-cell table:style-name="Table9.C8" office:value-type="string">
            <text:p text:style-name="P80">Int</text:p>
          </table:table-cell>
          <table:table-cell table:style-name="Table9.D8" office:value-type="string">
            <text:p text:style-name="P80">Números inteiros positivos</text:p>
          </table:table-cell>
          <table:table-cell table:style-name="Table9.E8" office:value-type="string">
            <text:list xml:id="list205631154926039" text:continue-numbering="true" text:style-name="L2">
              <text:list-item>
                <text:p text:style-name="P195">Não nulo</text:p>
              </text:list-item>
            </text:list>
          </table:table-cell>
        </table:table-row>
        <table:table-row>
          <table:table-cell table:style-name="Table9.A8" office:value-type="string">
            <text:p text:style-name="P156">Valor</text:p>
          </table:table-cell>
          <table:table-cell table:style-name="Table9.D8" office:value-type="string">
            <text:p text:style-name="P107">Atributo que representa o valor do serviço </text:p>
          </table:table-cell>
          <table:table-cell table:style-name="Table9.C8" office:value-type="string">
            <text:p text:style-name="P107">Real</text:p>
          </table:table-cell>
          <table:table-cell table:style-name="Table9.D8" office:value-type="string">
            <text:p text:style-name="P107">Números positivos</text:p>
          </table:table-cell>
          <table:table-cell table:style-name="Table9.E8" office:value-type="string">
            <text:list xml:id="list205631240161387" text:continue-numbering="true" text:style-name="L2">
              <text:list-item>
                <text:p text:style-name="P191">Não nulo</text:p>
              </text:list-item>
            </text:list>
          </table:table-cell>
        </table:table-row>
        <table:table-row>
          <table:table-cell table:style-name="Table9.A8" office:value-type="string">
            <text:p text:style-name="P134">NumQuarto</text:p>
          </table:table-cell>
          <table:table-cell table:style-name="Table9.D8" office:value-type="string">
            <text:p text:style-name="P73">Atributo que representa o número do quarto</text:p>
          </table:table-cell>
          <table:table-cell table:style-name="Table9.C8" office:value-type="string">
            <text:p text:style-name="P81">Int</text:p>
          </table:table-cell>
          <table:table-cell table:style-name="Table9.D8" office:value-type="string">
            <text:p text:style-name="P81">Números <text:span text:style-name="T43">inteiros positivos</text:span></text:p>
          </table:table-cell>
          <table:table-cell table:style-name="Table9.E8" office:value-type="string">
            <text:list xml:id="list205631098403650" text:continue-numbering="true" text:style-name="L2">
              <text:list-item>
                <text:p text:style-name="P193">Chave estrangeira que faz referência ao atributo “n<text:span text:style-name="T43">u</text:span>mero” na tabela “QUA<text:span text:style-name="T43">R</text:span>TO”</text:p>
              </text:list-item>
            </text:list>
          </table:table-cell>
        </table:table-row>
        <table:table-row>
          <table:table-cell table:style-name="Table9.A8" office:value-type="string">
            <text:p text:style-name="P134">Data<text:span text:style-name="T64">Solicitada</text:span></text:p>
          </table:table-cell>
          <table:table-cell table:style-name="Table9.D8" office:value-type="string">
            <text:p text:style-name="P73">Atributo que representa <text:span text:style-name="T14">a data em que o serviço foi solicitado</text:span></text:p>
          </table:table-cell>
          <table:table-cell table:style-name="Table9.C8" office:value-type="string">
            <text:p text:style-name="P81">Date </text:p>
          </table:table-cell>
          <table:table-cell table:style-name="Table9.D8" office:value-type="string">
            <text:p text:style-name="P51"><text:s/>dd<text:span text:style-name="T16">/mm/yyyy</text:span></text:p>
          </table:table-cell>
          <table:table-cell table:style-name="Table9.E8" office:value-type="string">
            <text:list xml:id="list205631707432876" text:continue-numbering="true" text:style-name="L2">
              <text:list-item>
                <text:p text:style-name="P196">Não nulo</text:p>
              </text:list-item>
            </text:list>
          </table:table-cell>
        </table:table-row>
        <table:table-row>
          <table:table-cell table:style-name="Table9.A8" office:value-type="string">
            <text:p text:style-name="P134">Hora<text:span text:style-name="T64">Solicitada</text:span></text:p>
          </table:table-cell>
          <table:table-cell table:style-name="Table9.D8" office:value-type="string">
            <text:p text:style-name="P77">Atributo que representa a hora <text:span text:style-name="T44">em que o serviço foi solicitado</text:span></text:p>
          </table:table-cell>
          <table:table-cell table:style-name="Table9.C8" office:value-type="string">
            <text:p text:style-name="P82">Time</text:p>
          </table:table-cell>
          <table:table-cell table:style-name="Table9.D8" office:value-type="string">
            <text:p text:style-name="P82">hh:mm:ss</text:p>
          </table:table-cell>
          <table:table-cell table:style-name="Table9.E8" office:value-type="string">
            <text:list xml:id="list205631784984673" text:continue-numbering="true" text:style-name="L2">
              <text:list-item>
                <text:p text:style-name="P196">Não nulo</text:p>
              </text:list-item>
            </text:list>
          </table:table-cell>
        </table:table-row>
      </table:table>
      <text:p text:style-name="P10"/>
      <text:p text:style-name="P48"/>
      <text:p text:style-name="P48"/>
      <text:p text:style-name="P1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E"/>
        <table:table-row>
          <table:table-cell table:style-name="Table10.A1" table:number-columns-spanned="5" office:value-type="string">
            <text:p text:style-name="P69"/>
            <text:p text:style-name="P136">SERVI<text:span text:style-name="T45">C</text:span>O_<text:span text:style-name="T7">BAR_RESTAURANTE:</text:span> <text:span text:style-name="T23">Relação que armazena dados sobre o serviço restaurante</text:span></text:p>
            <text:p text:style-name="P14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6" office:value-type="string">
            <text:p text:style-name="P117">Atributo </text:p>
            <text:p text:style-name="P117"/>
          </table:table-cell>
          <table:table-cell table:style-name="Table10.D6" office:value-type="string">
            <text:p text:style-name="P117">Descrição</text:p>
          </table:table-cell>
          <table:table-cell table:style-name="Table10.C6" office:value-type="string">
            <text:p text:style-name="P117">Tipo</text:p>
          </table:table-cell>
          <table:table-cell table:style-name="Table10.D6" office:value-type="string">
            <text:p text:style-name="P117">Domínio</text:p>
          </table:table-cell>
          <table:table-cell table:style-name="Table10.E6" office:value-type="string">
            <text:p text:style-name="P117">Restrição</text:p>
          </table:table-cell>
        </table:table-row>
        <table:table-row>
          <table:table-cell table:style-name="Table10.A3" office:value-type="string">
            <text:p text:style-name="P128">I<text:span text:style-name="T6">dServExtra</text:span></text:p>
          </table:table-cell>
          <table:table-cell table:style-name="Table10.D3" office:value-type="string">
            <text:p text:style-name="P35">Atributo que representa <text:span text:style-name="T4">o ID do serviço extra </text:span></text:p>
          </table:table-cell>
          <table:table-cell table:style-name="Table10.C3" office:value-type="string">
            <text:p text:style-name="P52">Int</text:p>
          </table:table-cell>
          <table:table-cell table:style-name="Table10.D3" office:value-type="string">
            <text:p text:style-name="P52">N<text:span text:style-name="T17">ú</text:span>meros <text:span text:style-name="T46">inteiros</text:span> positivos</text:p>
          </table:table-cell>
          <table:table-cell table:style-name="Table10.E3" office:value-type="string">
            <text:list xml:id="list205630173807758" text:continue-numbering="true" text:style-name="L2">
              <text:list-item>
                <text:p text:style-name="P167">Chave Prim<text:span text:style-name="T53">á</text:span>ria</text:p>
              </text:list-item>
            </text:list>
          </table:table-cell>
        </table:table-row>
        <table:table-row>
          <table:table-cell table:style-name="Table10.A6" office:value-type="string">
            <text:p text:style-name="P137">NumQuarto</text:p>
          </table:table-cell>
          <table:table-cell table:style-name="Table10.D6" office:value-type="string">
            <text:p text:style-name="P73">Atributo que representa o número do quarto</text:p>
          </table:table-cell>
          <table:table-cell table:style-name="Table10.C6" office:value-type="string">
            <text:p text:style-name="P83">Int</text:p>
          </table:table-cell>
          <table:table-cell table:style-name="Table10.D6" office:value-type="string">
            <text:p text:style-name="P84">Números inteiros positivos</text:p>
          </table:table-cell>
          <table:table-cell table:style-name="Table10.E6" office:value-type="string">
            <text:list xml:id="list205631446494025" text:continue-numbering="true" text:style-name="L2">
              <text:list-item>
                <text:p text:style-name="P193">Chave estrangeira que faz referência ao atributo “n<text:span text:style-name="T47">u</text:span>mero” na <text:soft-page-break/>tabela “QUARTO”</text:p>
              </text:list-item>
            </text:list>
          </table:table-cell>
        </table:table-row>
        <table:table-row>
          <table:table-cell table:style-name="Table10.A6" office:value-type="string">
            <text:p text:style-name="P156">Valor</text:p>
          </table:table-cell>
          <table:table-cell table:style-name="Table10.D6" office:value-type="string">
            <text:p text:style-name="P107">Atributo que representa o valor do serviço </text:p>
          </table:table-cell>
          <table:table-cell table:style-name="Table10.C6" office:value-type="string">
            <text:p text:style-name="P107">Real</text:p>
          </table:table-cell>
          <table:table-cell table:style-name="Table10.D6" office:value-type="string">
            <text:p text:style-name="P107">Números positivos</text:p>
          </table:table-cell>
          <table:table-cell table:style-name="Table10.E6" office:value-type="string">
            <text:list xml:id="list205631909870029" text:continue-numbering="true" text:style-name="L2">
              <text:list-item>
                <text:p text:style-name="P191">Não nulo</text:p>
              </text:list-item>
            </text:list>
          </table:table-cell>
        </table:table-row>
        <table:table-row>
          <table:table-cell table:style-name="Table10.A6" office:value-type="string">
            <text:p text:style-name="P137">Data<text:span text:style-name="T64">Solicitada</text:span></text:p>
          </table:table-cell>
          <table:table-cell table:style-name="Table10.D6" office:value-type="string">
            <text:p text:style-name="P74">Atributo que representa <text:span text:style-name="T14">a data em que o serviço foi solicitado</text:span></text:p>
          </table:table-cell>
          <table:table-cell table:style-name="Table10.C6" office:value-type="string">
            <text:p text:style-name="P85">Date </text:p>
          </table:table-cell>
          <table:table-cell table:style-name="Table10.D6" office:value-type="string">
            <text:p text:style-name="P85">dd/mm/yyyy</text:p>
          </table:table-cell>
          <table:table-cell table:style-name="Table10.E6" office:value-type="string">
            <text:list xml:id="list205630748858022" text:continue-numbering="true" text:style-name="L2">
              <text:list-item>
                <text:p text:style-name="P197">Não nulo</text:p>
              </text:list-item>
            </text:list>
          </table:table-cell>
        </table:table-row>
        <table:table-row>
          <table:table-cell table:style-name="Table10.A7" office:value-type="string">
            <text:p text:style-name="P137">Hora<text:span text:style-name="T64">Solicitada</text:span></text:p>
          </table:table-cell>
          <table:table-cell table:style-name="Table10.D7" office:value-type="string">
            <text:p text:style-name="P78">Atributo que representa a hora <text:span text:style-name="T48">em que o</text:span> <text:span text:style-name="T15">serviço foi solicitado</text:span></text:p>
          </table:table-cell>
          <table:table-cell table:style-name="Table10.C7" office:value-type="string">
            <text:p text:style-name="P86">Time</text:p>
          </table:table-cell>
          <table:table-cell table:style-name="Table10.D7" office:value-type="string">
            <text:p text:style-name="P86">hh:mm:ss</text:p>
          </table:table-cell>
          <table:table-cell table:style-name="Table10.E7" office:value-type="string">
            <text:list xml:id="list205630289747694" text:continue-numbering="true" text:style-name="L2">
              <text:list-item>
                <text:p text:style-name="P198">Não nulo</text:p>
              </text:list-item>
            </text:list>
          </table:table-cell>
        </table:table-row>
      </table:table>
      <text:p text:style-name="P11"/>
      <text:p text:style-name="P48"/>
      <text:p text:style-name="P1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B"/>
        <table:table-column table:style-name="Table11.E"/>
        <table:table-row>
          <table:table-cell table:style-name="Table11.A1" table:number-columns-spanned="5" office:value-type="string">
            <text:p text:style-name="P136"/>
            <text:p text:style-name="P136">SERVIÇO_<text:span text:style-name="T7">FRIGOBAR: Relação que armazena dados sobre o serviço frigobar</text:span></text:p>
            <text:p text:style-name="P13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1.A7" office:value-type="string">
            <text:p text:style-name="P117">Atributo </text:p>
          </table:table-cell>
          <table:table-cell table:style-name="Table11.D7" office:value-type="string">
            <text:p text:style-name="P117">Descrição</text:p>
          </table:table-cell>
          <table:table-cell table:style-name="Table11.C7" office:value-type="string">
            <text:p text:style-name="P117">Tipo</text:p>
          </table:table-cell>
          <table:table-cell table:style-name="Table11.D7" office:value-type="string">
            <text:p text:style-name="P117">Domínio</text:p>
          </table:table-cell>
          <table:table-cell table:style-name="Table11.E7" office:value-type="string">
            <text:p text:style-name="P117">Restrição</text:p>
            <text:p text:style-name="P117"/>
          </table:table-cell>
        </table:table-row>
        <table:table-row>
          <table:table-cell table:style-name="Table11.A7" office:value-type="string">
            <text:p text:style-name="P128">I<text:span text:style-name="T6">dServExtra</text:span></text:p>
          </table:table-cell>
          <table:table-cell table:style-name="Table11.D7" office:value-type="string">
            <text:p text:style-name="P41">Atributo que representa <text:span text:style-name="T4">o ID do serviço extra </text:span></text:p>
          </table:table-cell>
          <table:table-cell table:style-name="Table11.C7" office:value-type="string">
            <text:p text:style-name="P52">Int</text:p>
          </table:table-cell>
          <table:table-cell table:style-name="Table11.D7" office:value-type="string">
            <text:p text:style-name="P52"><text:span text:style-name="T48">Nú</text:span>meros positivos</text:p>
          </table:table-cell>
          <table:table-cell table:style-name="Table11.E7" office:value-type="string">
            <text:list xml:id="list205631834678285" text:continue-numbering="true" text:style-name="L2">
              <text:list-item>
                <text:p text:style-name="P167">Chave Prim<text:span text:style-name="T52">á</text:span>ria</text:p>
              </text:list-item>
            </text:list>
            <text:p text:style-name="P29"/>
          </table:table-cell>
        </table:table-row>
        <table:table-row>
          <table:table-cell table:style-name="Table11.A7" office:value-type="string">
            <text:p text:style-name="P156">Valor</text:p>
          </table:table-cell>
          <table:table-cell table:style-name="Table11.D7" office:value-type="string">
            <text:p text:style-name="P107">Atributo que representa o valor do serviço </text:p>
          </table:table-cell>
          <table:table-cell table:style-name="Table11.C7" office:value-type="string">
            <text:p text:style-name="P107">Real</text:p>
          </table:table-cell>
          <table:table-cell table:style-name="Table11.D7" office:value-type="string">
            <text:p text:style-name="P107">Números positivos</text:p>
          </table:table-cell>
          <table:table-cell table:style-name="Table11.E7" office:value-type="string">
            <text:list xml:id="list205632179434149" text:continue-numbering="true" text:style-name="L2">
              <text:list-item>
                <text:p text:style-name="P191">Não nulo</text:p>
              </text:list-item>
            </text:list>
          </table:table-cell>
        </table:table-row>
        <table:table-row>
          <table:table-cell table:style-name="Table11.A7" office:value-type="string">
            <text:p text:style-name="P137">NumQuarto</text:p>
          </table:table-cell>
          <table:table-cell table:style-name="Table11.D7" office:value-type="string">
            <text:p text:style-name="P73">Atributo que representa o número do quarto</text:p>
          </table:table-cell>
          <table:table-cell table:style-name="Table11.C7" office:value-type="string">
            <text:p text:style-name="P88">Int</text:p>
          </table:table-cell>
          <table:table-cell table:style-name="Table11.D7" office:value-type="string">
            <text:p text:style-name="P87">Números inteiros positivos</text:p>
          </table:table-cell>
          <table:table-cell table:style-name="Table11.E7" office:value-type="string">
            <text:list xml:id="list205631232305066" text:continue-numbering="true" text:style-name="L2">
              <text:list-item>
                <text:p text:style-name="P193">Chave estrangeira que faz referência ao atributo “numero” na tabela “QUARTO”</text:p>
              </text:list-item>
            </text:list>
          </table:table-cell>
        </table:table-row>
        <table:table-row>
          <table:table-cell table:style-name="Table11.A7" office:value-type="string">
            <text:p text:style-name="P137">Data<text:span text:style-name="T65">Solicidata</text:span></text:p>
          </table:table-cell>
          <table:table-cell table:style-name="Table11.D7" office:value-type="string">
            <text:p text:style-name="P74">Atributo que representa <text:span text:style-name="T14">a data em que o serviço foi solicitado</text:span></text:p>
          </table:table-cell>
          <table:table-cell table:style-name="Table11.C7" office:value-type="string">
            <text:p text:style-name="P85">Date </text:p>
          </table:table-cell>
          <table:table-cell table:style-name="Table11.D7" office:value-type="string">
            <text:p text:style-name="P85">dd/mm/yyyy</text:p>
          </table:table-cell>
          <table:table-cell table:style-name="Table11.E7" office:value-type="string">
            <text:list xml:id="list205631220895924" text:continue-numbering="true" text:style-name="L2">
              <text:list-item>
                <text:p text:style-name="P197">Não nulo</text:p>
              </text:list-item>
            </text:list>
          </table:table-cell>
        </table:table-row>
        <table:table-row>
          <table:table-cell table:style-name="Table11.A7" office:value-type="string">
            <text:p text:style-name="P137">Hora<text:span text:style-name="T65">Solicitada</text:span></text:p>
          </table:table-cell>
          <table:table-cell table:style-name="Table11.D7" office:value-type="string">
            <text:p text:style-name="P78">Atributo que representa a hora <text:span text:style-name="T48">em que o</text:span> <text:span text:style-name="T15">serviço foi solicitado</text:span></text:p>
          </table:table-cell>
          <table:table-cell table:style-name="Table11.C7" office:value-type="string">
            <text:p text:style-name="P86">Time</text:p>
          </table:table-cell>
          <table:table-cell table:style-name="Table11.D7" office:value-type="string">
            <text:p text:style-name="P86">hh:mm:ss</text:p>
          </table:table-cell>
          <table:table-cell table:style-name="Table11.E7" office:value-type="string">
            <text:list xml:id="list205630513863768" text:continue-numbering="true" text:style-name="L2">
              <text:list-item>
                <text:p text:style-name="P198">Não nulo</text:p>
              </text:list-item>
            </text:list>
          </table:table-cell>
        </table:table-row>
      </table:table>
      <text:p text:style-name="P6"/>
      <text:p text:style-name="P11"/>
      <text:p text:style-name="P11"/>
      <text:p text:style-name="P11"/>
      <text:p text:style-name="P11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B"/>
        <table:table-column table:style-name="Table12.E"/>
        <text:soft-page-break/>
        <table:table-row>
          <table:table-cell table:style-name="Table12.A1" table:number-columns-spanned="5" office:value-type="string">
            <text:p text:style-name="P141"/>
            <text:p text:style-name="P141">TEM_RESERVA: <text:span text:style-name="T23">Relação que armazena dados do relacionamento entre “HOSPEDE” e “RESERVA”</text:span></text:p>
            <text:p text:style-name="P14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2.A4" office:value-type="string">
            <text:p text:style-name="P118">Atributo </text:p>
          </table:table-cell>
          <table:table-cell table:style-name="Table12.D4" office:value-type="string">
            <text:p text:style-name="P118">Descrição</text:p>
          </table:table-cell>
          <table:table-cell table:style-name="Table12.C4" office:value-type="string">
            <text:p text:style-name="P118">Tipo</text:p>
          </table:table-cell>
          <table:table-cell table:style-name="Table12.D4" office:value-type="string">
            <text:p text:style-name="P118">Domínio</text:p>
          </table:table-cell>
          <table:table-cell table:style-name="Table12.E4" office:value-type="string">
            <text:p text:style-name="P118">Restrição</text:p>
            <text:p text:style-name="P118"/>
          </table:table-cell>
        </table:table-row>
        <table:table-row>
          <table:table-cell table:style-name="Table12.A4" office:value-type="string">
            <text:p text:style-name="P157">IdHospede</text:p>
          </table:table-cell>
          <table:table-cell table:style-name="Table12.D4" office:value-type="string">
            <text:p text:style-name="P89">Atributo que representa o <text:span text:style-name="T66">Id</text:span> do hóspede</text:p>
          </table:table-cell>
          <table:table-cell table:style-name="Table12.C4" office:value-type="string">
            <text:p text:style-name="P108">Int</text:p>
          </table:table-cell>
          <table:table-cell table:style-name="Table12.D4" office:value-type="string">
            <text:p text:style-name="P108">Números inteiros positivos</text:p>
          </table:table-cell>
          <table:table-cell table:style-name="Table12.E4" office:value-type="string">
            <text:list xml:id="list205631795165459" text:continue-numbering="true" text:style-name="L2">
              <text:list-item>
                <text:p text:style-name="P199">Chave primaria</text:p>
              </text:list-item>
              <text:list-item>
                <text:p text:style-name="P185">Chave estrangeira que faz referência ao atributo “<text:span text:style-name="T66">ID</text:span>” na tabela “<text:span text:style-name="T49">HOSPEDE”</text:span></text:p>
                <text:p text:style-name="P185"/>
              </text:list-item>
            </text:list>
          </table:table-cell>
        </table:table-row>
        <table:table-row>
          <table:table-cell table:style-name="Table12.A4" office:value-type="string">
            <text:p text:style-name="P142">CodReserva</text:p>
          </table:table-cell>
          <table:table-cell table:style-name="Table12.D4" office:value-type="string">
            <text:p text:style-name="P92">Atributo que representa o código da reserva</text:p>
          </table:table-cell>
          <table:table-cell table:style-name="Table12.C4" office:value-type="string">
            <text:p text:style-name="P91">Int</text:p>
          </table:table-cell>
          <table:table-cell table:style-name="Table12.D4" office:value-type="string">
            <text:p text:style-name="P91">Números inteiros positivos</text:p>
          </table:table-cell>
          <table:table-cell table:style-name="Table12.E4" office:value-type="string">
            <text:list xml:id="list205631436675907" text:continue-numbering="true" text:style-name="L2">
              <text:list-item>
                <text:p text:style-name="P199">Chave prim<text:span text:style-name="T52">á</text:span>ria</text:p>
              </text:list-item>
              <text:list-item>
                <text:p text:style-name="P185">Chave estrangeira que faz referência ao atributo “<text:span text:style-name="T18">codigo</text:span>” na tabela “<text:span text:style-name="T50">RESERVA”</text:span></text:p>
              </text:list-item>
            </text:list>
          </table:table-cell>
        </table:table-row>
      </table:table>
      <text:p text:style-name="P12"/>
      <text:p text:style-name="P12"/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row>
          <table:table-cell table:style-name="Table3.A1" table:number-columns-spanned="5" office:value-type="string">
            <text:p text:style-name="P143"/>
            <text:p text:style-name="P143"><text:span text:style-name="T66">PRODUTO</text:span>: <text:span text:style-name="T23">Relação que armazena os dados dos produtos</text:span></text:p>
            <text:p text:style-name="P14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office:value-type="string">
            <text:p text:style-name="P121">Atributo </text:p>
          </table:table-cell>
          <table:table-cell table:style-name="Table3.D4" office:value-type="string">
            <text:p text:style-name="P121">Descrição</text:p>
          </table:table-cell>
          <table:table-cell table:style-name="Table3.C4" office:value-type="string">
            <text:p text:style-name="P121">Tipo</text:p>
          </table:table-cell>
          <table:table-cell table:style-name="Table3.D4" office:value-type="string">
            <text:p text:style-name="P121">Domínio</text:p>
          </table:table-cell>
          <table:table-cell table:style-name="Table3.E4" office:value-type="string">
            <text:p text:style-name="P121">Restrição</text:p>
            <text:p text:style-name="P121"/>
          </table:table-cell>
        </table:table-row>
        <table:table-row>
          <table:table-cell table:style-name="Table3.A4" office:value-type="string">
            <text:p text:style-name="P157">Codigo</text:p>
          </table:table-cell>
          <table:table-cell table:style-name="Table3.D4" office:value-type="string">
            <text:p text:style-name="P108">Atributo que representa o codigo do produto</text:p>
          </table:table-cell>
          <table:table-cell table:style-name="Table3.C4" office:value-type="string">
            <text:p text:style-name="P108">Int</text:p>
          </table:table-cell>
          <table:table-cell table:style-name="Table3.D4" office:value-type="string">
            <text:p text:style-name="P108">Números inteiros positivos</text:p>
          </table:table-cell>
          <table:table-cell table:style-name="Table3.E4" office:value-type="string">
            <text:list xml:id="list205632202522189" text:continue-numbering="true" text:style-name="L2">
              <text:list-item>
                <text:p text:style-name="P200">Chave primaria</text:p>
              </text:list-item>
              <text:list-item>
                <text:p text:style-name="P186"/>
                <text:p text:style-name="P186"/>
              </text:list-item>
            </text:list>
          </table:table-cell>
        </table:table-row>
        <table:table-row>
          <table:table-cell table:style-name="Table3.A4" office:value-type="string">
            <text:p text:style-name="P157">Nome</text:p>
          </table:table-cell>
          <table:table-cell table:style-name="Table3.D4" office:value-type="string">
            <text:p text:style-name="P93">Atributo que representa o <text:span text:style-name="T66">nome do produto</text:span></text:p>
          </table:table-cell>
          <table:table-cell table:style-name="Table3.C4" office:value-type="string">
            <text:p text:style-name="P108">String(50)</text:p>
          </table:table-cell>
          <table:table-cell table:style-name="Table3.D4" office:value-type="string">
            <text:p text:style-name="P108">String(50)</text:p>
          </table:table-cell>
          <table:table-cell table:style-name="Table3.E4" office:value-type="string">
            <text:list xml:id="list6227623789697898382" text:style-name="L7">
              <text:list-item>
                <text:p text:style-name="P202">Não nulo</text:p>
              </text:list-item>
            </text:list>
          </table:table-cell>
        </table:table-row>
        <table:table-row>
          <table:table-cell table:style-name="Table3.A5" office:value-type="string">
            <text:p text:style-name="P157">Preco </text:p>
          </table:table-cell>
          <table:table-cell table:style-name="Table3.D5" office:value-type="string">
            <text:p text:style-name="P108">Atributo que representa o preço de venda do produto</text:p>
          </table:table-cell>
          <table:table-cell table:style-name="Table3.C5" office:value-type="string">
            <text:p text:style-name="P108">Real</text:p>
          </table:table-cell>
          <table:table-cell table:style-name="Table3.D5" office:value-type="string">
            <text:p text:style-name="P108">Números positivos</text:p>
          </table:table-cell>
          <table:table-cell table:style-name="Table3.E5" office:value-type="string">
            <text:list xml:id="list655296281238274969" text:style-name="L8">
              <text:list-item>
                <text:p text:style-name="P203">Não nulo</text:p>
              </text:list-item>
            </text:list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B"/>
        <table:table-column table:style-name="Table13.E"/>
        <text:soft-page-break/>
        <table:table-row>
          <table:table-cell table:style-name="Table13.A1" table:number-columns-spanned="5" office:value-type="string">
            <text:p text:style-name="P142"/>
            <text:p text:style-name="P142">TELEFONE_CADASTRO: Rela<text:span text:style-name="T24">ção que guarda os telefones do cadastro de cada hóspede</text:span></text:p>
            <text:p text:style-name="P9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3.A4" office:value-type="string">
            <text:p text:style-name="P118">Atributo </text:p>
          </table:table-cell>
          <table:table-cell table:style-name="Table13.D4" office:value-type="string">
            <text:p text:style-name="P118">Descrição</text:p>
            <text:p text:style-name="P118"/>
          </table:table-cell>
          <table:table-cell table:style-name="Table13.C4" office:value-type="string">
            <text:p text:style-name="P118">Tipo</text:p>
          </table:table-cell>
          <table:table-cell table:style-name="Table13.D4" office:value-type="string">
            <text:p text:style-name="P118">Domínio</text:p>
          </table:table-cell>
          <table:table-cell table:style-name="Table13.E4" office:value-type="string">
            <text:p text:style-name="P118">Restrição</text:p>
          </table:table-cell>
        </table:table-row>
        <table:table-row>
          <table:table-cell table:style-name="Table13.A4" office:value-type="string">
            <text:p text:style-name="P147">cpfCadastrado</text:p>
          </table:table-cell>
          <table:table-cell table:style-name="Table13.D4" office:value-type="string">
            <text:p text:style-name="P89">Atributo que representa o CPF <text:span text:style-name="T54">do cadastro de um hóspede</text:span></text:p>
          </table:table-cell>
          <table:table-cell table:style-name="Table13.C4" office:value-type="string">
            <text:p text:style-name="P96">String(11)</text:p>
          </table:table-cell>
          <table:table-cell table:style-name="Table13.D4" office:value-type="string">
            <text:p text:style-name="P96">String(11)</text:p>
          </table:table-cell>
          <table:table-cell table:style-name="Table13.E4" office:value-type="string">
            <text:list xml:id="list205630547901074" text:continue-list="list205632202522189" text:style-name="L2">
              <text:list-item>
                <text:p text:style-name="P199">Chave prim<text:span text:style-name="T51">á</text:span>ria</text:p>
              </text:list-item>
              <text:list-item>
                <text:p text:style-name="P185">Chave estrangeira que faz referência ao atributo “CPF” na tabela CADASTRO</text:p>
              </text:list-item>
              <text:list-item>
                <text:p text:style-name="P204">Único </text:p>
              </text:list-item>
            </text:list>
          </table:table-cell>
        </table:table-row>
        <table:table-row>
          <table:table-cell table:style-name="Table13.A4" office:value-type="string">
            <text:p text:style-name="P142">Telefone</text:p>
          </table:table-cell>
          <table:table-cell table:style-name="Table13.D4" office:value-type="string">
            <text:p text:style-name="P96">Atributo que representa o telefone <text:span text:style-name="T55">de um</text:span> hóspede </text:p>
          </table:table-cell>
          <table:table-cell table:style-name="Table13.C4" office:value-type="string">
            <text:p text:style-name="P96">String(<text:span text:style-name="T55">15</text:span>)</text:p>
          </table:table-cell>
          <table:table-cell table:style-name="Table13.D4" office:value-type="string">
            <text:p text:style-name="P96">String(<text:span text:style-name="T55">15</text:span>)</text:p>
          </table:table-cell>
          <table:table-cell table:style-name="Table13.E4" office:value-type="string">
            <text:list xml:id="list205632156542344" text:continue-numbering="true" text:style-name="L2">
              <text:list-item>
                <text:p text:style-name="P199">Chave prim<text:span text:style-name="T56">á</text:span>ria</text:p>
              </text:list-item>
            </text:list>
          </table:table-cell>
        </table:table-row>
      </table:table>
      <text:p text:style-name="P12"/>
      <text:p text:style-name="P12"/>
      <text:p text:style-name="P1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row>
          <table:table-cell table:style-name="Table7.A1" table:number-columns-spanned="5" office:value-type="string">
            <text:p text:style-name="P144"/>
            <text:p text:style-name="P144"><text:span text:style-name="T68">A</text:span><text:span text:style-name="T69">COMPANHANTES</text:span>: Rela<text:span text:style-name="T24">ção que guarda informações sobre os acompanhares do hospede </text:span></text:p>
            <text:p text:style-name="P9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4" office:value-type="string">
            <text:p text:style-name="P122">Atributo </text:p>
          </table:table-cell>
          <table:table-cell table:style-name="Table7.D4" office:value-type="string">
            <text:p text:style-name="P122">Descrição</text:p>
            <text:p text:style-name="P122"/>
          </table:table-cell>
          <table:table-cell table:style-name="Table7.C4" office:value-type="string">
            <text:p text:style-name="P122">Tipo</text:p>
          </table:table-cell>
          <table:table-cell table:style-name="Table7.D4" office:value-type="string">
            <text:p text:style-name="P122">Domínio</text:p>
          </table:table-cell>
          <table:table-cell table:style-name="Table7.E4" office:value-type="string">
            <text:p text:style-name="P122">Restrição</text:p>
          </table:table-cell>
        </table:table-row>
        <table:table-row>
          <table:table-cell table:style-name="Table7.A4" office:value-type="string">
            <text:p text:style-name="P17">idHospedePrincipal</text:p>
          </table:table-cell>
          <table:table-cell table:style-name="Table7.D4" office:value-type="string">
            <text:p text:style-name="P90">Atributo que representa <text:span text:style-name="T67">o id do hospede</text:span></text:p>
          </table:table-cell>
          <table:table-cell table:style-name="Table7.C4" office:value-type="string">
            <text:p text:style-name="P109">Int</text:p>
          </table:table-cell>
          <table:table-cell table:style-name="Table7.D4" office:value-type="string">
            <text:p text:style-name="P109">Números inteiros positivos</text:p>
          </table:table-cell>
          <table:table-cell table:style-name="Table7.E4" office:value-type="string">
            <text:list xml:id="list205631138676766" text:continue-numbering="true" text:style-name="L2">
              <text:list-item>
                <text:p text:style-name="P201">Chave prim<text:span text:style-name="T51">á</text:span>ria</text:p>
              </text:list-item>
              <text:list-item>
                <text:p text:style-name="P187">Chave estrangeira que faz referência ao atributo “<text:span text:style-name="T67">id</text:span>” na tabela <text:span text:style-name="T67">Hospede</text:span></text:p>
                <text:p text:style-name="P205"/>
              </text:list-item>
            </text:list>
          </table:table-cell>
        </table:table-row>
        <table:table-row>
          <table:table-cell table:style-name="Table7.A4" office:value-type="string">
            <text:p text:style-name="P17">idAcompanhante</text:p>
          </table:table-cell>
          <table:table-cell table:style-name="Table7.D4" office:value-type="string">
            <text:p text:style-name="P97">Atributo que representa o <text:span text:style-name="T67">id do a</text:span><text:span text:style-name="T70">companhante</text:span></text:p>
          </table:table-cell>
          <table:table-cell table:style-name="Table7.C4" office:value-type="string">
            <text:p text:style-name="P109">Int</text:p>
          </table:table-cell>
          <table:table-cell table:style-name="Table7.D4" office:value-type="string">
            <text:p text:style-name="P109">Números inteiros positivos</text:p>
          </table:table-cell>
          <table:table-cell table:style-name="Table7.E4" office:value-type="string">
            <text:list xml:id="list205630878170757" text:continue-numbering="true" text:style-name="L2">
              <text:list-item>
                <text:p text:style-name="P201">Chave prim<text:span text:style-name="T56">á</text:span>ria</text:p>
              </text:list-item>
              <text:list-item>
                <text:p text:style-name="P187">Chave estrangeira que faz referência ao atributo “<text:span text:style-name="T67">id</text:span>” na tabela <text:span text:style-name="T67">Hospede</text:span></text:p>
              </text:list-item>
            </text:list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2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B"/>
        <table:table-column table:style-name="Table14.E"/>
        <text:soft-page-break/>
        <table:table-row>
          <table:table-cell table:style-name="Table14.A1" table:number-columns-spanned="5" office:value-type="string">
            <text:p text:style-name="P145"/>
            <text:p text:style-name="P144"><text:span text:style-name="T73">BAR_TEM_PRODUTO</text:span>: <text:span text:style-name="T23">Relação que armazena os produtos consumidos no bar</text:span></text:p>
            <text:p text:style-name="P14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4.A4" office:value-type="string">
            <text:p text:style-name="P118">Atributo </text:p>
          </table:table-cell>
          <table:table-cell table:style-name="Table14.D4" office:value-type="string">
            <text:p text:style-name="P118">Descrição</text:p>
          </table:table-cell>
          <table:table-cell table:style-name="Table14.C4" office:value-type="string">
            <text:p text:style-name="P118">Tipo</text:p>
          </table:table-cell>
          <table:table-cell table:style-name="Table14.D4" office:value-type="string">
            <text:p text:style-name="P118">Domínio</text:p>
          </table:table-cell>
          <table:table-cell table:style-name="Table14.E4" office:value-type="string">
            <text:p text:style-name="P118">Restrição</text:p>
            <text:p text:style-name="P118"/>
          </table:table-cell>
        </table:table-row>
        <table:table-row>
          <table:table-cell table:style-name="Table14.A4" office:value-type="string">
            <text:p text:style-name="P161">idServExtraBar</text:p>
          </table:table-cell>
          <table:table-cell table:style-name="Table14.D4" office:value-type="string">
            <text:p text:style-name="P42">Atributo que representa <text:span text:style-name="T4">o ID do serviço extra </text:span></text:p>
          </table:table-cell>
          <table:table-cell table:style-name="Table14.C4" office:value-type="string">
            <text:p text:style-name="P98">Int</text:p>
          </table:table-cell>
          <table:table-cell table:style-name="Table14.D4" office:value-type="string">
            <text:p text:style-name="P53">N<text:span text:style-name="T19">ú</text:span>meros <text:span text:style-name="T19">inteiros</text:span> positivos</text:p>
          </table:table-cell>
          <table:table-cell table:style-name="Table14.E4" office:value-type="string">
            <text:list xml:id="list205631512402167" text:continue-numbering="true" text:style-name="L2">
              <text:list-item>
                <text:p text:style-name="P206">Chave estrangeira que faz referência ao atributo “idServExtra” na relação “<text:span text:style-name="T72">SERVICO_BAR_RESTAURANTE</text:span>”</text:p>
              </text:list-item>
              <text:list-item>
                <text:p text:style-name="P168">Chave Primaria</text:p>
              </text:list-item>
            </text:list>
          </table:table-cell>
        </table:table-row>
        <table:table-row>
          <table:table-cell table:style-name="Table14.A4" office:value-type="string">
            <text:p text:style-name="P18">codProduto</text:p>
          </table:table-cell>
          <table:table-cell table:style-name="Table14.D4" office:value-type="string">
            <text:p text:style-name="P99">Atributo que representa <text:span text:style-name="T74">o codigo do produto consumido</text:span></text:p>
          </table:table-cell>
          <table:table-cell table:style-name="Table14.C4" office:value-type="string">
            <text:p text:style-name="P110">Int</text:p>
          </table:table-cell>
          <table:table-cell table:style-name="Table14.D4" office:value-type="string">
            <text:p text:style-name="P110">Números inteiros e positivos</text:p>
          </table:table-cell>
          <table:table-cell table:style-name="Table14.E4" office:value-type="string">
            <text:list xml:id="list205630941066682" text:continue-numbering="true" text:style-name="L2">
              <text:list-item>
                <text:p text:style-name="P208">Chave Primária</text:p>
              </text:list-item>
              <text:list-item>
                <text:p text:style-name="P209">Chave estrangeira que faz referencia ao atributo “CODIGO” na <text:span text:style-name="T75">tabela</text:span> <text:s/>“PRODUTO”</text:p>
              </text:list-item>
            </text:list>
          </table:table-cell>
        </table:table-row>
      </table:table>
      <text:p text:style-name="P7"/>
      <text:p text:style-name="P12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B"/>
        <table:table-column table:style-name="Table15.E"/>
        <table:table-row>
          <table:table-cell table:style-name="Table15.A1" table:number-columns-spanned="5" office:value-type="string">
            <text:p text:style-name="P94"/>
            <text:p text:style-name="P146"><text:span text:style-name="T71">FRIGOBAR_TEM_PRODUTO</text:span> <text:span text:style-name="T23">Relação que armazena os produtos consumidos no frigobar</text:span></text:p>
            <text:p text:style-name="P9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5.A4" office:value-type="string">
            <text:p text:style-name="P118">Atributo </text:p>
            <text:p text:style-name="P118"/>
          </table:table-cell>
          <table:table-cell table:style-name="Table15.D4" office:value-type="string">
            <text:p text:style-name="P118">Descrição</text:p>
          </table:table-cell>
          <table:table-cell table:style-name="Table15.C4" office:value-type="string">
            <text:p text:style-name="P118">Tipo</text:p>
          </table:table-cell>
          <table:table-cell table:style-name="Table15.D4" office:value-type="string">
            <text:p text:style-name="P118">Domínio</text:p>
          </table:table-cell>
          <table:table-cell table:style-name="Table15.E4" office:value-type="string">
            <text:p text:style-name="P118">Restrição</text:p>
          </table:table-cell>
        </table:table-row>
        <table:table-row>
          <table:table-cell table:style-name="Table15.A4" office:value-type="string">
            <text:p text:style-name="P160">idServExtraFrigobar</text:p>
          </table:table-cell>
          <table:table-cell table:style-name="Table15.D4" office:value-type="string">
            <text:p text:style-name="P42">Atributo que representa <text:span text:style-name="T4">o ID do serviço extra frigobar</text:span></text:p>
          </table:table-cell>
          <table:table-cell table:style-name="Table15.C4" office:value-type="string">
            <text:p text:style-name="P100">Int</text:p>
          </table:table-cell>
          <table:table-cell table:style-name="Table15.D4" office:value-type="string">
            <text:p text:style-name="P53"><text:span text:style-name="T57">Nú</text:span>meros <text:span text:style-name="T57">inteiros</text:span> positivos</text:p>
          </table:table-cell>
          <table:table-cell table:style-name="Table15.E4" office:value-type="string">
            <text:list xml:id="list205630883721793" text:continue-numbering="true" text:style-name="L2">
              <text:list-item>
                <text:p text:style-name="P207">Chave estrangeira que faz referência ao atributo “idServExtra” na relação “<text:span text:style-name="T76">SERVICO_FRIGOBAR</text:span>”</text:p>
              </text:list-item>
              <text:list-item>
                <text:p text:style-name="P168">Chave Primaria</text:p>
              </text:list-item>
            </text:list>
          </table:table-cell>
        </table:table-row>
        <table:table-row>
          <table:table-cell table:style-name="Table15.A4" office:value-type="string">
            <text:p text:style-name="P18">codProduto</text:p>
          </table:table-cell>
          <table:table-cell table:style-name="Table15.D4" office:value-type="string">
            <text:p text:style-name="P99">Atributo que representa <text:span text:style-name="T74">o codigo do produto consumido</text:span></text:p>
          </table:table-cell>
          <table:table-cell table:style-name="Table15.C4" office:value-type="string">
            <text:p text:style-name="P110">Int</text:p>
          </table:table-cell>
          <table:table-cell table:style-name="Table15.D4" office:value-type="string">
            <text:p text:style-name="P110">Números inteiros e positivos</text:p>
          </table:table-cell>
          <table:table-cell table:style-name="Table15.E4" office:value-type="string">
            <text:list xml:id="list205632243382230" text:continue-numbering="true" text:style-name="L2">
              <text:list-item>
                <text:p text:style-name="P208">Chave Primária</text:p>
              </text:list-item>
              <text:list-item>
                <text:p text:style-name="P209">Chave estrangeira que faz referencia ao atributo “CODIGO” na <text:span text:style-name="T75">tabela</text:span> <text:s/>“PRODUTO”</text:p>
              </text:list-item>
            </text:list>
          </table:table-cell>
        </table:table-row>
      </table:table>
      <text:p text:style-name="P7"/>
      <text:p text:style-name="P12"><text:soft-page-break/>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9:04:16.559492551</meta:creation-date>
    <dc:date>2017-08-29T20:56:29.807426567</dc:date>
    <meta:editing-duration>PT10H46M8S</meta:editing-duration>
    <meta:editing-cycles>217</meta:editing-cycles>
    <meta:generator>LibreOffice/5.1.6.2$Linux_X86_64 LibreOffice_project/10m0$Build-2</meta:generator>
    <meta:document-statistic meta:table-count="17" meta:image-count="0" meta:object-count="0" meta:page-count="12" meta:paragraph-count="515" meta:word-count="1689" meta:character-count="10524" meta:non-whitespace-character-count="9388"/>
  </office:meta>
</office:document-meta>
</file>